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130ee"/>
    </style:style>
    <style:style style:name="P2" style:family="paragraph" style:parent-style-name="Text_20_body">
      <style:text-properties officeooo:paragraph-rsid="00fa443e"/>
    </style:style>
    <style:style style:name="P3" style:family="paragraph" style:parent-style-name="Text_20_body">
      <style:text-properties officeooo:paragraph-rsid="02070bcb"/>
    </style:style>
    <style:style style:name="P4" style:family="paragraph" style:parent-style-name="Text_20_body">
      <style:text-properties officeooo:paragraph-rsid="020c8c7c"/>
    </style:style>
    <style:style style:name="P5" style:family="paragraph" style:parent-style-name="Text_20_body">
      <style:text-properties officeooo:paragraph-rsid="020cf179"/>
    </style:style>
    <style:style style:name="P6" style:family="paragraph" style:parent-style-name="Text_20_body">
      <style:text-properties officeooo:rsid="020cf179" officeooo:paragraph-rsid="020ed8f8"/>
    </style:style>
    <style:style style:name="P7" style:family="paragraph" style:parent-style-name="Text_20_body">
      <style:text-properties officeooo:paragraph-rsid="021018cb"/>
    </style:style>
    <style:style style:name="P8" style:family="paragraph" style:parent-style-name="Text_20_body">
      <style:text-properties officeooo:rsid="021018cb" officeooo:paragraph-rsid="021018cb"/>
    </style:style>
    <style:style style:name="P9" style:family="paragraph" style:parent-style-name="Text_20_body">
      <style:text-properties officeooo:rsid="0210740c" officeooo:paragraph-rsid="0210740c"/>
    </style:style>
    <style:style style:name="P10" style:family="paragraph" style:parent-style-name="Text_20_body">
      <style:text-properties officeooo:paragraph-rsid="02124324"/>
    </style:style>
    <style:style style:name="P11" style:family="paragraph" style:parent-style-name="Text_20_body">
      <style:text-properties officeooo:paragraph-rsid="02130e9d"/>
    </style:style>
    <style:style style:name="P12" style:family="paragraph" style:parent-style-name="Text_20_body">
      <style:text-properties officeooo:paragraph-rsid="02167843"/>
    </style:style>
    <style:style style:name="P13" style:family="paragraph" style:parent-style-name="Text_20_body">
      <style:text-properties officeooo:paragraph-rsid="00fce0e1"/>
    </style:style>
    <style:style style:name="P14" style:family="paragraph" style:parent-style-name="Text_20_body">
      <style:text-properties officeooo:rsid="0217fdb9" officeooo:paragraph-rsid="0217fdb9"/>
    </style:style>
    <style:style style:name="P15" style:family="paragraph" style:parent-style-name="Text_20_body">
      <style:text-properties officeooo:paragraph-rsid="021a6d1c"/>
    </style:style>
    <style:style style:name="P16" style:family="paragraph" style:parent-style-name="Text_20_body">
      <style:text-properties officeooo:paragraph-rsid="021d8650"/>
    </style:style>
    <style:style style:name="P17" style:family="paragraph" style:parent-style-name="Text_20_body">
      <style:text-properties officeooo:paragraph-rsid="021fb822"/>
    </style:style>
    <style:style style:name="P18" style:family="paragraph" style:parent-style-name="Text_20_body">
      <style:text-properties officeooo:paragraph-rsid="0222fa0b"/>
    </style:style>
    <style:style style:name="P19" style:family="paragraph" style:parent-style-name="Text_20_body">
      <style:text-properties officeooo:rsid="02281fed" officeooo:paragraph-rsid="02281fed"/>
    </style:style>
    <style:style style:name="P20" style:family="paragraph" style:parent-style-name="Text_20_body">
      <style:text-properties officeooo:rsid="022958f9" officeooo:paragraph-rsid="022958f9"/>
    </style:style>
    <style:style style:name="P21" style:family="paragraph" style:parent-style-name="Text_20_body">
      <style:text-properties officeooo:rsid="022b4beb" officeooo:paragraph-rsid="022b4beb"/>
    </style:style>
    <style:style style:name="P22" style:family="paragraph" style:parent-style-name="Text_20_body">
      <style:text-properties officeooo:rsid="022b4beb" officeooo:paragraph-rsid="022be84c"/>
    </style:style>
    <style:style style:name="P23" style:family="paragraph" style:parent-style-name="Text_20_body">
      <style:text-properties officeooo:paragraph-rsid="022b4beb"/>
    </style:style>
    <style:style style:name="P24" style:family="paragraph" style:parent-style-name="Text_20_body">
      <style:text-properties officeooo:rsid="022be84c" officeooo:paragraph-rsid="022be84c"/>
    </style:style>
    <style:style style:name="P25" style:family="paragraph" style:parent-style-name="Text_20_body">
      <style:text-properties officeooo:rsid="022fe3c5" officeooo:paragraph-rsid="022fe3c5"/>
    </style:style>
    <style:style style:name="P26" style:family="paragraph" style:parent-style-name="Text_20_body">
      <style:text-properties officeooo:rsid="02130e9d" officeooo:paragraph-rsid="02130e9d"/>
    </style:style>
    <style:style style:name="P27" style:family="paragraph" style:parent-style-name="Text_20_body">
      <style:text-properties officeooo:rsid="021d8650" officeooo:paragraph-rsid="021d8650"/>
    </style:style>
    <style:style style:name="P28" style:family="paragraph" style:parent-style-name="Text_20_body">
      <style:text-properties officeooo:rsid="0222fa0b" officeooo:paragraph-rsid="0222fa0b"/>
    </style:style>
    <style:style style:name="P29" style:family="paragraph" style:parent-style-name="Text_20_body">
      <style:text-properties officeooo:rsid="022ba383" officeooo:paragraph-rsid="022be84c"/>
    </style:style>
    <style:style style:name="P30" style:family="paragraph" style:parent-style-name="Text_20_body">
      <style:text-properties officeooo:rsid="023d0e25" officeooo:paragraph-rsid="024319f0"/>
    </style:style>
    <style:style style:name="P31" style:family="paragraph" style:parent-style-name="Text_20_body">
      <style:text-properties officeooo:rsid="02436f7e" officeooo:paragraph-rsid="02436f7e"/>
    </style:style>
    <style:style style:name="P32" style:family="paragraph" style:parent-style-name="Text_20_body">
      <style:text-properties officeooo:rsid="0235e926" officeooo:paragraph-rsid="02436f7e"/>
    </style:style>
    <style:style style:name="P33" style:family="paragraph" style:parent-style-name="Text_20_body">
      <style:text-properties officeooo:rsid="02458477" officeooo:paragraph-rsid="02458477"/>
    </style:style>
    <style:style style:name="P34" style:family="paragraph" style:parent-style-name="Text_20_body">
      <style:text-properties officeooo:rsid="02458477" officeooo:paragraph-rsid="02496282"/>
    </style:style>
    <style:style style:name="P35" style:family="paragraph" style:parent-style-name="Text_20_body">
      <style:text-properties officeooo:rsid="0248e656" officeooo:paragraph-rsid="0248e656"/>
    </style:style>
    <style:style style:name="P36" style:family="paragraph" style:parent-style-name="Text_20_body">
      <style:text-properties officeooo:rsid="024ad51a" officeooo:paragraph-rsid="024ad51a"/>
    </style:style>
    <style:style style:name="P37" style:family="paragraph" style:parent-style-name="Text_20_body">
      <style:text-properties officeooo:paragraph-rsid="024ad51a"/>
    </style:style>
    <style:style style:name="P38" style:family="paragraph" style:parent-style-name="Text_20_body">
      <style:text-properties officeooo:paragraph-rsid="0254bc9e"/>
    </style:style>
    <style:style style:name="P39" style:family="paragraph" style:parent-style-name="Text_20_body">
      <style:text-properties officeooo:paragraph-rsid="025e7a6b"/>
    </style:style>
    <style:style style:name="P40" style:family="paragraph" style:parent-style-name="Text_20_body">
      <style:text-properties officeooo:paragraph-rsid="0260792d"/>
    </style:style>
    <style:style style:name="P41" style:family="paragraph" style:parent-style-name="Text_20_body">
      <style:text-properties officeooo:paragraph-rsid="02653b00"/>
    </style:style>
    <style:style style:name="P42" style:family="paragraph" style:parent-style-name="Text_20_body">
      <style:text-properties officeooo:rsid="02653b00" officeooo:paragraph-rsid="02680529"/>
    </style:style>
    <style:style style:name="P43" style:family="paragraph" style:parent-style-name="Text_20_body">
      <style:text-properties officeooo:paragraph-rsid="0269a7eb"/>
    </style:style>
    <style:style style:name="P44" style:family="paragraph" style:parent-style-name="Text_20_body">
      <style:text-properties officeooo:paragraph-rsid="026b58c5"/>
    </style:style>
    <style:style style:name="P45" style:family="paragraph" style:parent-style-name="Text_20_body">
      <style:text-properties officeooo:rsid="026d3674" officeooo:paragraph-rsid="026d3674"/>
    </style:style>
    <style:style style:name="P46" style:family="paragraph" style:parent-style-name="Text_20_body">
      <style:text-properties officeooo:rsid="026d3674" officeooo:paragraph-rsid="026f37bf"/>
    </style:style>
    <style:style style:name="P47" style:family="paragraph" style:parent-style-name="Text_20_body">
      <style:text-properties officeooo:paragraph-rsid="0271e5c0"/>
    </style:style>
    <style:style style:name="P48" style:family="paragraph" style:parent-style-name="Text_20_body">
      <style:text-properties officeooo:rsid="0271e5c0" officeooo:paragraph-rsid="0271e5c0"/>
    </style:style>
    <style:style style:name="P49" style:family="paragraph" style:parent-style-name="Text_20_body">
      <style:text-properties officeooo:paragraph-rsid="0276ee1f"/>
    </style:style>
    <style:style style:name="P50" style:family="paragraph" style:parent-style-name="Text_20_body">
      <style:text-properties officeooo:rsid="0276ee1f" officeooo:paragraph-rsid="0276ee1f"/>
    </style:style>
    <style:style style:name="P51" style:family="paragraph" style:parent-style-name="Text_20_body">
      <style:text-properties officeooo:paragraph-rsid="027d22ed"/>
    </style:style>
    <style:style style:name="P52" style:family="paragraph" style:parent-style-name="Text_20_body">
      <style:text-properties officeooo:paragraph-rsid="028167eb"/>
    </style:style>
    <style:style style:name="P53" style:family="paragraph" style:parent-style-name="Text_20_body">
      <style:text-properties officeooo:paragraph-rsid="0281d7ce"/>
    </style:style>
    <style:style style:name="P54" style:family="paragraph" style:parent-style-name="Text_20_body">
      <style:text-properties officeooo:paragraph-rsid="02828974"/>
    </style:style>
    <style:style style:name="P55" style:family="paragraph" style:parent-style-name="Text_20_body">
      <style:text-properties officeooo:rsid="02864eca" officeooo:paragraph-rsid="02864eca"/>
    </style:style>
    <style:style style:name="P56" style:family="paragraph" style:parent-style-name="Text_20_body">
      <style:text-properties officeooo:paragraph-rsid="02868208"/>
    </style:style>
    <style:style style:name="P57" style:family="paragraph" style:parent-style-name="Text_20_body">
      <style:text-properties officeooo:rsid="0286b62b" officeooo:paragraph-rsid="0286b62b"/>
    </style:style>
    <style:style style:name="P58" style:family="paragraph" style:parent-style-name="Text_20_body">
      <style:text-properties officeooo:paragraph-rsid="02886ba0"/>
    </style:style>
    <style:style style:name="P59" style:family="paragraph" style:parent-style-name="Text_20_body">
      <style:text-properties officeooo:paragraph-rsid="028a480f"/>
    </style:style>
    <style:style style:name="P60" style:family="paragraph" style:parent-style-name="Text_20_body">
      <style:text-properties officeooo:rsid="028fb85a" officeooo:paragraph-rsid="028fb85a"/>
    </style:style>
    <style:style style:name="P61" style:family="paragraph" style:parent-style-name="Text_20_body">
      <style:text-properties officeooo:rsid="02905a85" officeooo:paragraph-rsid="02905a85"/>
    </style:style>
    <style:style style:name="P62" style:family="paragraph" style:parent-style-name="Text_20_body">
      <style:text-properties officeooo:rsid="02905a85" officeooo:paragraph-rsid="029250b4"/>
    </style:style>
    <style:style style:name="P63" style:family="paragraph" style:parent-style-name="Text_20_body">
      <style:text-properties officeooo:rsid="02932808" officeooo:paragraph-rsid="02932808"/>
    </style:style>
    <style:style style:name="P64" style:family="paragraph" style:parent-style-name="Text_20_body">
      <style:text-properties officeooo:rsid="02932808" officeooo:paragraph-rsid="029d2da5"/>
    </style:style>
    <style:style style:name="P65" style:family="paragraph" style:parent-style-name="Text_20_body">
      <style:text-properties officeooo:rsid="02932808" officeooo:paragraph-rsid="029dde7b"/>
    </style:style>
    <style:style style:name="P66" style:family="paragraph" style:parent-style-name="Text_20_body">
      <style:text-properties officeooo:rsid="0297a495" officeooo:paragraph-rsid="0297a495"/>
    </style:style>
    <style:style style:name="P67" style:family="paragraph" style:parent-style-name="Text_20_body">
      <style:text-properties officeooo:rsid="0297a495" officeooo:paragraph-rsid="029eb5b8"/>
    </style:style>
    <style:style style:name="P68" style:family="paragraph" style:parent-style-name="Text_20_body">
      <style:text-properties officeooo:rsid="0297a495" officeooo:paragraph-rsid="029fc28f"/>
    </style:style>
    <style:style style:name="P69" style:family="paragraph" style:parent-style-name="Text_20_body">
      <style:text-properties officeooo:rsid="026f37bf" officeooo:paragraph-rsid="026f37bf"/>
    </style:style>
    <style:style style:name="P70" style:family="paragraph" style:parent-style-name="Text_20_body">
      <style:text-properties officeooo:rsid="02886ba0" officeooo:paragraph-rsid="02886ba0"/>
    </style:style>
    <style:style style:name="P71" style:family="paragraph" style:parent-style-name="Text_20_body">
      <style:text-properties officeooo:rsid="029250b4" officeooo:paragraph-rsid="029250b4"/>
    </style:style>
    <style:style style:name="P72" style:family="paragraph" style:parent-style-name="Text_20_body">
      <style:text-properties officeooo:rsid="029d2da5" officeooo:paragraph-rsid="029d2da5"/>
    </style:style>
    <style:style style:name="P73" style:family="paragraph" style:parent-style-name="Text_20_body">
      <style:text-properties officeooo:rsid="029dde7b" officeooo:paragraph-rsid="029dde7b"/>
    </style:style>
    <style:style style:name="P74" style:family="paragraph" style:parent-style-name="Text_20_body">
      <style:text-properties officeooo:rsid="02a1231f" officeooo:paragraph-rsid="02a1231f"/>
    </style:style>
    <style:style style:name="P75" style:family="paragraph" style:parent-style-name="Text_20_body">
      <style:text-properties officeooo:rsid="02a1231f" officeooo:paragraph-rsid="02a3bf3c"/>
    </style:style>
    <style:style style:name="P76" style:family="paragraph" style:parent-style-name="Text_20_body">
      <style:text-properties officeooo:rsid="02992087" officeooo:paragraph-rsid="02a3bf3c"/>
    </style:style>
    <style:style style:name="P77" style:family="paragraph" style:parent-style-name="Text_20_body">
      <style:text-properties officeooo:rsid="02a575f4" officeooo:paragraph-rsid="02a575f4"/>
    </style:style>
    <style:style style:name="P78" style:family="paragraph" style:parent-style-name="Text_20_body">
      <style:text-properties officeooo:rsid="02a6a027" officeooo:paragraph-rsid="02a6a027"/>
    </style:style>
    <style:style style:name="P79" style:family="paragraph" style:parent-style-name="Text_20_body">
      <style:text-properties officeooo:rsid="02a82368" officeooo:paragraph-rsid="02a82368"/>
    </style:style>
    <style:style style:name="P80" style:family="paragraph" style:parent-style-name="Text_20_body">
      <style:text-properties officeooo:rsid="02a82368" officeooo:paragraph-rsid="02b37dc8"/>
    </style:style>
    <style:style style:name="P81" style:family="paragraph" style:parent-style-name="Text_20_body">
      <style:text-properties officeooo:rsid="02b266c4" officeooo:paragraph-rsid="02b266c4"/>
    </style:style>
    <style:style style:name="P82" style:family="paragraph" style:parent-style-name="Text_20_body">
      <style:text-properties officeooo:rsid="02b37dc8" officeooo:paragraph-rsid="02b37dc8"/>
    </style:style>
    <style:style style:name="P83" style:family="paragraph" style:parent-style-name="Text_20_body">
      <style:text-properties officeooo:rsid="02b5cb5d" officeooo:paragraph-rsid="02b5cb5d"/>
    </style:style>
    <style:style style:name="P84" style:family="paragraph" style:parent-style-name="Text_20_body">
      <style:text-properties officeooo:paragraph-rsid="02b5cb5d"/>
    </style:style>
    <style:style style:name="P85" style:family="paragraph" style:parent-style-name="Text_20_body">
      <style:text-properties officeooo:paragraph-rsid="02b79859"/>
    </style:style>
    <style:style style:name="P86" style:family="paragraph" style:parent-style-name="Text_20_body">
      <style:text-properties officeooo:paragraph-rsid="02b94b99"/>
    </style:style>
    <style:style style:name="P87" style:family="paragraph" style:parent-style-name="Text_20_body">
      <style:text-properties officeooo:paragraph-rsid="02c272a6"/>
    </style:style>
    <style:style style:name="P88" style:family="paragraph" style:parent-style-name="Text_20_body">
      <style:text-properties officeooo:paragraph-rsid="02c53169"/>
    </style:style>
    <style:style style:name="P89" style:family="paragraph" style:parent-style-name="Text_20_body">
      <style:text-properties officeooo:paragraph-rsid="02c6195f"/>
    </style:style>
    <style:style style:name="P90" style:family="paragraph" style:parent-style-name="Text_20_body">
      <style:text-properties officeooo:paragraph-rsid="02c65ab5"/>
    </style:style>
    <style:style style:name="P91" style:family="paragraph" style:parent-style-name="Text_20_body">
      <style:text-properties officeooo:paragraph-rsid="02c6a0d1"/>
    </style:style>
    <style:style style:name="P92" style:family="paragraph" style:parent-style-name="Text_20_body">
      <style:text-properties officeooo:paragraph-rsid="02c87e8a"/>
    </style:style>
    <style:style style:name="P93" style:family="paragraph" style:parent-style-name="Text_20_body">
      <style:text-properties officeooo:rsid="02cc852a" officeooo:paragraph-rsid="02cc852a"/>
    </style:style>
    <style:style style:name="P94" style:family="paragraph" style:parent-style-name="Text_20_body">
      <style:text-properties officeooo:paragraph-rsid="02cc852a"/>
    </style:style>
    <style:style style:name="P95" style:family="paragraph" style:parent-style-name="Text_20_body">
      <style:text-properties officeooo:paragraph-rsid="02ce2ab3"/>
    </style:style>
    <style:style style:name="P96" style:family="paragraph" style:parent-style-name="Text_20_body">
      <style:text-properties officeooo:rsid="02ce81e9" officeooo:paragraph-rsid="02ce81e9"/>
    </style:style>
    <style:style style:name="P97" style:family="paragraph" style:parent-style-name="Text_20_body">
      <style:text-properties officeooo:rsid="02ce81e9" officeooo:paragraph-rsid="02d01ca4"/>
    </style:style>
    <style:style style:name="P98" style:family="paragraph" style:parent-style-name="Text_20_body">
      <style:text-properties officeooo:paragraph-rsid="02d16376"/>
    </style:style>
    <style:style style:name="P99" style:family="paragraph" style:parent-style-name="Text_20_body">
      <style:text-properties officeooo:rsid="02d16376" officeooo:paragraph-rsid="02d16376"/>
    </style:style>
    <style:style style:name="P100" style:family="paragraph" style:parent-style-name="Text_20_body">
      <style:text-properties officeooo:rsid="02d2280e" officeooo:paragraph-rsid="02d2280e"/>
    </style:style>
    <style:style style:name="P101" style:family="paragraph" style:parent-style-name="Text_20_body">
      <style:text-properties officeooo:rsid="02d41724" officeooo:paragraph-rsid="02d41724"/>
    </style:style>
    <style:style style:name="P102" style:family="paragraph" style:parent-style-name="Text_20_body">
      <style:text-properties officeooo:rsid="02d652e8" officeooo:paragraph-rsid="02d652e8"/>
    </style:style>
    <style:style style:name="P103" style:family="paragraph" style:parent-style-name="Text_20_body">
      <style:text-properties officeooo:rsid="02d652e8" officeooo:paragraph-rsid="02d80d35"/>
    </style:style>
    <style:style style:name="P104" style:family="paragraph" style:parent-style-name="Text_20_body">
      <style:text-properties officeooo:rsid="02d80d35" officeooo:paragraph-rsid="02d80d35"/>
    </style:style>
    <style:style style:name="P105" style:family="paragraph" style:parent-style-name="Text_20_body">
      <style:text-properties officeooo:rsid="02dc101d" officeooo:paragraph-rsid="02dc101d"/>
    </style:style>
    <style:style style:name="P106" style:family="paragraph" style:parent-style-name="Text_20_body">
      <style:text-properties officeooo:paragraph-rsid="02ddf05e"/>
    </style:style>
    <style:style style:name="P107" style:family="paragraph" style:parent-style-name="Text_20_body">
      <style:text-properties officeooo:rsid="02e06feb" officeooo:paragraph-rsid="02e06feb"/>
    </style:style>
    <style:style style:name="P108" style:family="paragraph" style:parent-style-name="Text_20_body">
      <style:text-properties officeooo:paragraph-rsid="02e0a39b"/>
    </style:style>
    <style:style style:name="P109" style:family="paragraph" style:parent-style-name="Text_20_body">
      <style:text-properties officeooo:rsid="02e384a7" officeooo:paragraph-rsid="02e384a7"/>
    </style:style>
    <style:style style:name="P110" style:family="paragraph" style:parent-style-name="Text_20_body">
      <style:text-properties officeooo:rsid="02e5c2db" officeooo:paragraph-rsid="02e5c2db"/>
    </style:style>
    <style:style style:name="P111" style:family="paragraph" style:parent-style-name="Text_20_body">
      <style:text-properties officeooo:rsid="02e5c2db" officeooo:paragraph-rsid="02e7bb8d"/>
    </style:style>
    <style:style style:name="P112" style:family="paragraph" style:parent-style-name="Text_20_body">
      <style:text-properties officeooo:paragraph-rsid="02e7bb8d"/>
    </style:style>
    <style:style style:name="P113" style:family="paragraph" style:parent-style-name="Text_20_body">
      <style:text-properties officeooo:paragraph-rsid="02e88fde"/>
    </style:style>
    <style:style style:name="P114" style:family="paragraph" style:parent-style-name="Text_20_body">
      <style:text-properties officeooo:rsid="02e8f467" officeooo:paragraph-rsid="02e8f467"/>
    </style:style>
    <style:style style:name="P115" style:family="paragraph" style:parent-style-name="Text_20_body">
      <style:text-properties officeooo:paragraph-rsid="02e8f467"/>
    </style:style>
    <style:style style:name="P116" style:family="paragraph" style:parent-style-name="Text_20_body">
      <style:text-properties officeooo:rsid="02ece577" officeooo:paragraph-rsid="02ece577"/>
    </style:style>
    <style:style style:name="P117" style:family="paragraph" style:parent-style-name="Text_20_body">
      <style:text-properties officeooo:rsid="02ed76b3" officeooo:paragraph-rsid="02ed76b3"/>
    </style:style>
    <style:style style:name="P118" style:family="paragraph" style:parent-style-name="Text_20_body">
      <style:text-properties officeooo:rsid="02c6195f" officeooo:paragraph-rsid="02c6195f"/>
    </style:style>
    <style:style style:name="P119" style:family="paragraph" style:parent-style-name="Text_20_body">
      <style:text-properties officeooo:rsid="02c87e8a" officeooo:paragraph-rsid="02c87e8a"/>
    </style:style>
    <style:style style:name="P120" style:family="paragraph" style:parent-style-name="Text_20_body">
      <style:text-properties officeooo:rsid="02e485bb" officeooo:paragraph-rsid="02e485bb"/>
    </style:style>
    <style:style style:name="P121" style:family="paragraph" style:parent-style-name="Text_20_body">
      <style:text-properties officeooo:rsid="02e7bb8d" officeooo:paragraph-rsid="02e7bb8d"/>
    </style:style>
    <style:style style:name="P122" style:family="paragraph" style:parent-style-name="Text_20_body">
      <style:text-properties officeooo:paragraph-rsid="02ef4ca2"/>
    </style:style>
    <style:style style:name="P123" style:family="paragraph" style:parent-style-name="Text_20_body">
      <style:text-properties officeooo:rsid="02ef4ca2" officeooo:paragraph-rsid="02ef4ca2"/>
    </style:style>
    <style:style style:name="P124" style:family="paragraph" style:parent-style-name="Text_20_body">
      <style:text-properties officeooo:paragraph-rsid="02f2331d"/>
    </style:style>
    <style:style style:name="P125" style:family="paragraph" style:parent-style-name="Text_20_body">
      <style:text-properties officeooo:paragraph-rsid="02f390e0"/>
    </style:style>
    <style:style style:name="P126" style:family="paragraph" style:parent-style-name="Text_20_body">
      <style:text-properties officeooo:paragraph-rsid="02f53793"/>
    </style:style>
    <style:style style:name="P127" style:family="paragraph" style:parent-style-name="Text_20_body">
      <style:text-properties officeooo:paragraph-rsid="02f90620"/>
    </style:style>
    <style:style style:name="P128" style:family="paragraph" style:parent-style-name="Text_20_body">
      <style:text-properties officeooo:paragraph-rsid="03027c2f"/>
    </style:style>
    <style:style style:name="P129" style:family="paragraph" style:parent-style-name="Text_20_body">
      <style:text-properties officeooo:paragraph-rsid="0303f615"/>
    </style:style>
    <style:style style:name="P130" style:family="paragraph" style:parent-style-name="Text_20_body">
      <style:text-properties officeooo:paragraph-rsid="030560a2"/>
    </style:style>
    <style:style style:name="P131" style:family="paragraph" style:parent-style-name="Text_20_body">
      <style:text-properties officeooo:rsid="030a98b5" officeooo:paragraph-rsid="030a98b5"/>
    </style:style>
    <style:style style:name="P132" style:family="paragraph" style:parent-style-name="Text_20_body">
      <style:text-properties officeooo:rsid="02f2331d" officeooo:paragraph-rsid="02f2331d"/>
    </style:style>
    <style:style style:name="P133" style:family="paragraph" style:parent-style-name="Text_20_body">
      <style:text-properties officeooo:paragraph-rsid="0310a8c1"/>
    </style:style>
    <style:style style:name="P134" style:family="paragraph" style:parent-style-name="Text_20_body">
      <style:text-properties officeooo:paragraph-rsid="031937fd"/>
    </style:style>
    <style:style style:name="P135" style:family="paragraph" style:parent-style-name="Text_20_body">
      <style:text-properties officeooo:paragraph-rsid="031d3365"/>
    </style:style>
    <style:style style:name="P136" style:family="paragraph" style:parent-style-name="Text_20_body">
      <style:text-properties officeooo:rsid="0320a73e" officeooo:paragraph-rsid="0320a73e"/>
    </style:style>
    <style:style style:name="P137" style:family="paragraph" style:parent-style-name="Text_20_body">
      <style:text-properties officeooo:rsid="0321210e" officeooo:paragraph-rsid="032249c1"/>
    </style:style>
    <style:style style:name="P138" style:family="paragraph" style:parent-style-name="Text_20_body">
      <style:text-properties officeooo:rsid="032249c1" officeooo:paragraph-rsid="032249c1"/>
    </style:style>
    <style:style style:name="P139" style:family="paragraph" style:parent-style-name="Text_20_body">
      <style:text-properties officeooo:rsid="0323e828" officeooo:paragraph-rsid="0323e828"/>
    </style:style>
    <style:style style:name="P140" style:family="paragraph" style:parent-style-name="Text_20_body">
      <style:text-properties officeooo:rsid="0323e828" officeooo:paragraph-rsid="033e7a89"/>
    </style:style>
    <style:style style:name="P141" style:family="paragraph" style:parent-style-name="Text_20_body">
      <style:text-properties officeooo:rsid="0323e828" officeooo:paragraph-rsid="033f9b07"/>
    </style:style>
    <style:style style:name="P142" style:family="paragraph" style:parent-style-name="Text_20_body">
      <style:text-properties officeooo:rsid="0323e828" officeooo:paragraph-rsid="034102be"/>
    </style:style>
    <style:style style:name="P143" style:family="paragraph" style:parent-style-name="Text_20_body">
      <style:text-properties officeooo:rsid="0323e828" officeooo:paragraph-rsid="03421654"/>
    </style:style>
    <style:style style:name="P144" style:family="paragraph" style:parent-style-name="Text_20_body">
      <style:text-properties officeooo:rsid="03244c60" officeooo:paragraph-rsid="03244c60"/>
    </style:style>
    <style:style style:name="P145" style:family="paragraph" style:parent-style-name="Text_20_body">
      <style:text-properties officeooo:rsid="03244c60" officeooo:paragraph-rsid="03429434"/>
    </style:style>
    <style:style style:name="P146" style:family="paragraph" style:parent-style-name="Text_20_body">
      <style:text-properties officeooo:rsid="03244c60" officeooo:paragraph-rsid="03431b4f"/>
    </style:style>
    <style:style style:name="P147" style:family="paragraph" style:parent-style-name="Text_20_body">
      <style:text-properties officeooo:rsid="03244c60" officeooo:paragraph-rsid="0343bf8b"/>
    </style:style>
    <style:style style:name="P148" style:family="paragraph" style:parent-style-name="Text_20_body">
      <style:text-properties officeooo:rsid="03244c60" officeooo:paragraph-rsid="0344f851"/>
    </style:style>
    <style:style style:name="P149" style:family="paragraph" style:parent-style-name="Text_20_body">
      <style:text-properties officeooo:rsid="03244c60" officeooo:paragraph-rsid="0346f5ab"/>
    </style:style>
    <style:style style:name="P150" style:family="paragraph" style:parent-style-name="Text_20_body">
      <style:text-properties officeooo:rsid="03244c60" officeooo:paragraph-rsid="03481cdc"/>
    </style:style>
    <style:style style:name="P151" style:family="paragraph" style:parent-style-name="Text_20_body">
      <style:text-properties officeooo:paragraph-rsid="0325f07a"/>
    </style:style>
    <style:style style:name="P152" style:family="paragraph" style:parent-style-name="Text_20_body">
      <style:text-properties officeooo:rsid="0325f07a" officeooo:paragraph-rsid="034821a7"/>
    </style:style>
    <style:style style:name="P153" style:family="paragraph" style:parent-style-name="Text_20_body">
      <style:text-properties officeooo:rsid="0325f07a" officeooo:paragraph-rsid="03487fe1"/>
    </style:style>
    <style:style style:name="P154" style:family="paragraph" style:parent-style-name="Text_20_body">
      <style:text-properties officeooo:paragraph-rsid="0327199b"/>
    </style:style>
    <style:style style:name="P155" style:family="paragraph" style:parent-style-name="Text_20_body">
      <style:text-properties officeooo:rsid="0327199b" officeooo:paragraph-rsid="0327199b"/>
    </style:style>
    <style:style style:name="P156" style:family="paragraph" style:parent-style-name="Text_20_body">
      <style:text-properties officeooo:paragraph-rsid="032a82c6"/>
    </style:style>
    <style:style style:name="P157" style:family="paragraph" style:parent-style-name="Text_20_body">
      <style:text-properties officeooo:rsid="0332a102" officeooo:paragraph-rsid="03346ed9"/>
    </style:style>
    <style:style style:name="P158" style:family="paragraph" style:parent-style-name="Text_20_body">
      <style:text-properties officeooo:paragraph-rsid="03332c0d"/>
    </style:style>
    <style:style style:name="P159" style:family="paragraph" style:parent-style-name="Text_20_body">
      <style:text-properties officeooo:rsid="0334612b" officeooo:paragraph-rsid="0334612b"/>
    </style:style>
    <style:style style:name="P160" style:family="paragraph" style:parent-style-name="Text_20_body">
      <style:text-properties officeooo:rsid="03346ed9" officeooo:paragraph-rsid="03346ed9"/>
    </style:style>
    <style:style style:name="P161" style:family="paragraph" style:parent-style-name="Text_20_body">
      <style:text-properties officeooo:paragraph-rsid="03346ed9"/>
    </style:style>
    <style:style style:name="P162" style:family="paragraph" style:parent-style-name="Text_20_body">
      <style:text-properties officeooo:rsid="0334ad47" officeooo:paragraph-rsid="0334ad47"/>
    </style:style>
    <style:style style:name="P163" style:family="paragraph" style:parent-style-name="Text_20_body">
      <style:text-properties officeooo:paragraph-rsid="0334ad47"/>
    </style:style>
    <style:style style:name="P164" style:family="paragraph" style:parent-style-name="Text_20_body">
      <style:text-properties officeooo:paragraph-rsid="03351233"/>
    </style:style>
    <style:style style:name="P165" style:family="paragraph" style:parent-style-name="Text_20_body">
      <style:text-properties officeooo:paragraph-rsid="03351c0c"/>
    </style:style>
    <style:style style:name="P166" style:family="paragraph" style:parent-style-name="Text_20_body">
      <style:text-properties officeooo:paragraph-rsid="03396704"/>
    </style:style>
    <style:style style:name="P167" style:family="paragraph" style:parent-style-name="Text_20_body">
      <style:text-properties officeooo:paragraph-rsid="033adb6e"/>
    </style:style>
    <style:style style:name="P168" style:family="paragraph" style:parent-style-name="Text_20_body">
      <style:text-properties officeooo:paragraph-rsid="033b40da"/>
    </style:style>
    <style:style style:name="P169" style:family="paragraph" style:parent-style-name="Text_20_body">
      <style:text-properties officeooo:rsid="033d6d2f" officeooo:paragraph-rsid="033d6d2f"/>
    </style:style>
    <style:style style:name="P170" style:family="paragraph" style:parent-style-name="Text_20_body">
      <style:text-properties officeooo:paragraph-rsid="033d6d2f"/>
    </style:style>
    <style:style style:name="P171" style:family="paragraph" style:parent-style-name="Text_20_body">
      <style:text-properties officeooo:paragraph-rsid="033e7a89"/>
    </style:style>
    <style:style style:name="P172" style:family="paragraph" style:parent-style-name="Text_20_body">
      <style:text-properties officeooo:paragraph-rsid="03489e78"/>
    </style:style>
    <style:style style:name="P173" style:family="paragraph" style:parent-style-name="Text_20_body">
      <style:text-properties officeooo:paragraph-rsid="03496b76"/>
    </style:style>
    <style:style style:name="P174" style:family="paragraph" style:parent-style-name="Text_20_body">
      <style:text-properties officeooo:paragraph-rsid="034ab0ca"/>
    </style:style>
    <style:style style:name="P175" style:family="paragraph" style:parent-style-name="Text_20_body">
      <style:text-properties officeooo:rsid="034ab0ca" officeooo:paragraph-rsid="034ab0ca"/>
    </style:style>
    <style:style style:name="P176" style:family="paragraph" style:parent-style-name="Text_20_body">
      <style:text-properties officeooo:paragraph-rsid="034c152e"/>
    </style:style>
    <style:style style:name="P177" style:family="paragraph" style:parent-style-name="Text_20_body">
      <style:text-properties officeooo:rsid="034db7de" officeooo:paragraph-rsid="034db7de"/>
    </style:style>
    <style:style style:name="P178" style:family="paragraph" style:parent-style-name="Text_20_body">
      <style:text-properties officeooo:rsid="034e46e4" officeooo:paragraph-rsid="034e46e4"/>
    </style:style>
    <style:style style:name="P179" style:family="paragraph" style:parent-style-name="Text_20_body">
      <style:text-properties officeooo:paragraph-rsid="034e46e4"/>
    </style:style>
    <style:style style:name="P180" style:family="paragraph" style:parent-style-name="Text_20_body">
      <style:text-properties officeooo:paragraph-rsid="0350e5fb"/>
    </style:style>
    <style:style style:name="P181" style:family="paragraph" style:parent-style-name="Text_20_body">
      <style:text-properties officeooo:rsid="031d3365" officeooo:paragraph-rsid="031d3365"/>
    </style:style>
    <style:style style:name="P182" style:family="paragraph" style:parent-style-name="Text_20_body">
      <style:text-properties officeooo:rsid="03332c0d" officeooo:paragraph-rsid="03332c0d"/>
    </style:style>
    <style:style style:name="P183" style:family="paragraph" style:parent-style-name="Text_20_body">
      <style:text-properties officeooo:rsid="03351233" officeooo:paragraph-rsid="03351233"/>
    </style:style>
    <style:style style:name="P184" style:family="paragraph" style:parent-style-name="Text_20_body">
      <style:text-properties officeooo:rsid="033adb6e" officeooo:paragraph-rsid="033adb6e"/>
    </style:style>
    <style:style style:name="P185" style:family="paragraph" style:parent-style-name="Text_20_body">
      <style:text-properties officeooo:rsid="033b40da" officeooo:paragraph-rsid="033b40da"/>
    </style:style>
    <style:style style:name="P186" style:family="paragraph" style:parent-style-name="Text_20_body">
      <style:text-properties officeooo:rsid="034c152e" officeooo:paragraph-rsid="034c152e"/>
    </style:style>
    <style:style style:name="P187" style:family="paragraph" style:parent-style-name="Text_20_body">
      <style:text-properties officeooo:rsid="0352efd2" officeooo:paragraph-rsid="03541d98"/>
    </style:style>
    <style:style style:name="P188" style:family="paragraph" style:parent-style-name="Text_20_body">
      <style:text-properties officeooo:paragraph-rsid="0352efd2"/>
    </style:style>
    <style:style style:name="P189" style:family="paragraph" style:parent-style-name="Text_20_body">
      <style:text-properties officeooo:rsid="03541d98" officeooo:paragraph-rsid="035573df"/>
    </style:style>
    <style:style style:name="P190" style:family="paragraph" style:parent-style-name="Text_20_body">
      <style:text-properties officeooo:paragraph-rsid="035573df"/>
    </style:style>
    <style:style style:name="P191" style:family="paragraph" style:parent-style-name="Text_20_body">
      <style:text-properties officeooo:rsid="03573f0e" officeooo:paragraph-rsid="03573f0e"/>
    </style:style>
    <style:style style:name="P192" style:family="paragraph" style:parent-style-name="Text_20_body">
      <style:text-properties officeooo:paragraph-rsid="03573f0e"/>
    </style:style>
    <style:style style:name="P193" style:family="paragraph" style:parent-style-name="Text_20_body">
      <style:text-properties officeooo:rsid="03591d23" officeooo:paragraph-rsid="03591d23"/>
    </style:style>
    <style:style style:name="P194" style:family="paragraph" style:parent-style-name="Text_20_body">
      <style:text-properties officeooo:paragraph-rsid="03591d23"/>
    </style:style>
    <style:style style:name="P195" style:family="paragraph" style:parent-style-name="Text_20_body">
      <style:text-properties officeooo:paragraph-rsid="035b05f8"/>
    </style:style>
    <style:style style:name="P196" style:family="paragraph" style:parent-style-name="Text_20_body">
      <style:text-properties officeooo:paragraph-rsid="035dcc53"/>
    </style:style>
    <style:style style:name="P197" style:family="paragraph" style:parent-style-name="Text_20_body">
      <style:text-properties officeooo:paragraph-rsid="035eaf3f"/>
    </style:style>
    <style:style style:name="P198" style:family="paragraph" style:parent-style-name="Text_20_body">
      <style:text-properties officeooo:paragraph-rsid="035ee30c"/>
    </style:style>
    <style:style style:name="P199" style:family="paragraph" style:parent-style-name="Text_20_body">
      <style:text-properties officeooo:paragraph-rsid="03609ee8"/>
    </style:style>
    <style:style style:name="P200" style:family="paragraph" style:parent-style-name="Text_20_body">
      <style:text-properties officeooo:rsid="03609ee8" officeooo:paragraph-rsid="03609ee8"/>
    </style:style>
    <style:style style:name="P201" style:family="paragraph" style:parent-style-name="Text_20_body">
      <style:text-properties officeooo:paragraph-rsid="0361b3a4"/>
    </style:style>
    <style:style style:name="P202" style:family="paragraph" style:parent-style-name="Text_20_body">
      <style:text-properties officeooo:rsid="0361b3a4" officeooo:paragraph-rsid="036a24bb"/>
    </style:style>
    <style:style style:name="P203" style:family="paragraph" style:parent-style-name="Text_20_body">
      <style:text-properties officeooo:rsid="0361b3a4" officeooo:paragraph-rsid="036c699e"/>
    </style:style>
    <style:style style:name="P204" style:family="paragraph" style:parent-style-name="Text_20_body">
      <style:text-properties officeooo:rsid="036e0014" officeooo:paragraph-rsid="03780193"/>
    </style:style>
    <style:style style:name="P205" style:family="paragraph" style:parent-style-name="Text_20_body">
      <style:text-properties officeooo:rsid="0376bb0b" officeooo:paragraph-rsid="03780193"/>
    </style:style>
    <style:style style:name="P206" style:family="paragraph" style:parent-style-name="Text_20_body">
      <style:text-properties officeooo:rsid="037940ae" officeooo:paragraph-rsid="037ba1b4"/>
    </style:style>
    <style:style style:name="P207" style:family="paragraph" style:parent-style-name="Text_20_body">
      <style:text-properties officeooo:rsid="037ba1b4" officeooo:paragraph-rsid="037ba1b4"/>
    </style:style>
    <style:style style:name="P208" style:family="paragraph" style:parent-style-name="Text_20_body">
      <style:text-properties officeooo:rsid="037d59bf" officeooo:paragraph-rsid="037f33fb"/>
    </style:style>
    <style:style style:name="P209" style:family="paragraph" style:parent-style-name="Text_20_body">
      <style:text-properties officeooo:rsid="0380de2d" officeooo:paragraph-rsid="0380de2d"/>
    </style:style>
    <style:style style:name="P210" style:family="paragraph" style:parent-style-name="Text_20_body">
      <style:text-properties officeooo:rsid="038403d7" officeooo:paragraph-rsid="038403d7"/>
    </style:style>
    <style:style style:name="P211" style:family="paragraph" style:parent-style-name="Text_20_body">
      <style:text-properties officeooo:paragraph-rsid="038403d7"/>
    </style:style>
    <style:style style:name="P212" style:family="paragraph" style:parent-style-name="Text_20_body">
      <style:text-properties officeooo:paragraph-rsid="038558b0"/>
    </style:style>
    <style:style style:name="P213" style:family="paragraph" style:parent-style-name="Text_20_body">
      <style:text-properties officeooo:rsid="0386d54c" officeooo:paragraph-rsid="0386d54c"/>
    </style:style>
    <style:style style:name="P214" style:family="paragraph" style:parent-style-name="Text_20_body">
      <style:text-properties officeooo:paragraph-rsid="0386d54c"/>
    </style:style>
    <style:style style:name="P215" style:family="paragraph" style:parent-style-name="Text_20_body">
      <style:text-properties officeooo:paragraph-rsid="038746ad"/>
    </style:style>
    <style:style style:name="P216" style:family="paragraph" style:parent-style-name="Text_20_body">
      <style:text-properties officeooo:paragraph-rsid="0388ea5d"/>
    </style:style>
    <style:style style:name="P217" style:family="paragraph" style:parent-style-name="Text_20_body">
      <style:text-properties officeooo:rsid="0388ea5d" officeooo:paragraph-rsid="0388ea5d"/>
    </style:style>
    <style:style style:name="P218" style:family="paragraph" style:parent-style-name="Text_20_body">
      <style:text-properties officeooo:rsid="03899ecc" officeooo:paragraph-rsid="03899ecc"/>
    </style:style>
    <style:style style:name="P219" style:family="paragraph" style:parent-style-name="Text_20_body">
      <style:text-properties officeooo:rsid="03899ecc" officeooo:paragraph-rsid="038bdeaa"/>
    </style:style>
    <style:style style:name="P220" style:family="paragraph" style:parent-style-name="Text_20_body">
      <style:text-properties officeooo:rsid="038cf8dd" officeooo:paragraph-rsid="038cf8dd"/>
    </style:style>
    <style:style style:name="P221" style:family="paragraph" style:parent-style-name="Text_20_body">
      <style:text-properties officeooo:paragraph-rsid="038cf8dd"/>
    </style:style>
    <style:style style:name="P222" style:family="paragraph" style:parent-style-name="Text_20_body">
      <style:text-properties officeooo:paragraph-rsid="038d01b5"/>
    </style:style>
    <style:style style:name="P223" style:family="paragraph" style:parent-style-name="Text_20_body">
      <style:text-properties officeooo:paragraph-rsid="038e6534"/>
    </style:style>
    <style:style style:name="P224" style:family="paragraph" style:parent-style-name="Text_20_body">
      <style:text-properties officeooo:paragraph-rsid="0391d383"/>
    </style:style>
    <style:style style:name="P225" style:family="paragraph" style:parent-style-name="Text_20_body">
      <style:text-properties officeooo:rsid="03939949" officeooo:paragraph-rsid="03939949"/>
    </style:style>
    <style:style style:name="P226" style:family="paragraph" style:parent-style-name="Text_20_body">
      <style:text-properties officeooo:rsid="03939949" officeooo:paragraph-rsid="039411cc"/>
    </style:style>
    <style:style style:name="P227" style:family="paragraph" style:parent-style-name="Text_20_body">
      <style:text-properties officeooo:rsid="039411cc" officeooo:paragraph-rsid="0395e2db"/>
    </style:style>
    <style:style style:name="P228" style:family="paragraph" style:parent-style-name="Text_20_body">
      <style:text-properties officeooo:rsid="0395e2db" officeooo:paragraph-rsid="0395e2db"/>
    </style:style>
    <style:style style:name="P229" style:family="paragraph" style:parent-style-name="Text_20_body">
      <style:text-properties officeooo:rsid="0395e2db" officeooo:paragraph-rsid="03970297"/>
    </style:style>
    <style:style style:name="P230" style:family="paragraph" style:parent-style-name="Text_20_body">
      <style:text-properties officeooo:rsid="03970297" officeooo:paragraph-rsid="03970297"/>
    </style:style>
    <style:style style:name="P231" style:family="paragraph" style:parent-style-name="Text_20_body">
      <style:text-properties officeooo:paragraph-rsid="03978116"/>
    </style:style>
    <style:style style:name="P232" style:family="paragraph" style:parent-style-name="Text_20_body">
      <style:text-properties officeooo:rsid="03987f37" officeooo:paragraph-rsid="03987f37"/>
    </style:style>
    <style:style style:name="P233" style:family="paragraph" style:parent-style-name="Text_20_body">
      <style:text-properties officeooo:rsid="03987f37" officeooo:paragraph-rsid="039badb2"/>
    </style:style>
    <style:style style:name="P234" style:family="paragraph" style:parent-style-name="Text_20_body">
      <style:text-properties officeooo:paragraph-rsid="03987f37"/>
    </style:style>
    <style:style style:name="P235" style:family="paragraph" style:parent-style-name="Text_20_body">
      <style:text-properties officeooo:rsid="039badb2" officeooo:paragraph-rsid="039badb2"/>
    </style:style>
    <style:style style:name="P236" style:family="paragraph" style:parent-style-name="Text_20_body">
      <style:text-properties officeooo:rsid="039badb2" officeooo:paragraph-rsid="039d8d21"/>
    </style:style>
    <style:style style:name="P237" style:family="paragraph" style:parent-style-name="Text_20_body">
      <style:text-properties officeooo:rsid="039d8d21" officeooo:paragraph-rsid="039d8d21"/>
    </style:style>
    <style:style style:name="P238" style:family="paragraph" style:parent-style-name="Text_20_body">
      <style:text-properties officeooo:rsid="039d8d21" officeooo:paragraph-rsid="039f2b57"/>
    </style:style>
    <style:style style:name="P239" style:family="paragraph" style:parent-style-name="Text_20_body">
      <style:text-properties officeooo:rsid="039f2b57" officeooo:paragraph-rsid="039f2b57"/>
    </style:style>
    <style:style style:name="P240" style:family="paragraph" style:parent-style-name="Text_20_body">
      <style:text-properties officeooo:rsid="039fa8d2" officeooo:paragraph-rsid="039fa8d2"/>
    </style:style>
    <style:style style:name="P241" style:family="paragraph" style:parent-style-name="Text_20_body">
      <style:text-properties officeooo:rsid="039ff1e6" officeooo:paragraph-rsid="039ff1e6"/>
    </style:style>
    <style:style style:name="P242" style:family="paragraph" style:parent-style-name="Text_20_body">
      <style:text-properties officeooo:rsid="03a032b4" officeooo:paragraph-rsid="03a032b4"/>
    </style:style>
    <style:style style:name="P243" style:family="paragraph" style:parent-style-name="Text_20_body">
      <style:text-properties officeooo:rsid="03a032b4" officeooo:paragraph-rsid="03a0ccfa"/>
    </style:style>
    <style:style style:name="P244" style:family="paragraph" style:parent-style-name="Text_20_body">
      <style:text-properties officeooo:rsid="03a032b4" officeooo:paragraph-rsid="03a223b5"/>
    </style:style>
    <style:style style:name="P245" style:family="paragraph" style:parent-style-name="Text_20_body">
      <style:text-properties officeooo:rsid="03a34862" officeooo:paragraph-rsid="03a34862"/>
    </style:style>
    <style:style style:name="P246" style:family="paragraph" style:parent-style-name="Text_20_body">
      <style:text-properties officeooo:rsid="03a34862" officeooo:paragraph-rsid="03bf72f5"/>
    </style:style>
    <style:style style:name="P247" style:family="paragraph" style:parent-style-name="Text_20_body">
      <style:text-properties officeooo:rsid="038d01b5" officeooo:paragraph-rsid="038d01b5"/>
    </style:style>
    <style:style style:name="P248" style:family="paragraph" style:parent-style-name="Text_20_body">
      <style:text-properties officeooo:rsid="03ab5aa5" officeooo:paragraph-rsid="03ab5aa5"/>
    </style:style>
    <style:style style:name="P249" style:family="paragraph" style:parent-style-name="Text_20_body">
      <style:text-properties officeooo:rsid="03ab5aa5" officeooo:paragraph-rsid="03b2ed41"/>
    </style:style>
    <style:style style:name="P250" style:family="paragraph" style:parent-style-name="Text_20_body">
      <style:text-properties officeooo:rsid="03ab5aa5" officeooo:paragraph-rsid="03bf72f5"/>
    </style:style>
    <style:style style:name="P251" style:family="paragraph" style:parent-style-name="Text_20_body">
      <style:text-properties officeooo:rsid="03b2ed41" officeooo:paragraph-rsid="03b2ed41"/>
    </style:style>
    <style:style style:name="P252" style:family="paragraph" style:parent-style-name="Text_20_body">
      <style:text-properties officeooo:rsid="03b2ed41" officeooo:paragraph-rsid="041b5747"/>
    </style:style>
    <style:style style:name="P253" style:family="paragraph" style:parent-style-name="Text_20_body">
      <style:text-properties officeooo:rsid="03b5f331" officeooo:paragraph-rsid="03b5f331"/>
    </style:style>
    <style:style style:name="P254" style:family="paragraph" style:parent-style-name="Text_20_body">
      <style:text-properties officeooo:rsid="03b5f331" officeooo:paragraph-rsid="041b5747"/>
    </style:style>
    <style:style style:name="P255" style:family="paragraph" style:parent-style-name="Text_20_body">
      <style:text-properties officeooo:rsid="03b5f331" officeooo:paragraph-rsid="041c9d77"/>
    </style:style>
    <style:style style:name="P256" style:family="paragraph" style:parent-style-name="Text_20_body">
      <style:text-properties officeooo:rsid="03b79f04" officeooo:paragraph-rsid="03b7fb33"/>
    </style:style>
    <style:style style:name="P257" style:family="paragraph" style:parent-style-name="Text_20_body">
      <style:text-properties officeooo:rsid="03b79f04" officeooo:paragraph-rsid="03b9de6b"/>
    </style:style>
    <style:style style:name="P258" style:family="paragraph" style:parent-style-name="Text_20_body">
      <style:text-properties officeooo:rsid="03b79f04" officeooo:paragraph-rsid="03b79f04"/>
    </style:style>
    <style:style style:name="P259" style:family="paragraph" style:parent-style-name="Text_20_body">
      <style:text-properties officeooo:rsid="03b79f04" officeooo:paragraph-rsid="04185838"/>
    </style:style>
    <style:style style:name="P260" style:family="paragraph" style:parent-style-name="Text_20_body">
      <style:text-properties officeooo:rsid="03b79f04" officeooo:paragraph-rsid="041e9a68"/>
    </style:style>
    <style:style style:name="P261" style:family="paragraph" style:parent-style-name="Text_20_body">
      <style:text-properties officeooo:rsid="03b79f04" officeooo:paragraph-rsid="0420f1cf"/>
    </style:style>
    <style:style style:name="P262" style:family="paragraph" style:parent-style-name="Text_20_body">
      <style:text-properties officeooo:rsid="03b9de6b" officeooo:paragraph-rsid="03b9de6b"/>
    </style:style>
    <style:style style:name="P263" style:family="paragraph" style:parent-style-name="Text_20_body">
      <style:text-properties officeooo:paragraph-rsid="03baceb3"/>
    </style:style>
    <style:style style:name="P264" style:family="paragraph" style:parent-style-name="Text_20_body">
      <style:text-properties officeooo:rsid="03baf1ef" officeooo:paragraph-rsid="03baf1ef"/>
    </style:style>
    <style:style style:name="P265" style:family="paragraph" style:parent-style-name="Text_20_body">
      <style:text-properties officeooo:rsid="03baf1ef" officeooo:paragraph-rsid="03d0587e"/>
    </style:style>
    <style:style style:name="P266" style:family="paragraph" style:parent-style-name="Text_20_body">
      <style:text-properties officeooo:rsid="03bc6631" officeooo:paragraph-rsid="03bc6631"/>
    </style:style>
    <style:style style:name="P267" style:family="paragraph" style:parent-style-name="Text_20_body">
      <style:text-properties officeooo:rsid="03be1ada" officeooo:paragraph-rsid="03be1ada"/>
    </style:style>
    <style:style style:name="P268" style:family="paragraph" style:parent-style-name="Text_20_body">
      <style:text-properties officeooo:rsid="03bf72f5" officeooo:paragraph-rsid="03bf72f5"/>
    </style:style>
    <style:style style:name="P269" style:family="paragraph" style:parent-style-name="Text_20_body">
      <style:text-properties officeooo:rsid="03c069d2" officeooo:paragraph-rsid="03c069d2"/>
    </style:style>
    <style:style style:name="P270" style:family="paragraph" style:parent-style-name="Text_20_body">
      <style:text-properties officeooo:rsid="03c069d2" officeooo:paragraph-rsid="03cfe2bb"/>
    </style:style>
    <style:style style:name="P271" style:family="paragraph" style:parent-style-name="Text_20_body">
      <style:text-properties officeooo:rsid="03a223b5" officeooo:paragraph-rsid="03be1ada"/>
    </style:style>
    <style:style style:name="P272" style:family="paragraph" style:parent-style-name="Text_20_body">
      <style:text-properties officeooo:paragraph-rsid="0319e0f8"/>
    </style:style>
    <style:style style:name="P273" style:family="paragraph" style:parent-style-name="Text_20_body">
      <style:text-properties officeooo:paragraph-rsid="031c65e7"/>
    </style:style>
    <style:style style:name="P274" style:family="paragraph" style:parent-style-name="Text_20_body">
      <style:text-properties officeooo:paragraph-rsid="03cc4c27"/>
    </style:style>
    <style:style style:name="P275" style:family="paragraph" style:parent-style-name="Text_20_body">
      <style:text-properties officeooo:rsid="03d0587e" officeooo:paragraph-rsid="03d0587e"/>
    </style:style>
    <style:style style:name="P276" style:family="paragraph" style:parent-style-name="Text_20_body">
      <style:text-properties officeooo:rsid="03d16e01" officeooo:paragraph-rsid="03d16e01"/>
    </style:style>
    <style:style style:name="P277" style:family="paragraph" style:parent-style-name="Text_20_body">
      <style:text-properties officeooo:rsid="03d16e01" officeooo:paragraph-rsid="03d3275e"/>
    </style:style>
    <style:style style:name="P278" style:family="paragraph" style:parent-style-name="Text_20_body">
      <style:text-properties officeooo:rsid="03d16e01" officeooo:paragraph-rsid="03d5e250"/>
    </style:style>
    <style:style style:name="P279" style:family="paragraph" style:parent-style-name="Text_20_body">
      <style:text-properties officeooo:rsid="03d16e01" officeooo:paragraph-rsid="03e07c34"/>
    </style:style>
    <style:style style:name="P280" style:family="paragraph" style:parent-style-name="Text_20_body">
      <style:text-properties officeooo:rsid="03d16e01" officeooo:paragraph-rsid="03e286db"/>
    </style:style>
    <style:style style:name="P281" style:family="paragraph" style:parent-style-name="Text_20_body">
      <style:text-properties officeooo:rsid="03d5e250" officeooo:paragraph-rsid="03d5e250"/>
    </style:style>
    <style:style style:name="P282" style:family="paragraph" style:parent-style-name="Text_20_body">
      <style:text-properties officeooo:rsid="03d5e250" officeooo:paragraph-rsid="03e07c34"/>
    </style:style>
    <style:style style:name="P283" style:family="paragraph" style:parent-style-name="Text_20_body">
      <style:text-properties officeooo:rsid="03da9bff" officeooo:paragraph-rsid="03e07c34"/>
    </style:style>
    <style:style style:name="P284" style:family="paragraph" style:parent-style-name="Text_20_body">
      <style:text-properties officeooo:rsid="03da9bff" officeooo:paragraph-rsid="03e16442"/>
    </style:style>
    <style:style style:name="P285" style:family="paragraph" style:parent-style-name="Text_20_body">
      <style:text-properties officeooo:rsid="03dc49fc" officeooo:paragraph-rsid="03e286db"/>
    </style:style>
    <style:style style:name="P286" style:family="paragraph" style:parent-style-name="Text_20_body">
      <style:text-properties officeooo:rsid="03dc49fc" officeooo:paragraph-rsid="03e336a2"/>
    </style:style>
    <style:style style:name="P287" style:family="paragraph" style:parent-style-name="Text_20_body">
      <style:text-properties officeooo:rsid="03e16442" officeooo:paragraph-rsid="03e16442"/>
    </style:style>
    <style:style style:name="P288" style:family="paragraph" style:parent-style-name="Text_20_body">
      <style:text-properties officeooo:rsid="03e336a2" officeooo:paragraph-rsid="03e336a2"/>
    </style:style>
    <style:style style:name="P289" style:family="paragraph" style:parent-style-name="Text_20_body">
      <style:text-properties officeooo:rsid="03e52429" officeooo:paragraph-rsid="03e66816"/>
    </style:style>
    <style:style style:name="P290" style:family="paragraph" style:parent-style-name="Text_20_body">
      <style:text-properties officeooo:rsid="03e52429" officeooo:paragraph-rsid="03e9f051"/>
    </style:style>
    <style:style style:name="P291" style:family="paragraph" style:parent-style-name="Text_20_body">
      <style:text-properties officeooo:rsid="03e52429" officeooo:paragraph-rsid="03ebec0d"/>
    </style:style>
    <style:style style:name="P292" style:family="paragraph" style:parent-style-name="Text_20_body">
      <style:text-properties officeooo:rsid="03ebec0d" officeooo:paragraph-rsid="03ebec0d"/>
    </style:style>
    <style:style style:name="P293" style:family="paragraph" style:parent-style-name="Text_20_body">
      <style:text-properties officeooo:rsid="03ebec0d" officeooo:paragraph-rsid="03ec0aff"/>
    </style:style>
    <style:style style:name="P294" style:family="paragraph" style:parent-style-name="Text_20_body">
      <style:text-properties officeooo:rsid="03ec0aff" officeooo:paragraph-rsid="03ec0aff"/>
    </style:style>
    <style:style style:name="P295" style:family="paragraph" style:parent-style-name="Text_20_body">
      <style:text-properties officeooo:rsid="03ec0aff" officeooo:paragraph-rsid="03ec8c17"/>
    </style:style>
    <style:style style:name="P296" style:family="paragraph" style:parent-style-name="Text_20_body">
      <style:text-properties officeooo:rsid="03ec8c17" officeooo:paragraph-rsid="03ec8c17"/>
    </style:style>
    <style:style style:name="P297" style:family="paragraph" style:parent-style-name="Text_20_body">
      <style:text-properties officeooo:rsid="03ec8c17" officeooo:paragraph-rsid="03ecba6b"/>
    </style:style>
    <style:style style:name="P298" style:family="paragraph" style:parent-style-name="Text_20_body">
      <style:text-properties officeooo:rsid="03ec9f9a" officeooo:paragraph-rsid="03ec9f9a"/>
    </style:style>
    <style:style style:name="P299" style:family="paragraph" style:parent-style-name="Text_20_body">
      <style:text-properties officeooo:rsid="03ec9f9a" officeooo:paragraph-rsid="03ecba6b"/>
    </style:style>
    <style:style style:name="P300" style:family="paragraph" style:parent-style-name="Text_20_body">
      <style:text-properties officeooo:rsid="03ec9f9a" officeooo:paragraph-rsid="03ee9a8b"/>
    </style:style>
    <style:style style:name="P301" style:family="paragraph" style:parent-style-name="Text_20_body">
      <style:text-properties officeooo:paragraph-rsid="03ec9f9a"/>
    </style:style>
    <style:style style:name="P302" style:family="paragraph" style:parent-style-name="Text_20_body">
      <style:text-properties officeooo:rsid="03ecba6b" officeooo:paragraph-rsid="03ecba6b"/>
    </style:style>
    <style:style style:name="P303" style:family="paragraph" style:parent-style-name="Text_20_body">
      <style:text-properties officeooo:rsid="03ee9a8b" officeooo:paragraph-rsid="03ee9a8b"/>
    </style:style>
    <style:style style:name="P304" style:family="paragraph" style:parent-style-name="Text_20_body">
      <style:text-properties officeooo:rsid="03ee9a8b" officeooo:paragraph-rsid="03f05972"/>
    </style:style>
    <style:style style:name="P305" style:family="paragraph" style:parent-style-name="Text_20_body">
      <style:text-properties officeooo:rsid="03f05972" officeooo:paragraph-rsid="03f05972"/>
    </style:style>
    <style:style style:name="P306" style:family="paragraph" style:parent-style-name="Text_20_body">
      <style:text-properties officeooo:rsid="03f1742a" officeooo:paragraph-rsid="03f1742a"/>
    </style:style>
    <style:style style:name="P307" style:family="paragraph" style:parent-style-name="Text_20_body">
      <style:text-properties officeooo:rsid="03f1b6b6" officeooo:paragraph-rsid="03f1b6b6"/>
    </style:style>
    <style:style style:name="P308" style:family="paragraph" style:parent-style-name="Text_20_body">
      <style:text-properties officeooo:rsid="03f1b6b6" officeooo:paragraph-rsid="03f1bd01"/>
    </style:style>
    <style:style style:name="P309" style:family="paragraph" style:parent-style-name="Text_20_body">
      <style:text-properties officeooo:rsid="03f1bd01" officeooo:paragraph-rsid="03f1bd01"/>
    </style:style>
    <style:style style:name="P310" style:family="paragraph" style:parent-style-name="Text_20_body">
      <style:text-properties officeooo:rsid="03f1bd01" officeooo:paragraph-rsid="03f4d8fd"/>
    </style:style>
    <style:style style:name="P311" style:family="paragraph" style:parent-style-name="Text_20_body">
      <style:text-properties officeooo:paragraph-rsid="03f674c1"/>
    </style:style>
    <style:style style:name="P312" style:family="paragraph" style:parent-style-name="Text_20_body">
      <style:text-properties officeooo:rsid="03fccf87" officeooo:paragraph-rsid="03fccf87"/>
    </style:style>
    <style:style style:name="P313" style:family="paragraph" style:parent-style-name="Text_20_body">
      <style:text-properties officeooo:rsid="03fccf87" officeooo:paragraph-rsid="03fe1a9f"/>
    </style:style>
    <style:style style:name="P314" style:family="paragraph" style:parent-style-name="Text_20_body">
      <style:text-properties officeooo:paragraph-rsid="03fe1a9f"/>
    </style:style>
    <style:style style:name="P315" style:family="paragraph" style:parent-style-name="Text_20_body">
      <style:text-properties officeooo:rsid="03f674c1" officeooo:paragraph-rsid="03f674c1"/>
    </style:style>
    <style:style style:name="P316" style:family="paragraph" style:parent-style-name="Text_20_body">
      <style:text-properties officeooo:rsid="03f674c1" officeooo:paragraph-rsid="0403d4bb"/>
    </style:style>
    <style:style style:name="P317" style:family="paragraph" style:parent-style-name="Text_20_body">
      <style:text-properties officeooo:rsid="0403d4bb" officeooo:paragraph-rsid="0403d4bb"/>
    </style:style>
    <style:style style:name="P318" style:family="paragraph" style:parent-style-name="Text_20_body">
      <style:text-properties officeooo:rsid="040743d6" officeooo:paragraph-rsid="040743d6"/>
    </style:style>
    <style:style style:name="P319" style:family="paragraph" style:parent-style-name="Text_20_body">
      <style:text-properties officeooo:rsid="04097f1b" officeooo:paragraph-rsid="04097f1b"/>
    </style:style>
    <style:style style:name="P320" style:family="paragraph" style:parent-style-name="Text_20_body">
      <style:text-properties officeooo:rsid="04097f1b" officeooo:paragraph-rsid="0409c81c"/>
    </style:style>
    <style:style style:name="P321" style:family="paragraph" style:parent-style-name="Text_20_body">
      <style:text-properties officeooo:rsid="04097f1b" officeooo:paragraph-rsid="040c7394"/>
    </style:style>
    <style:style style:name="P322" style:family="paragraph" style:parent-style-name="Text_20_body">
      <style:text-properties officeooo:rsid="041314c7" officeooo:paragraph-rsid="041314c7"/>
    </style:style>
    <style:style style:name="P323" style:family="paragraph" style:parent-style-name="Text_20_body">
      <style:text-properties officeooo:rsid="04132fbe" officeooo:paragraph-rsid="04132fbe"/>
    </style:style>
    <style:style style:name="P324" style:family="paragraph" style:parent-style-name="Text_20_body">
      <style:text-properties officeooo:rsid="04144340" officeooo:paragraph-rsid="04144340"/>
    </style:style>
    <style:style style:name="P325" style:family="paragraph" style:parent-style-name="Text_20_body">
      <style:text-properties officeooo:rsid="04144340" officeooo:paragraph-rsid="0415c6d1"/>
    </style:style>
    <style:style style:name="P326" style:family="paragraph" style:parent-style-name="Text_20_body">
      <style:text-properties officeooo:rsid="04144340" officeooo:paragraph-rsid="0417426e"/>
    </style:style>
    <style:style style:name="P327" style:family="paragraph" style:parent-style-name="Text_20_body">
      <style:text-properties officeooo:rsid="0417426e" officeooo:paragraph-rsid="0417426e"/>
    </style:style>
    <style:style style:name="P328" style:family="paragraph" style:parent-style-name="Text_20_body">
      <style:text-properties officeooo:rsid="0417ea00" officeooo:paragraph-rsid="0417ea00"/>
    </style:style>
    <style:style style:name="P329" style:family="paragraph" style:parent-style-name="Text_20_body">
      <style:text-properties officeooo:rsid="0417ea00" officeooo:paragraph-rsid="04264cb8"/>
    </style:style>
    <style:style style:name="P330" style:family="paragraph" style:parent-style-name="Text_20_body">
      <style:text-properties officeooo:rsid="0417ea00" officeooo:paragraph-rsid="042ad919"/>
    </style:style>
    <style:style style:name="P331" style:family="paragraph" style:parent-style-name="Text_20_body">
      <style:text-properties officeooo:rsid="04185838" officeooo:paragraph-rsid="04185838"/>
    </style:style>
    <style:style style:name="P332" style:family="paragraph" style:parent-style-name="Text_20_body">
      <style:text-properties officeooo:rsid="041b5747" officeooo:paragraph-rsid="041b5747"/>
    </style:style>
    <style:style style:name="P333" style:family="paragraph" style:parent-style-name="Text_20_body">
      <style:text-properties officeooo:rsid="0420f1cf" officeooo:paragraph-rsid="0420f1cf"/>
    </style:style>
    <style:style style:name="P334" style:family="paragraph" style:parent-style-name="Text_20_body">
      <style:text-properties officeooo:rsid="0420f1cf" officeooo:paragraph-rsid="0422d51b"/>
    </style:style>
    <style:style style:name="P335" style:family="paragraph" style:parent-style-name="Text_20_body">
      <style:text-properties officeooo:rsid="0420f1cf" officeooo:paragraph-rsid="042481fb"/>
    </style:style>
    <style:style style:name="P336" style:family="paragraph" style:parent-style-name="Text_20_body">
      <style:text-properties officeooo:rsid="042481fb" officeooo:paragraph-rsid="042481fb"/>
    </style:style>
    <style:style style:name="P337" style:family="paragraph" style:parent-style-name="Text_20_body">
      <style:text-properties officeooo:rsid="0424c594" officeooo:paragraph-rsid="0424c594"/>
    </style:style>
    <style:style style:name="P338" style:family="paragraph" style:parent-style-name="Text_20_body">
      <style:text-properties officeooo:rsid="04264cb8" officeooo:paragraph-rsid="04264cb8"/>
    </style:style>
    <style:style style:name="P339" style:family="paragraph" style:parent-style-name="Text_20_body">
      <style:text-properties officeooo:rsid="04264cb8" officeooo:paragraph-rsid="04284a56"/>
    </style:style>
    <style:style style:name="P340" style:family="paragraph" style:parent-style-name="Text_20_body">
      <style:text-properties officeooo:rsid="04284a56" officeooo:paragraph-rsid="04284a56"/>
    </style:style>
    <style:style style:name="P341" style:family="paragraph" style:parent-style-name="Text_20_body">
      <style:text-properties officeooo:rsid="04284a56" officeooo:paragraph-rsid="0429f2cc"/>
    </style:style>
    <style:style style:name="P342" style:family="paragraph" style:parent-style-name="Text_20_body">
      <style:text-properties officeooo:paragraph-rsid="04285799"/>
    </style:style>
    <style:style style:name="P343" style:family="paragraph" style:parent-style-name="Text_20_body">
      <style:text-properties officeooo:rsid="0429f2cc" officeooo:paragraph-rsid="0429f2cc"/>
    </style:style>
    <style:style style:name="P344" style:family="paragraph" style:parent-style-name="Text_20_body">
      <style:text-properties officeooo:rsid="042ad919" officeooo:paragraph-rsid="042ad919"/>
    </style:style>
    <style:style style:name="P345" style:family="paragraph" style:parent-style-name="Heading_20_1">
      <style:text-properties officeooo:paragraph-rsid="000130ee"/>
    </style:style>
    <style:style style:name="P346" style:family="paragraph" style:parent-style-name="Text_20_body">
      <style:text-properties officeooo:rsid="04185838" officeooo:paragraph-rsid="04185838"/>
    </style:style>
    <style:style style:name="P347" style:family="paragraph" style:parent-style-name="Text_20_body">
      <style:text-properties officeooo:rsid="042481fb" officeooo:paragraph-rsid="042481fb"/>
    </style:style>
    <style:style style:name="P348" style:family="paragraph" style:parent-style-name="Text_20_body">
      <style:text-properties officeooo:rsid="0417426e" officeooo:paragraph-rsid="0417426e"/>
    </style:style>
    <style:style style:name="P349" style:family="paragraph" style:parent-style-name="Text_20_body">
      <style:text-properties officeooo:rsid="042ad919" officeooo:paragraph-rsid="042ad919"/>
    </style:style>
    <style:style style:name="P350" style:family="paragraph" style:parent-style-name="Text_20_body">
      <style:text-properties officeooo:rsid="042f1a67" officeooo:paragraph-rsid="042f1a67"/>
    </style:style>
    <style:style style:name="P351" style:family="paragraph" style:parent-style-name="Text_20_body">
      <style:text-properties officeooo:rsid="0430228e" officeooo:paragraph-rsid="0430228e"/>
    </style:style>
    <style:style style:name="P352" style:family="paragraph" style:parent-style-name="Text_20_body">
      <style:text-properties officeooo:rsid="0430228e" officeooo:paragraph-rsid="0430a03b"/>
    </style:style>
    <style:style style:name="P353" style:family="paragraph" style:parent-style-name="Text_20_body">
      <style:text-properties officeooo:rsid="0417ea00" officeooo:paragraph-rsid="0430a03b"/>
    </style:style>
    <style:style style:name="T1" style:family="text">
      <style:text-properties officeooo:rsid="00fa443e"/>
    </style:style>
    <style:style style:name="T2" style:family="text">
      <style:text-properties officeooo:rsid="00fb43ea"/>
    </style:style>
    <style:style style:name="T3" style:family="text">
      <style:text-properties officeooo:rsid="00fce0e1"/>
    </style:style>
    <style:style style:name="T4" style:family="text">
      <style:text-properties officeooo:rsid="00fee849"/>
    </style:style>
    <style:style style:name="T5" style:family="text">
      <style:text-properties officeooo:rsid="00ff202d"/>
    </style:style>
    <style:style style:name="T6" style:family="text">
      <style:text-properties officeooo:rsid="01011fc1"/>
    </style:style>
    <style:style style:name="T7" style:family="text">
      <style:text-properties officeooo:rsid="010b8b76"/>
    </style:style>
    <style:style style:name="T8" style:family="text">
      <style:text-properties officeooo:rsid="010cdf48"/>
    </style:style>
    <style:style style:name="T9" style:family="text">
      <style:text-properties officeooo:rsid="010dc183"/>
    </style:style>
    <style:style style:name="T10" style:family="text">
      <style:text-properties officeooo:rsid="010fba0c"/>
    </style:style>
    <style:style style:name="T11" style:family="text">
      <style:text-properties officeooo:rsid="01105cf3"/>
    </style:style>
    <style:style style:name="T12" style:family="text">
      <style:text-properties officeooo:rsid="01fe7b75"/>
    </style:style>
    <style:style style:name="T13" style:family="text">
      <style:text-properties officeooo:rsid="02015b32"/>
    </style:style>
    <style:style style:name="T14" style:family="text">
      <style:text-properties officeooo:rsid="02028f5a"/>
    </style:style>
    <style:style style:name="T15" style:family="text">
      <style:text-properties officeooo:rsid="0204893b"/>
    </style:style>
    <style:style style:name="T16" style:family="text">
      <style:text-properties officeooo:rsid="02052a79"/>
    </style:style>
    <style:style style:name="T17" style:family="text">
      <style:text-properties officeooo:rsid="02063ccd"/>
    </style:style>
    <style:style style:name="T18" style:family="text">
      <style:text-properties officeooo:rsid="0206779a"/>
    </style:style>
    <style:style style:name="T19" style:family="text">
      <style:text-properties officeooo:rsid="02070bcb"/>
    </style:style>
    <style:style style:name="T20" style:family="text">
      <style:text-properties officeooo:rsid="02092e7f"/>
    </style:style>
    <style:style style:name="T21" style:family="text">
      <style:text-properties officeooo:rsid="020b2ea4"/>
    </style:style>
    <style:style style:name="T22" style:family="text">
      <style:text-properties officeooo:rsid="020c1598"/>
    </style:style>
    <style:style style:name="T23" style:family="text">
      <style:text-properties officeooo:rsid="020c8c7c"/>
    </style:style>
    <style:style style:name="T24" style:family="text">
      <style:text-properties officeooo:rsid="020cf179"/>
    </style:style>
    <style:style style:name="T25" style:family="text">
      <style:text-properties officeooo:rsid="020ed8f8"/>
    </style:style>
    <style:style style:name="T26" style:family="text">
      <style:text-properties officeooo:rsid="021018cb"/>
    </style:style>
    <style:style style:name="T27" style:family="text">
      <style:text-properties officeooo:rsid="02102b7e"/>
    </style:style>
    <style:style style:name="T28" style:family="text">
      <style:text-properties officeooo:rsid="0210740c"/>
    </style:style>
    <style:style style:name="T29" style:family="text">
      <style:text-properties officeooo:rsid="0211e7a2"/>
    </style:style>
    <style:style style:name="T30" style:family="text">
      <style:text-properties officeooo:rsid="02124324"/>
    </style:style>
    <style:style style:name="T31" style:family="text">
      <style:text-properties officeooo:rsid="02130e9d"/>
    </style:style>
    <style:style style:name="T32" style:family="text">
      <style:text-properties officeooo:rsid="02167843"/>
    </style:style>
    <style:style style:name="T33" style:family="text">
      <style:text-properties officeooo:rsid="0217fdb9"/>
    </style:style>
    <style:style style:name="T34" style:family="text">
      <style:text-properties officeooo:rsid="02197cb0"/>
    </style:style>
    <style:style style:name="T35" style:family="text">
      <style:text-properties officeooo:rsid="021a6d1c"/>
    </style:style>
    <style:style style:name="T36" style:family="text">
      <style:text-properties officeooo:rsid="021d8650"/>
    </style:style>
    <style:style style:name="T37" style:family="text">
      <style:text-properties officeooo:rsid="021dd6ae"/>
    </style:style>
    <style:style style:name="T38" style:family="text">
      <style:text-properties officeooo:rsid="021fb822"/>
    </style:style>
    <style:style style:name="T39" style:family="text">
      <style:text-properties officeooo:rsid="02214617"/>
    </style:style>
    <style:style style:name="T40" style:family="text">
      <style:text-properties officeooo:rsid="0222fa0b"/>
    </style:style>
    <style:style style:name="T41" style:family="text">
      <style:text-properties officeooo:rsid="02232eb4"/>
    </style:style>
    <style:style style:name="T42" style:family="text">
      <style:text-properties officeooo:rsid="0223aa1f"/>
    </style:style>
    <style:style style:name="T43" style:family="text">
      <style:text-properties officeooo:rsid="02250c06"/>
    </style:style>
    <style:style style:name="T44" style:family="text">
      <style:text-properties officeooo:rsid="022958f9"/>
    </style:style>
    <style:style style:name="T45" style:family="text">
      <style:text-properties officeooo:rsid="022aa81d"/>
    </style:style>
    <style:style style:name="T46" style:family="text">
      <style:text-properties officeooo:rsid="022b4beb"/>
    </style:style>
    <style:style style:name="T47" style:family="text">
      <style:text-properties officeooo:rsid="022ba383"/>
    </style:style>
    <style:style style:name="T48" style:family="text">
      <style:text-properties officeooo:rsid="022be84c"/>
    </style:style>
    <style:style style:name="T49" style:family="text">
      <style:text-properties officeooo:rsid="022d14f4"/>
    </style:style>
    <style:style style:name="T50" style:family="text">
      <style:text-properties officeooo:rsid="022ef7f3"/>
    </style:style>
    <style:style style:name="T51" style:family="text">
      <style:text-properties officeooo:rsid="022ffb98"/>
    </style:style>
    <style:style style:name="T52" style:family="text">
      <style:text-properties officeooo:rsid="02311bd0"/>
    </style:style>
    <style:style style:name="T53" style:family="text">
      <style:text-properties officeooo:rsid="0234f0e4"/>
    </style:style>
    <style:style style:name="T54" style:family="text">
      <style:text-properties officeooo:rsid="0237e0f3"/>
    </style:style>
    <style:style style:name="T55" style:family="text">
      <style:text-properties officeooo:rsid="02390d3f"/>
    </style:style>
    <style:style style:name="T56" style:family="text">
      <style:text-properties officeooo:rsid="023f06c5"/>
    </style:style>
    <style:style style:name="T57" style:family="text">
      <style:text-properties officeooo:rsid="02406e03"/>
    </style:style>
    <style:style style:name="T58" style:family="text">
      <style:text-properties officeooo:rsid="024319f0"/>
    </style:style>
    <style:style style:name="T59" style:family="text">
      <style:text-properties officeooo:rsid="02451480"/>
    </style:style>
    <style:style style:name="T60" style:family="text">
      <style:text-properties officeooo:rsid="02458477"/>
    </style:style>
    <style:style style:name="T61" style:family="text">
      <style:text-properties officeooo:rsid="0246ff5d"/>
    </style:style>
    <style:style style:name="T62" style:family="text">
      <style:text-properties officeooo:rsid="0248e656"/>
    </style:style>
    <style:style style:name="T63" style:family="text">
      <style:text-properties officeooo:rsid="02496282"/>
    </style:style>
    <style:style style:name="T64" style:family="text">
      <style:text-properties officeooo:rsid="024ad51a"/>
    </style:style>
    <style:style style:name="T65" style:family="text">
      <style:text-properties officeooo:rsid="024e7513"/>
    </style:style>
    <style:style style:name="T66" style:family="text">
      <style:text-properties officeooo:rsid="024ee2fe"/>
    </style:style>
    <style:style style:name="T67" style:family="text">
      <style:text-properties officeooo:rsid="0251dc78"/>
    </style:style>
    <style:style style:name="T68" style:family="text">
      <style:text-properties officeooo:rsid="02583364"/>
    </style:style>
    <style:style style:name="T69" style:family="text">
      <style:text-properties officeooo:rsid="0259c623"/>
    </style:style>
    <style:style style:name="T70" style:family="text">
      <style:text-properties officeooo:rsid="025e7a6b"/>
    </style:style>
    <style:style style:name="T71" style:family="text">
      <style:text-properties officeooo:rsid="02620a80"/>
    </style:style>
    <style:style style:name="T72" style:family="text">
      <style:text-properties officeooo:rsid="02653b00"/>
    </style:style>
    <style:style style:name="T73" style:family="text">
      <style:text-properties officeooo:rsid="0266b1ba"/>
    </style:style>
    <style:style style:name="T74" style:family="text">
      <style:text-properties officeooo:rsid="02680529"/>
    </style:style>
    <style:style style:name="T75" style:family="text">
      <style:text-properties officeooo:rsid="0269a7eb"/>
    </style:style>
    <style:style style:name="T76" style:family="text">
      <style:text-properties officeooo:rsid="026b58c5"/>
    </style:style>
    <style:style style:name="T77" style:family="text">
      <style:text-properties officeooo:rsid="026d3674"/>
    </style:style>
    <style:style style:name="T78" style:family="text">
      <style:text-properties officeooo:rsid="026e0c14"/>
    </style:style>
    <style:style style:name="T79" style:family="text">
      <style:text-properties officeooo:rsid="026f37bf"/>
    </style:style>
    <style:style style:name="T80" style:family="text">
      <style:text-properties officeooo:rsid="0271e5c0"/>
    </style:style>
    <style:style style:name="T81" style:family="text">
      <style:text-properties officeooo:rsid="0272f854"/>
    </style:style>
    <style:style style:name="T82" style:family="text">
      <style:text-properties officeooo:rsid="0272fbcf"/>
    </style:style>
    <style:style style:name="T83" style:family="text">
      <style:text-properties officeooo:rsid="0275bc54"/>
    </style:style>
    <style:style style:name="T84" style:family="text">
      <style:text-properties officeooo:rsid="0276ee1f"/>
    </style:style>
    <style:style style:name="T85" style:family="text">
      <style:text-properties officeooo:rsid="027a95cc"/>
    </style:style>
    <style:style style:name="T86" style:family="text">
      <style:text-properties officeooo:rsid="027b4aae"/>
    </style:style>
    <style:style style:name="T87" style:family="text">
      <style:text-properties officeooo:rsid="027d22ed"/>
    </style:style>
    <style:style style:name="T88" style:family="text">
      <style:text-properties officeooo:rsid="027e942d"/>
    </style:style>
    <style:style style:name="T89" style:family="text">
      <style:text-properties officeooo:rsid="028167eb"/>
    </style:style>
    <style:style style:name="T90" style:family="text">
      <style:text-properties officeooo:rsid="0281d7ce"/>
    </style:style>
    <style:style style:name="T91" style:family="text">
      <style:text-properties officeooo:rsid="02828974"/>
    </style:style>
    <style:style style:name="T92" style:family="text">
      <style:text-properties officeooo:rsid="02842871"/>
    </style:style>
    <style:style style:name="T93" style:family="text">
      <style:text-properties officeooo:rsid="02864eca"/>
    </style:style>
    <style:style style:name="T94" style:family="text">
      <style:text-properties officeooo:rsid="02868208"/>
    </style:style>
    <style:style style:name="T95" style:family="text">
      <style:text-properties officeooo:rsid="0286b62b"/>
    </style:style>
    <style:style style:name="T96" style:family="text">
      <style:text-properties officeooo:rsid="0286b9e7"/>
    </style:style>
    <style:style style:name="T97" style:family="text">
      <style:text-properties officeooo:rsid="02886ba0"/>
    </style:style>
    <style:style style:name="T98" style:family="text">
      <style:text-properties officeooo:rsid="028a480f"/>
    </style:style>
    <style:style style:name="T99" style:family="text">
      <style:text-properties officeooo:rsid="028acb63"/>
    </style:style>
    <style:style style:name="T100" style:family="text">
      <style:text-properties officeooo:rsid="028dd613"/>
    </style:style>
    <style:style style:name="T101" style:family="text">
      <style:text-properties officeooo:rsid="028fb85a"/>
    </style:style>
    <style:style style:name="T102" style:family="text">
      <style:text-properties officeooo:rsid="02905a85"/>
    </style:style>
    <style:style style:name="T103" style:family="text">
      <style:text-properties officeooo:rsid="029250b4"/>
    </style:style>
    <style:style style:name="T104" style:family="text">
      <style:text-properties officeooo:rsid="02935bf5"/>
    </style:style>
    <style:style style:name="T105" style:family="text">
      <style:text-properties officeooo:rsid="0293e55e"/>
    </style:style>
    <style:style style:name="T106" style:family="text">
      <style:text-properties officeooo:rsid="02967397"/>
    </style:style>
    <style:style style:name="T107" style:family="text">
      <style:text-properties officeooo:rsid="0297a495"/>
    </style:style>
    <style:style style:name="T108" style:family="text">
      <style:text-properties officeooo:rsid="0298f813"/>
    </style:style>
    <style:style style:name="T109" style:family="text">
      <style:text-properties officeooo:rsid="029a824c"/>
    </style:style>
    <style:style style:name="T110" style:family="text">
      <style:text-properties officeooo:rsid="029bfc3e"/>
    </style:style>
    <style:style style:name="T111" style:family="text">
      <style:text-properties officeooo:rsid="029d2da5"/>
    </style:style>
    <style:style style:name="T112" style:family="text">
      <style:text-properties officeooo:rsid="02932808"/>
    </style:style>
    <style:style style:name="T113" style:family="text">
      <style:text-properties officeooo:rsid="029dde7b"/>
    </style:style>
    <style:style style:name="T114" style:family="text">
      <style:text-properties officeooo:rsid="029eb5b8"/>
    </style:style>
    <style:style style:name="T115" style:family="text">
      <style:text-properties officeooo:rsid="029fc28f"/>
    </style:style>
    <style:style style:name="T116" style:family="text">
      <style:text-properties officeooo:rsid="02a1231f"/>
    </style:style>
    <style:style style:name="T117" style:family="text">
      <style:text-properties officeooo:rsid="02a26091"/>
    </style:style>
    <style:style style:name="T118" style:family="text">
      <style:text-properties officeooo:rsid="02a3bf3c"/>
    </style:style>
    <style:style style:name="T119" style:family="text">
      <style:text-properties officeooo:rsid="02a4397a"/>
    </style:style>
    <style:style style:name="T120" style:family="text">
      <style:text-properties officeooo:rsid="02a6a027"/>
    </style:style>
    <style:style style:name="T121" style:family="text">
      <style:text-properties officeooo:rsid="02a82368"/>
    </style:style>
    <style:style style:name="T122" style:family="text">
      <style:text-properties officeooo:rsid="02a975a1"/>
    </style:style>
    <style:style style:name="T123" style:family="text">
      <style:text-properties officeooo:rsid="02b0ff70"/>
    </style:style>
    <style:style style:name="T124" style:family="text">
      <style:text-properties officeooo:rsid="02b37dc8"/>
    </style:style>
    <style:style style:name="T125" style:family="text">
      <style:text-properties officeooo:rsid="02b5cb5d"/>
    </style:style>
    <style:style style:name="T126" style:family="text">
      <style:text-properties officeooo:rsid="02b79859"/>
    </style:style>
    <style:style style:name="T127" style:family="text">
      <style:text-properties officeooo:rsid="02b8d4b5"/>
    </style:style>
    <style:style style:name="T128" style:family="text">
      <style:text-properties officeooo:rsid="02b94b99"/>
    </style:style>
    <style:style style:name="T129" style:family="text">
      <style:text-properties officeooo:rsid="02ba66dd"/>
    </style:style>
    <style:style style:name="T130" style:family="text">
      <style:text-properties officeooo:rsid="02be5295"/>
    </style:style>
    <style:style style:name="T131" style:family="text">
      <style:text-properties officeooo:rsid="02becc19"/>
    </style:style>
    <style:style style:name="T132" style:family="text">
      <style:text-properties officeooo:rsid="02c08529"/>
    </style:style>
    <style:style style:name="T133" style:family="text">
      <style:text-properties officeooo:rsid="02c1b39a"/>
    </style:style>
    <style:style style:name="T134" style:family="text">
      <style:text-properties officeooo:rsid="02c272a6"/>
    </style:style>
    <style:style style:name="T135" style:family="text">
      <style:text-properties officeooo:rsid="02c3699c"/>
    </style:style>
    <style:style style:name="T136" style:family="text">
      <style:text-properties officeooo:rsid="02c53169"/>
    </style:style>
    <style:style style:name="T137" style:family="text">
      <style:text-properties officeooo:rsid="02c6195f"/>
    </style:style>
    <style:style style:name="T138" style:family="text">
      <style:text-properties officeooo:rsid="02c65ab5"/>
    </style:style>
    <style:style style:name="T139" style:family="text">
      <style:text-properties officeooo:rsid="02c6a0d1"/>
    </style:style>
    <style:style style:name="T140" style:family="text">
      <style:text-properties officeooo:rsid="02c87e8a"/>
    </style:style>
    <style:style style:name="T141" style:family="text">
      <style:text-properties officeooo:rsid="02c8eecd"/>
    </style:style>
    <style:style style:name="T142" style:family="text">
      <style:text-properties officeooo:rsid="02cc852a"/>
    </style:style>
    <style:style style:name="T143" style:family="text">
      <style:text-properties officeooo:rsid="02ce2ab3"/>
    </style:style>
    <style:style style:name="T144" style:family="text">
      <style:text-properties officeooo:rsid="02ce81e9"/>
    </style:style>
    <style:style style:name="T145" style:family="text">
      <style:text-properties officeooo:rsid="02d01ca4"/>
    </style:style>
    <style:style style:name="T146" style:family="text">
      <style:text-properties officeooo:rsid="02d08bd3"/>
    </style:style>
    <style:style style:name="T147" style:family="text">
      <style:text-properties officeooo:rsid="02d16376"/>
    </style:style>
    <style:style style:name="T148" style:family="text">
      <style:text-properties officeooo:rsid="02d2280e"/>
    </style:style>
    <style:style style:name="T149" style:family="text">
      <style:text-properties officeooo:rsid="02d41724"/>
    </style:style>
    <style:style style:name="T150" style:family="text">
      <style:text-properties officeooo:rsid="02d80d35"/>
    </style:style>
    <style:style style:name="T151" style:family="text">
      <style:text-properties officeooo:rsid="02d88e7c"/>
    </style:style>
    <style:style style:name="T152" style:family="text">
      <style:text-properties officeooo:rsid="02ddf05e"/>
    </style:style>
    <style:style style:name="T153" style:family="text">
      <style:text-properties officeooo:rsid="02def8b2"/>
    </style:style>
    <style:style style:name="T154" style:family="text">
      <style:text-properties officeooo:rsid="02e0a39b"/>
    </style:style>
    <style:style style:name="T155" style:family="text">
      <style:text-properties officeooo:rsid="02e384a7"/>
    </style:style>
    <style:style style:name="T156" style:family="text">
      <style:text-properties officeooo:rsid="02e47eb6"/>
    </style:style>
    <style:style style:name="T157" style:family="text">
      <style:text-properties officeooo:rsid="02e485bb"/>
    </style:style>
    <style:style style:name="T158" style:family="text">
      <style:text-properties officeooo:rsid="02e7bb8d"/>
    </style:style>
    <style:style style:name="T159" style:family="text">
      <style:text-properties officeooo:rsid="02e88fde"/>
    </style:style>
    <style:style style:name="T160" style:family="text">
      <style:text-properties officeooo:rsid="02e8a9a9"/>
    </style:style>
    <style:style style:name="T161" style:family="text">
      <style:text-properties officeooo:rsid="02e8f467"/>
    </style:style>
    <style:style style:name="T162" style:family="text">
      <style:text-properties officeooo:rsid="02ea1e95"/>
    </style:style>
    <style:style style:name="T163" style:family="text">
      <style:text-properties officeooo:rsid="02eb32c1"/>
    </style:style>
    <style:style style:name="T164" style:family="text">
      <style:text-properties officeooo:rsid="02ef4ca2"/>
    </style:style>
    <style:style style:name="T165" style:family="text">
      <style:text-properties officeooo:rsid="02f06d79"/>
    </style:style>
    <style:style style:name="T166" style:family="text">
      <style:text-properties officeooo:rsid="02f2331d"/>
    </style:style>
    <style:style style:name="T167" style:family="text">
      <style:text-properties officeooo:rsid="02f287dc"/>
    </style:style>
    <style:style style:name="T168" style:family="text">
      <style:text-properties officeooo:rsid="02f390e0"/>
    </style:style>
    <style:style style:name="T169" style:family="text">
      <style:text-properties officeooo:rsid="02f53793"/>
    </style:style>
    <style:style style:name="T170" style:family="text">
      <style:text-properties officeooo:rsid="02f6ade8"/>
    </style:style>
    <style:style style:name="T171" style:family="text">
      <style:text-properties officeooo:rsid="02f749cb"/>
    </style:style>
    <style:style style:name="T172" style:family="text">
      <style:text-properties officeooo:rsid="02f90620"/>
    </style:style>
    <style:style style:name="T173" style:family="text">
      <style:text-properties officeooo:rsid="02f9e66d"/>
    </style:style>
    <style:style style:name="T174" style:family="text">
      <style:text-properties officeooo:rsid="02fb6c38"/>
    </style:style>
    <style:style style:name="T175" style:family="text">
      <style:text-properties officeooo:rsid="02fc6606"/>
    </style:style>
    <style:style style:name="T176" style:family="text">
      <style:text-properties officeooo:rsid="02fdd637"/>
    </style:style>
    <style:style style:name="T177" style:family="text">
      <style:text-properties officeooo:rsid="03016107"/>
    </style:style>
    <style:style style:name="T178" style:family="text">
      <style:text-properties officeooo:rsid="03027c2f"/>
    </style:style>
    <style:style style:name="T179" style:family="text">
      <style:text-properties officeooo:rsid="0303f615"/>
    </style:style>
    <style:style style:name="T180" style:family="text">
      <style:text-properties officeooo:rsid="030726c7"/>
    </style:style>
    <style:style style:name="T181" style:family="text">
      <style:text-properties officeooo:rsid="030921ff"/>
    </style:style>
    <style:style style:name="T182" style:family="text">
      <style:text-properties officeooo:rsid="030a98b5"/>
    </style:style>
    <style:style style:name="T183" style:family="text">
      <style:text-properties officeooo:rsid="030c3075"/>
    </style:style>
    <style:style style:name="T184" style:family="text">
      <style:text-properties officeooo:rsid="030f8bb6"/>
    </style:style>
    <style:style style:name="T185" style:family="text">
      <style:text-properties officeooo:rsid="0310a8c1"/>
    </style:style>
    <style:style style:name="T186" style:family="text">
      <style:text-properties officeooo:rsid="0311529e"/>
    </style:style>
    <style:style style:name="T187" style:family="text">
      <style:text-properties officeooo:rsid="03133505"/>
    </style:style>
    <style:style style:name="T188" style:family="text">
      <style:text-properties officeooo:rsid="0314e2ba"/>
    </style:style>
    <style:style style:name="T189" style:family="text">
      <style:text-properties officeooo:rsid="03152348"/>
    </style:style>
    <style:style style:name="T190" style:family="text">
      <style:text-properties officeooo:rsid="03171716"/>
    </style:style>
    <style:style style:name="T191" style:family="text">
      <style:text-properties officeooo:rsid="031937fd"/>
    </style:style>
    <style:style style:name="T192" style:family="text">
      <style:text-properties officeooo:rsid="0319e0f8"/>
    </style:style>
    <style:style style:name="T193" style:family="text">
      <style:text-properties officeooo:rsid="031b5219"/>
    </style:style>
    <style:style style:name="T194" style:family="text">
      <style:text-properties officeooo:rsid="031c2b65"/>
    </style:style>
    <style:style style:name="T195" style:family="text">
      <style:text-properties officeooo:rsid="031c65e7"/>
    </style:style>
    <style:style style:name="T196" style:family="text">
      <style:text-properties officeooo:rsid="031d3365"/>
    </style:style>
    <style:style style:name="T197" style:family="text">
      <style:text-properties officeooo:rsid="031ef2c6"/>
    </style:style>
    <style:style style:name="T198" style:family="text">
      <style:text-properties officeooo:rsid="0320a73e"/>
    </style:style>
    <style:style style:name="T199" style:family="text">
      <style:text-properties officeooo:rsid="032249c1"/>
    </style:style>
    <style:style style:name="T200" style:family="text">
      <style:text-properties officeooo:rsid="0323e828"/>
    </style:style>
    <style:style style:name="T201" style:family="text">
      <style:text-properties officeooo:rsid="03244c60"/>
    </style:style>
    <style:style style:name="T202" style:family="text">
      <style:text-properties officeooo:rsid="0325f07a"/>
    </style:style>
    <style:style style:name="T203" style:family="text">
      <style:text-properties officeooo:rsid="0327199b"/>
    </style:style>
    <style:style style:name="T204" style:family="text">
      <style:text-properties officeooo:rsid="032a82c6"/>
    </style:style>
    <style:style style:name="T205" style:family="text">
      <style:text-properties officeooo:rsid="03332c0d"/>
    </style:style>
    <style:style style:name="T206" style:family="text">
      <style:text-properties officeooo:rsid="03337090"/>
    </style:style>
    <style:style style:name="T207" style:family="text">
      <style:text-properties officeooo:rsid="03346ed9"/>
    </style:style>
    <style:style style:name="T208" style:family="text">
      <style:text-properties officeooo:rsid="0334ad47"/>
    </style:style>
    <style:style style:name="T209" style:family="text">
      <style:text-properties officeooo:rsid="03351233"/>
    </style:style>
    <style:style style:name="T210" style:family="text">
      <style:text-properties officeooo:rsid="03351c0c"/>
    </style:style>
    <style:style style:name="T211" style:family="text">
      <style:text-properties officeooo:rsid="03396704"/>
    </style:style>
    <style:style style:name="T212" style:family="text">
      <style:text-properties officeooo:rsid="033adb6e"/>
    </style:style>
    <style:style style:name="T213" style:family="text">
      <style:text-properties officeooo:rsid="033b40da"/>
    </style:style>
    <style:style style:name="T214" style:family="text">
      <style:text-properties officeooo:rsid="033d6d2f"/>
    </style:style>
    <style:style style:name="T215" style:family="text">
      <style:text-properties officeooo:rsid="033e7a89"/>
    </style:style>
    <style:style style:name="T216" style:family="text">
      <style:text-properties officeooo:rsid="03421654"/>
    </style:style>
    <style:style style:name="T217" style:family="text">
      <style:text-properties officeooo:rsid="03429434"/>
    </style:style>
    <style:style style:name="T218" style:family="text">
      <style:text-properties officeooo:rsid="0346f5ab"/>
    </style:style>
    <style:style style:name="T219" style:family="text">
      <style:text-properties officeooo:rsid="03487fe1"/>
    </style:style>
    <style:style style:name="T220" style:family="text">
      <style:text-properties officeooo:rsid="034ab0ca"/>
    </style:style>
    <style:style style:name="T221" style:family="text">
      <style:text-properties officeooo:rsid="034c152e"/>
    </style:style>
    <style:style style:name="T222" style:family="text">
      <style:text-properties officeooo:rsid="034db7de"/>
    </style:style>
    <style:style style:name="T223" style:family="text">
      <style:text-properties officeooo:rsid="034deea2"/>
    </style:style>
    <style:style style:name="T224" style:family="text">
      <style:text-properties officeooo:rsid="034e46e4"/>
    </style:style>
    <style:style style:name="T225" style:family="text">
      <style:text-properties officeooo:rsid="0350e5fb"/>
    </style:style>
    <style:style style:name="T226" style:family="text">
      <style:text-properties officeooo:rsid="0352efd2"/>
    </style:style>
    <style:style style:name="T227" style:family="text">
      <style:text-properties officeooo:rsid="03541d98"/>
    </style:style>
    <style:style style:name="T228" style:family="text">
      <style:text-properties officeooo:rsid="035573df"/>
    </style:style>
    <style:style style:name="T229" style:family="text">
      <style:text-properties officeooo:rsid="03573f0e"/>
    </style:style>
    <style:style style:name="T230" style:family="text">
      <style:text-properties officeooo:rsid="03591d23"/>
    </style:style>
    <style:style style:name="T231" style:family="text">
      <style:text-properties officeooo:rsid="035b05f8"/>
    </style:style>
    <style:style style:name="T232" style:family="text">
      <style:text-properties officeooo:rsid="035c38ff"/>
    </style:style>
    <style:style style:name="T233" style:family="text">
      <style:text-properties officeooo:rsid="035c4ed0"/>
    </style:style>
    <style:style style:name="T234" style:family="text">
      <style:text-properties officeooo:rsid="035dcc53"/>
    </style:style>
    <style:style style:name="T235" style:family="text">
      <style:text-properties officeooo:rsid="035eaf3f"/>
    </style:style>
    <style:style style:name="T236" style:family="text">
      <style:text-properties officeooo:rsid="035ee30c"/>
    </style:style>
    <style:style style:name="T237" style:family="text">
      <style:text-properties officeooo:rsid="03609ee8"/>
    </style:style>
    <style:style style:name="T238" style:family="text">
      <style:text-properties officeooo:rsid="0361b3a4"/>
    </style:style>
    <style:style style:name="T239" style:family="text">
      <style:text-properties officeooo:rsid="03658e8f"/>
    </style:style>
    <style:style style:name="T240" style:family="text">
      <style:text-properties officeooo:rsid="0366d524"/>
    </style:style>
    <style:style style:name="T241" style:family="text">
      <style:text-properties officeooo:rsid="036a291e"/>
    </style:style>
    <style:style style:name="T242" style:family="text">
      <style:text-properties officeooo:rsid="036c699e"/>
    </style:style>
    <style:style style:name="T243" style:family="text">
      <style:text-properties officeooo:rsid="036ee81b"/>
    </style:style>
    <style:style style:name="T244" style:family="text">
      <style:text-properties officeooo:rsid="037272f5"/>
    </style:style>
    <style:style style:name="T245" style:family="text">
      <style:text-properties officeooo:rsid="0373d4da"/>
    </style:style>
    <style:style style:name="T246" style:family="text">
      <style:text-properties officeooo:rsid="0374edd0"/>
    </style:style>
    <style:style style:name="T247" style:family="text">
      <style:text-properties officeooo:rsid="03750444"/>
    </style:style>
    <style:style style:name="T248" style:family="text">
      <style:text-properties officeooo:rsid="03780193"/>
    </style:style>
    <style:style style:name="T249" style:family="text">
      <style:text-properties officeooo:rsid="037940ae"/>
    </style:style>
    <style:style style:name="T250" style:family="text">
      <style:text-properties officeooo:rsid="037a849c"/>
    </style:style>
    <style:style style:name="T251" style:family="text">
      <style:text-properties officeooo:rsid="037ba1b4"/>
    </style:style>
    <style:style style:name="T252" style:family="text">
      <style:text-properties officeooo:rsid="037d59bf"/>
    </style:style>
    <style:style style:name="T253" style:family="text">
      <style:text-properties officeooo:rsid="037f33fb"/>
    </style:style>
    <style:style style:name="T254" style:family="text">
      <style:text-properties officeooo:rsid="037f5c4a"/>
    </style:style>
    <style:style style:name="T255" style:family="text">
      <style:text-properties officeooo:rsid="03822935"/>
    </style:style>
    <style:style style:name="T256" style:family="text">
      <style:text-properties officeooo:rsid="038403d7"/>
    </style:style>
    <style:style style:name="T257" style:family="text">
      <style:text-properties officeooo:rsid="038558b0"/>
    </style:style>
    <style:style style:name="T258" style:family="text">
      <style:text-properties officeooo:rsid="0386d54c"/>
    </style:style>
    <style:style style:name="T259" style:family="text">
      <style:text-properties officeooo:rsid="038746ad"/>
    </style:style>
    <style:style style:name="T260" style:family="text">
      <style:text-properties officeooo:rsid="0388ea5d"/>
    </style:style>
    <style:style style:name="T261" style:family="text">
      <style:text-properties officeooo:rsid="03899ecc"/>
    </style:style>
    <style:style style:name="T262" style:family="text">
      <style:text-properties officeooo:rsid="038b3c8c"/>
    </style:style>
    <style:style style:name="T263" style:family="text">
      <style:text-properties officeooo:rsid="038bdeaa"/>
    </style:style>
    <style:style style:name="T264" style:family="text">
      <style:text-properties officeooo:rsid="038cf8dd"/>
    </style:style>
    <style:style style:name="T265" style:family="text">
      <style:text-properties officeooo:rsid="038d01b5"/>
    </style:style>
    <style:style style:name="T266" style:family="text">
      <style:text-properties officeooo:rsid="038e6534"/>
    </style:style>
    <style:style style:name="T267" style:family="text">
      <style:text-properties officeooo:rsid="038eba57"/>
    </style:style>
    <style:style style:name="T268" style:family="text">
      <style:text-properties officeooo:rsid="039051b9"/>
    </style:style>
    <style:style style:name="T269" style:family="text">
      <style:text-properties officeooo:rsid="0391d383"/>
    </style:style>
    <style:style style:name="T270" style:family="text">
      <style:text-properties officeooo:rsid="03939949"/>
    </style:style>
    <style:style style:name="T271" style:family="text">
      <style:text-properties officeooo:rsid="039411cc"/>
    </style:style>
    <style:style style:name="T272" style:family="text">
      <style:text-properties officeooo:rsid="03945fcd"/>
    </style:style>
    <style:style style:name="T273" style:family="text">
      <style:text-properties officeooo:rsid="03946f27"/>
    </style:style>
    <style:style style:name="T274" style:family="text">
      <style:text-properties officeooo:rsid="0395e2db"/>
    </style:style>
    <style:style style:name="T275" style:family="text">
      <style:text-properties officeooo:rsid="0396442a"/>
    </style:style>
    <style:style style:name="T276" style:family="text">
      <style:text-properties officeooo:rsid="03970297"/>
    </style:style>
    <style:style style:name="T277" style:family="text">
      <style:text-properties officeooo:rsid="03978116"/>
    </style:style>
    <style:style style:name="T278" style:family="text">
      <style:text-properties officeooo:rsid="0399d0e5"/>
    </style:style>
    <style:style style:name="T279" style:family="text">
      <style:text-properties officeooo:rsid="039badb2"/>
    </style:style>
    <style:style style:name="T280" style:family="text">
      <style:text-properties officeooo:rsid="039d8d21"/>
    </style:style>
    <style:style style:name="T281" style:family="text">
      <style:text-properties officeooo:rsid="039f2b57"/>
    </style:style>
    <style:style style:name="T282" style:family="text">
      <style:text-properties officeooo:rsid="039ff1e6"/>
    </style:style>
    <style:style style:name="T283" style:family="text">
      <style:text-properties officeooo:rsid="03a032b4"/>
    </style:style>
    <style:style style:name="T284" style:family="text">
      <style:text-properties officeooo:rsid="03a0ccfa"/>
    </style:style>
    <style:style style:name="T285" style:family="text">
      <style:text-properties officeooo:rsid="03a223b5"/>
    </style:style>
    <style:style style:name="T286" style:family="text">
      <style:text-properties officeooo:rsid="03a34862"/>
    </style:style>
    <style:style style:name="T287" style:family="text">
      <style:text-properties officeooo:rsid="03a4a167"/>
    </style:style>
    <style:style style:name="T288" style:family="text">
      <style:text-properties officeooo:rsid="03a5a21e"/>
    </style:style>
    <style:style style:name="T289" style:family="text">
      <style:text-properties officeooo:rsid="03a9612c"/>
    </style:style>
    <style:style style:name="T290" style:family="text">
      <style:text-properties officeooo:rsid="03ab5aa5"/>
    </style:style>
    <style:style style:name="T291" style:family="text">
      <style:text-properties officeooo:rsid="03ab88cb"/>
    </style:style>
    <style:style style:name="T292" style:family="text">
      <style:text-properties officeooo:rsid="03ac2f1c"/>
    </style:style>
    <style:style style:name="T293" style:family="text">
      <style:text-properties officeooo:rsid="03b2ed41"/>
    </style:style>
    <style:style style:name="T294" style:family="text">
      <style:text-properties officeooo:rsid="03b33c84"/>
    </style:style>
    <style:style style:name="T295" style:family="text">
      <style:text-properties officeooo:rsid="03b4e2fc"/>
    </style:style>
    <style:style style:name="T296" style:family="text">
      <style:text-properties officeooo:rsid="03b5f331"/>
    </style:style>
    <style:style style:name="T297" style:family="text">
      <style:text-properties officeooo:rsid="03b7fb33"/>
    </style:style>
    <style:style style:name="T298" style:family="text">
      <style:text-properties officeooo:rsid="03b9de6b"/>
    </style:style>
    <style:style style:name="T299" style:family="text">
      <style:text-properties officeooo:rsid="03baceb3"/>
    </style:style>
    <style:style style:name="T300" style:family="text">
      <style:text-properties officeooo:rsid="03bf72f5"/>
    </style:style>
    <style:style style:name="T301" style:family="text">
      <style:text-properties officeooo:rsid="03cb111a"/>
    </style:style>
    <style:style style:name="T302" style:family="text">
      <style:text-properties officeooo:rsid="03cc4c27"/>
    </style:style>
    <style:style style:name="T303" style:family="text">
      <style:text-properties officeooo:rsid="03cd1b03"/>
    </style:style>
    <style:style style:name="T304" style:family="text">
      <style:text-properties officeooo:rsid="03cf8676"/>
    </style:style>
    <style:style style:name="T305" style:family="text">
      <style:text-properties officeooo:rsid="03cfe2bb"/>
    </style:style>
    <style:style style:name="T306" style:family="text">
      <style:text-properties officeooo:rsid="03d0587e"/>
    </style:style>
    <style:style style:name="T307" style:family="text">
      <style:text-properties officeooo:rsid="03d16e01"/>
    </style:style>
    <style:style style:name="T308" style:family="text">
      <style:text-properties officeooo:rsid="03d3275e"/>
    </style:style>
    <style:style style:name="T309" style:family="text">
      <style:text-properties officeooo:rsid="03d498d3"/>
    </style:style>
    <style:style style:name="T310" style:family="text">
      <style:text-properties officeooo:rsid="03d5e250"/>
    </style:style>
    <style:style style:name="T311" style:family="text">
      <style:text-properties officeooo:rsid="03d6cf53"/>
    </style:style>
    <style:style style:name="T312" style:family="text">
      <style:text-properties officeooo:rsid="03d8c396"/>
    </style:style>
    <style:style style:name="T313" style:family="text">
      <style:text-properties officeooo:rsid="03da9bff"/>
    </style:style>
    <style:style style:name="T314" style:family="text">
      <style:text-properties officeooo:rsid="03dfc913"/>
    </style:style>
    <style:style style:name="T315" style:family="text">
      <style:text-properties officeooo:rsid="03e07c34"/>
    </style:style>
    <style:style style:name="T316" style:family="text">
      <style:text-properties officeooo:rsid="03e16442"/>
    </style:style>
    <style:style style:name="T317" style:family="text">
      <style:text-properties officeooo:rsid="03e286db"/>
    </style:style>
    <style:style style:name="T318" style:family="text">
      <style:text-properties officeooo:rsid="03e336a2"/>
    </style:style>
    <style:style style:name="T319" style:family="text">
      <style:text-properties officeooo:rsid="03e48186"/>
    </style:style>
    <style:style style:name="T320" style:family="text">
      <style:text-properties officeooo:rsid="03e52429"/>
    </style:style>
    <style:style style:name="T321" style:family="text">
      <style:text-properties officeooo:rsid="03e66816"/>
    </style:style>
    <style:style style:name="T322" style:family="text">
      <style:text-properties officeooo:rsid="03e9e966"/>
    </style:style>
    <style:style style:name="T323" style:family="text">
      <style:text-properties officeooo:rsid="03e9f051"/>
    </style:style>
    <style:style style:name="T324" style:family="text">
      <style:text-properties officeooo:rsid="03ead084"/>
    </style:style>
    <style:style style:name="T325" style:family="text">
      <style:text-properties officeooo:rsid="03ec0aff"/>
    </style:style>
    <style:style style:name="T326" style:family="text">
      <style:text-properties officeooo:rsid="03ec8c17"/>
    </style:style>
    <style:style style:name="T327" style:family="text">
      <style:text-properties officeooo:rsid="03ec9f9a"/>
    </style:style>
    <style:style style:name="T328" style:family="text">
      <style:text-properties officeooo:rsid="03ecba6b"/>
    </style:style>
    <style:style style:name="T329" style:family="text">
      <style:text-properties officeooo:rsid="03edf505"/>
    </style:style>
    <style:style style:name="T330" style:family="text">
      <style:text-properties officeooo:rsid="03ee9a8b"/>
    </style:style>
    <style:style style:name="T331" style:family="text">
      <style:text-properties officeooo:rsid="03eed838"/>
    </style:style>
    <style:style style:name="T332" style:family="text">
      <style:text-properties officeooo:rsid="03f05972"/>
    </style:style>
    <style:style style:name="T333" style:family="text">
      <style:text-properties officeooo:rsid="03f1742a"/>
    </style:style>
    <style:style style:name="T334" style:family="text">
      <style:text-properties officeooo:rsid="03f1b6b6"/>
    </style:style>
    <style:style style:name="T335" style:family="text">
      <style:text-properties officeooo:rsid="03f1bd01"/>
    </style:style>
    <style:style style:name="T336" style:family="text">
      <style:text-properties officeooo:rsid="03f3473e"/>
    </style:style>
    <style:style style:name="T337" style:family="text">
      <style:text-properties officeooo:rsid="03f4d8fd"/>
    </style:style>
    <style:style style:name="T338" style:family="text">
      <style:text-properties officeooo:rsid="03f674c1"/>
    </style:style>
    <style:style style:name="T339" style:family="text">
      <style:text-properties officeooo:rsid="03f8fc1d"/>
    </style:style>
    <style:style style:name="T340" style:family="text">
      <style:text-properties officeooo:rsid="03f94c4f"/>
    </style:style>
    <style:style style:name="T341" style:family="text">
      <style:text-properties officeooo:rsid="03fad9cc"/>
    </style:style>
    <style:style style:name="T342" style:family="text">
      <style:text-properties officeooo:rsid="03fccf87"/>
    </style:style>
    <style:style style:name="T343" style:family="text">
      <style:text-properties officeooo:rsid="03fcdbbe"/>
    </style:style>
    <style:style style:name="T344" style:family="text">
      <style:text-properties officeooo:rsid="03fe1a9f"/>
    </style:style>
    <style:style style:name="T345" style:family="text">
      <style:text-properties officeooo:rsid="0400afe6"/>
    </style:style>
    <style:style style:name="T346" style:family="text">
      <style:text-properties officeooo:rsid="04024753"/>
    </style:style>
    <style:style style:name="T347" style:family="text">
      <style:text-properties officeooo:rsid="0402a4f8"/>
    </style:style>
    <style:style style:name="T348" style:family="text">
      <style:text-properties officeooo:rsid="04053ab5"/>
    </style:style>
    <style:style style:name="T349" style:family="text">
      <style:text-properties officeooo:rsid="040743d6"/>
    </style:style>
    <style:style style:name="T350" style:family="text">
      <style:text-properties officeooo:rsid="0407a943"/>
    </style:style>
    <style:style style:name="T351" style:family="text">
      <style:text-properties officeooo:rsid="04097f1b"/>
    </style:style>
    <style:style style:name="T352" style:family="text">
      <style:text-properties officeooo:rsid="0409c81c"/>
    </style:style>
    <style:style style:name="T353" style:family="text">
      <style:text-properties officeooo:rsid="040c7394"/>
    </style:style>
    <style:style style:name="T354" style:family="text">
      <style:text-properties officeooo:rsid="040d4797"/>
    </style:style>
    <style:style style:name="T355" style:family="text">
      <style:text-properties officeooo:rsid="040e7925"/>
    </style:style>
    <style:style style:name="T356" style:family="text">
      <style:text-properties officeooo:rsid="041186ec"/>
    </style:style>
    <style:style style:name="T357" style:family="text">
      <style:text-properties officeooo:rsid="041314c7"/>
    </style:style>
    <style:style style:name="T358" style:family="text">
      <style:text-properties officeooo:rsid="04132fbe"/>
    </style:style>
    <style:style style:name="T359" style:family="text">
      <style:text-properties officeooo:rsid="041354c6"/>
    </style:style>
    <style:style style:name="T360" style:family="text">
      <style:text-properties officeooo:rsid="0415a508"/>
    </style:style>
    <style:style style:name="T361" style:family="text">
      <style:text-properties officeooo:rsid="0415c6d1"/>
    </style:style>
    <style:style style:name="T362" style:family="text">
      <style:text-properties officeooo:rsid="0416ab91"/>
    </style:style>
    <style:style style:name="T363" style:family="text">
      <style:text-properties officeooo:rsid="0417426e"/>
    </style:style>
    <style:style style:name="T364" style:family="text">
      <style:text-properties officeooo:rsid="0417ea00"/>
    </style:style>
    <style:style style:name="T365" style:family="text">
      <style:text-properties officeooo:rsid="04185838"/>
    </style:style>
    <style:style style:name="T366" style:family="text">
      <style:text-properties officeooo:rsid="0418c83e"/>
    </style:style>
    <style:style style:name="T367" style:family="text">
      <style:text-properties officeooo:rsid="041aa54c"/>
    </style:style>
    <style:style style:name="T368" style:family="text">
      <style:text-properties officeooo:rsid="041b5747"/>
    </style:style>
    <style:style style:name="T369" style:family="text">
      <style:text-properties officeooo:rsid="041e9a68"/>
    </style:style>
    <style:style style:name="T370" style:family="text">
      <style:text-properties officeooo:rsid="04208a85"/>
    </style:style>
    <style:style style:name="T371" style:family="text">
      <style:text-properties officeooo:rsid="0420f1cf"/>
    </style:style>
    <style:style style:name="T372" style:family="text">
      <style:text-properties officeooo:rsid="042248c6"/>
    </style:style>
    <style:style style:name="T373" style:family="text">
      <style:text-properties officeooo:rsid="0422d51b"/>
    </style:style>
    <style:style style:name="T374" style:family="text">
      <style:text-properties officeooo:rsid="042481fb"/>
    </style:style>
    <style:style style:name="T375" style:family="text">
      <style:text-properties officeooo:rsid="0424c594"/>
    </style:style>
    <style:style style:name="T376" style:family="text">
      <style:text-properties officeooo:rsid="04264cb8"/>
    </style:style>
    <style:style style:name="T377" style:family="text">
      <style:text-properties officeooo:rsid="04284a56"/>
    </style:style>
    <style:style style:name="T378" style:family="text">
      <style:text-properties officeooo:rsid="0429f2cc"/>
    </style:style>
    <style:style style:name="T379" style:family="text">
      <style:text-properties officeooo:rsid="042ad919"/>
    </style:style>
    <style:style style:name="T380" style:family="text">
      <style:text-properties officeooo:rsid="042f1a67"/>
    </style:style>
    <style:style style:name="T381" style:family="text">
      <style:text-properties officeooo:rsid="0430228e"/>
    </style:style>
    <style:style style:name="T382" style:family="text">
      <style:text-properties officeooo:rsid="0430a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5" text:outline-level="1">Chapter 0: Intro</text:h>
      <text:p text:style-name="P1">Era of Gods is a horror fantasy set in a virtual game world known as Era of Gods. It tells the story of glory and conquest that its inhabitants experience as they do their best to survive in a world determined to kill them. Will they live? Or, will they die? Only time will tell.</text:p>
      <text:p text:style-name="P1">This second book continues from the last and leads up to on the journey of Mary, a true hyper-scaler that exists to win the game.</text:p>
      <text:p text:style-name="P1">This book begins with a lot more technical detail than the last, because it’s simply necessary to explain everything in detail to fully flesh out the perk systems. But, after the first chapter, things will chill out once again.</text:p>
      <text:h text:style-name="Heading_20_1" text:outline-level="1">Chapter 1: Era of Gods</text:h>
      <text:p text:style-name="P1">“Greetings, Mary,” a familiar voice greets Mary.</text:p>
      <text:p text:style-name="P1">“Ahhh, to be back,” Mary thinks as she stretches.</text:p>
      <text:p text:style-name="P1">She is once more within the character creation wizard of the game and is able to pick perks to start her next adventure. In front of her is her Host, a butler by the name of Al. He stands in a light bow politely with his black tux with a white undershirt and trim.</text:p>
      <text:p text:style-name="P1">“Indeed. It’s good to have the winner of the <text:span text:style-name="T12">beta</text:span> session back!</text:p>
      <text:p text:style-name="P1">But, don’t think that things will be as easy this time around. There have been quite a few notable changes.”</text:p>
      <text:p text:style-name="P1">“Like?” Mary asks as she ends her stretch. She smiles lightly, pleased that <text:span text:style-name="T13">her custom AI assistant, Alfred, is ‘</text:span>getting down to business' right from the start.</text:p>
      <text:p text:style-name="P1">“Well, the first thing is that you absolutely can’t get additional perks through perks. The days of having hundreds of perks are gone.”</text:p>
      <text:p text:style-name="P1">“Damn, that’s unfortunate. But, <text:span text:style-name="T14">entirely</text:span> reasonable,” Mary responds.</text:p>
      <text:p text:style-name="P1">“Indeed. Another thing is that certain values that <text:span text:style-name="T15">could</text:span> multiply to ridiculous values have been reduced. For instance, Personal Home Domain has been reduced to only grant 100% of your stats as bonus stats per rank instead of the old 1000%.”</text:p>
      <text:p text:style-name="P1">“Hmm, well, I suppose that’s fair,” Mary responds.</text:p>
      <text:p text:style-name="P3">“Indeed. This massive effectiveness nerf carries over into its other <text:span text:style-name="T16">perk properties too. </text:span>For instance, <text:span text:style-name="T17">the personal home domain perk’s former 20% resource regeneration per second per rank is now only 2%. And, percentage-</text:span><text:span text:style-name="T18">based</text:span><text:span text:style-name="T17"> increases </text:span><text:span text:style-name="T19">may even </text:span><text:span text:style-name="T17">have diminishing returns. </text:span><text:span text:style-name="T19">As you can imagine, this will make certain crazy exponential scaling setups a lot less attractive and much more balanced.</text:span>"</text:p>
      <text:p text:style-name="P1">"Is there compensation for this?" Mary asks. "<text:span text:style-name="T20">That’s a lot of power to take away. </text:span>Will we get more perk points <text:span text:style-name="T20">while leveling?</text:span>"</text:p>
      <text:p text:style-name="P1">“<text:span text:style-name="T21">There is some compensation,” Alfred responds. “All perks are now stronger from level 1 and </text:span><text:span text:style-name="T53">many passive-only perks from the past may not include an active component at no cost. </text:span><text:span text:style-name="T22">There are exceptions to these rules, of course. But, in general, you can expect your overall perk selections to be stronger from the start.”</text:span></text:p>
      <text:p text:style-name="P1">"Fine, what else?" Mary inquires, <text:span text:style-name="T22">disregarding Alfred’s lack of response to her second inquiry.</text:span></text:p>
      <text:p text:style-name="P4">"Empire perks have been changed to require more manual labor and integration to gain prosperity: you can’t simply AFK to grow a massive empire or absorb a<text:span text:style-name="T23">n existing one to instantly become OP.</text:span></text:p>
      <text:p text:style-name="P4"><text:span text:style-name="T23">The magic system has been entirely adjusted. Martial techniques have been buffed and given a </text:span><text:soft-page-break/><text:span text:style-name="T23">stronger identity. And, well, you’ll really have to play to see what else is to come.”</text:span></text:p>
      <text:p text:style-name="P4">“<text:span text:style-name="T23">So, my former perks are nerfed,” Mary comments.</text:span></text:p>
      <text:p text:style-name="P4">“<text:span text:style-name="T23">I’m only highlighting perks that you had that were nerfed. There were others too,” Alfred states. “Though, I will admit that because you choose mostly overpowered perks, there is a large degree of overlap between your selections and perks that were nerfed.”</text:span></text:p>
      <text:p text:style-name="P1">“Damn, that is pretty harsh,” Mary responds as she puts her hand to her chin. “What about Origin Force? Is my knowledge still relevant?”</text:p>
      <text:p text:style-name="P2">“Perhaps,” <text:span text:style-name="T24">her host</text:span> states ambiguously. “<text:span text:style-name="T1">Only through your own efforts can you answer that question.”</text:span></text:p>
      <text:p text:style-name="P1">“Ah, this is definitely going to be a big do-over then. Interesting. Very interesting,” Mary responds as she begins to think of her best perk choices.</text:p>
      <text:p text:style-name="P1">“Do I still have the usual month to pick perks?”</text:p>
      <text:p text:style-name="P1">“Yes,” her host replies.</text:p>
      <text:p text:style-name="P5">“Fine, then I’ll begin <text:span text:style-name="T24">to create my character.”</text:span></text:p>
      <text:p text:style-name="P1">“That sounds ideal."</text:p>
      <text:p text:style-name="P1"><text:span text:style-name="T2">At the same time, </text:span>a digital clock interface appears in a window next to Mary that counts down her 30 day limit.</text:p>
      <text:p text:style-name="P6">[ 29 : 23 : 59 : 59 ]</text:p>
      <text:p text:style-name="P6">[ 29 : 23 : 59 : 5<text:span text:style-name="T25">8</text:span> ]</text:p>
      <text:p text:style-name="P6">[ 29 : 23 : 59 : 5<text:span text:style-name="T25">7</text:span> ]</text:p>
      <text:p text:style-name="P1">“First things first, I want to take advantage of the practice tool,” Mary states. “Give me Mana Master V with every negative trait possible to maximize its effect while not impeding my ability to use magic.”</text:p>
      <text:p text:style-name="P7">“Ah, actually, <text:span text:style-name="T26">specifically negative traits have been removed too. You can still specialize effects with modifiers, just not purely negative ones,</text:span>" <text:span text:style-name="T26">Alfred</text:span> replies.</text:p>
      <text:p text:style-name="P1">“<text:span text:style-name="T26">That seems really… gray. If I choose a spell to shrink the size of a fireball for more damage, doesn’t shrinking the spell count as a negative for more benefit? Are you saying that such a setup would be disallowed?” Mary asks.</text:span></text:p>
      <text:p text:style-name="P1">“<text:span text:style-name="T26">As expected of you Mary,” Alfred responds. “You immediately determine the flaw with that wording.</text:span></text:p>
      <text:p text:style-name="P8">In truth, the system operates on a case by case basis to determine if any single perk configuration should be allowed. And, for non-standard creative perks, The Judge will determine if they should be <text:soft-page-break/>allowed or not individually too.</text:p>
      <text:p text:style-name="P8">The idea is that we don’t want people to pick excessively purely negative or non-impacting effects in exchange for ludicrous power. <text:span text:style-name="T27">There has to be limits.”</text:span></text:p>
      <text:p text:style-name="P7"><text:span text:style-name="T26">“</text:span><text:span text:style-name="T27">Limits is definitely the theme of this round </text:span><text:span text:style-name="T28">it seems</text:span><text:span text:style-name="T27">,” Mary groans.</text:span></text:p>
      <text:p text:style-name="P1">She had already made plans for her character before coming into this second game session. However, now? She feels like she'll have to throw them all away.</text:p>
      <text:p text:style-name="P9">This situation is frustrating. However, at the same time, she can’t be made at the changes that were made because, in truth, they are all fair. If the balance of the beta session were to persist into this main game session, then with the knowledge that she and others have, the entire universe would likely be broken in only a few days. That’s simply how crazy the exponential scaling potential was. And, Mary’s win alone was a testament to how <text:span text:style-name="T29">many balance problems the beta had in comparison to now.</text:span></text:p>
      <text:p text:style-name="P9">“<text:span text:style-name="T30">Fine. Dynamically scale my individual spell casts to be as powerful as possible on a case by case basis within the limits that you and The Judge have prescribed using perk points. Also, enable infinite mana, quick casts and make some portion of my perk points auto-adapt to support my training intentions at maximal effect,” Mary commands Alfred.</text:span></text:p>
      <text:p text:style-name="P10">“Done," <text:span text:style-name="T30">Alfred</text:span> replies instantly without hesitation.</text:p>
      <text:p text:style-name="P11">Mary then begins to manipulate her <text:span text:style-name="T31">magic</text:span> sense, the mystical sixth sense of this game that defies the real world to control mana and <text:span text:style-name="T31">begin to cast a spell.</text:span></text:p>
      <text:p text:style-name="P26">The heart is the core for one’s magic sense and it is also the primary catalyst to allow players to cast spells. Mana flows along the same pathways as blood and concentrates mostly at the core. Thus, to cast a spell, Mary controls the mana within her system to move toward a single point within her right hand.</text:p>
      <text:p text:style-name="P11">And, sure enough, she immediately realizes that the sensory requirements to cast spells have all been shuffled up.</text:p>
      <text:p text:style-name="P1">'Bastards! All of the spell formula have been shuffled!' she groans.</text:p>
      <text:p text:style-name="P1">But, Mary wielded a T20 <text:span text:style-name="T31">Cosmic Divine</text:span> spell in the prior game to achieve her victory. <text:span text:style-name="T31">She lived for thousands of years and accumulated knowledge far beyond that of an ordinary human.</text:span> Even with spells being shuffled, her insight into <text:span text:style-name="T31">magic and spellcasting</text:span> is too profound. How could a roadblock at this level impede her for long?</text:p>
      <text:p text:style-name="P1">It can't.</text:p>
      <text:p text:style-name="P12">Thus, with a bit of trial and error, she manages to stumble upon an introductory spell as the mana within her palm <text:span text:style-name="T32">catalyzes with her magic core to produce an effect.</text:span></text:p>
      <text:p text:style-name="P13"><text:span text:style-name="T32">Though, another difference appears that causes her to frown soon after. Her hand glows lightly as the mana responds to her actions and ignites into a spell</text:span>.</text:p>
      <text:p text:style-name="P13">‘<text:span text:style-name="T33">Residual mana converts to light,’ Mary comments as she accepts this new mechanic and continues </text:span><text:soft-page-break/><text:span text:style-name="T33">her cast.</text:span></text:p>
      <text:p text:style-name="P14">A small pebble of metal slowly expands above her palm as the introductory element synthesis is successfully cast for the metal element. <text:span text:style-name="T34">Specifically, the metal in her palm should be lithium.</text:span></text:p>
      <text:p text:style-name="P15"><text:span text:style-name="T34">There is a direct correlation between difficulty of synthesis and </text:span><text:span text:style-name="T35">an elements atomic number when it comes to creating matter from </text:span><text:span text:style-name="T36">mana</text:span><text:span text:style-name="T35">. Elements with more subatomic particles are harder to produce, while those with fewer particles are easier. </text:span><text:span text:style-name="T36">As a result, the first metallic element that one will usually produce when using solely metal spells will be lithium.</text:span></text:p>
      <text:p text:style-name="P16">"<text:span text:style-name="T36">Damn</text:span>. The bridge between intent, mana manipulation and spell casting <text:span text:style-name="T36">have all been obfuscated.</text:span></text:p>
      <text:p text:style-name="P27">The fundamental logic remains the same and I could even theoretically cast a Cosmic spell with the right information. However, to do that, I would need to decode all of the spell formulas and work my way up to that point again from scratch.</text:p>
      <text:p text:style-name="P1"><text:span text:style-name="T36">W</text:span><text:span text:style-name="T3">hat a pain.</text:span>”</text:p>
      <text:p text:style-name="P16">She then looks to <text:span text:style-name="T30">Alfred</text:span> and asks, “Where is my prior knowledge, experience and memories with spells?”</text:p>
      <text:p text:style-name="P1">“Similar to when you left your home domain in the prior game session, which <text:span text:style-name="T3">caused all of your stats to decrease </text:span>dramatically, <text:span text:style-name="T3">your</text:span> memories have been stored within virtual space. <text:span text:style-name="T5">Your memories will return if and when the relevant stats </text:span><text:span text:style-name="T37">achieve</text:span><text:span text:style-name="T5"> necessary thresholds</text:span><text:span text:style-name="T4">,</text:span>" Al replies.</text:p>
      <text:p text:style-name="P1">"But, Divine spells weren't necessary always complex. They adhered to a different grading scale. Since I know The Truth, I should at least be able to use the most trivial ones," Mary rebuts.</text:p>
      <text:p text:style-name="P17">“<text:span text:style-name="T6">Then, you only need to do what you believe,” </text:span><text:span text:style-name="T30">Alfred</text:span><text:span text:style-name="T6"> replies simply.</text:span></text:p>
      <text:p text:style-name="P17"><text:span text:style-name="T6">It’s clear that he has no intention of spilling any </text:span><text:span text:style-name="T38">additional </text:span><text:span text:style-name="T6">details.</text:span></text:p>
      <text:p text:style-name="P18">"That's all well and good. But, even still, this is too unfair. Even if I can't comprehend the entirety of The Truth at the deepest and most complete levels, I should be able to understand fragments. Or, at least <text:span text:style-name="T39">know </text:span>summaries. <text:span text:style-name="T40">How is it fair to wipe away all of my knowledge and leave me with nothing?”</text:span></text:p>
      <text:p text:style-name="P18"><text:span text:style-name="T40">M</text:span>ary continues to press because she knows that she is in the right. The knowledge that she earned was hard <text:span text:style-name="T40">earned</text:span>. And, imposing amnesia on her to this extent is simply not fair.</text:p>
      <text:p text:style-name="P18">“<text:span text:style-name="T40">That’s where you’re wrong,” Albert responds. “The knowledge hasn’t been wiped. You simply don’t have the stats to know it. You may recall fragments of what you knew before from time to time. However, without sufficient stats, you won’t be able to receive those fragments properly.</text:span></text:p>
      <text:p text:style-name="P28">If you aren’t able to grasp that information now, then it is only because you lack the abilities to understand, not because we are acting maliciously against you.”</text:p>
      <text:p text:style-name="P1">"Fine," Mary responds with reluctance.</text:p>
      <text:p text:style-name="P1">She knows that The Judge has definitely considered this situation seriously and in great detail and is <text:soft-page-break/>definitely too many intellectual steps ahead of her for her to gain any <text:span text:style-name="T42">meaningful </text:span>advantage through <text:span text:style-name="T41">words</text:span>. As such, she decides to shift her efforts toward more meaningful tasks that might actually produce benefits.</text:p>
      <text:p text:style-name="P1">"Then, I'll continue testing spells," Mary states as she begins to ponder her previous spell.</text:p>
      <text:p text:style-name="P1">The introductory spell that she cast <text:span text:style-name="T42">to produce Li</text:span> was definitely harder to cast than in the last game session. The mana required and even the actual complexity of the spell were <text:span text:style-name="T42">exactly the same</text:span>. But, the mental strain and difficulty of manipulating mana with her mana sense were both increased. This means that concentrating to cast spells will be a more prominent <text:span text:style-name="T42">change for this second round too and that successfully igniting a spellcast from mana will be harder as a result</text:span>. <text:span text:style-name="T42">These changes combined with all of the other changes to the magic system should result in spellcasting being much harder to succeed in overall with spells felling much more frequently without some form of aid.</text:span></text:p>
      <text:p text:style-name="P1">‘<text:span text:style-name="T43">This is all such a pain!’</text:span></text:p>
      <text:p text:style-name="P1">***</text:p>
      <text:p text:style-name="P19">Mary tests magic for several days until she learns all of the synthesis and telekinesis spells for every element. Now, she can create and remotely manipulate earth, fire, wind, water, ice, light, dark, lightning, metal, space, time and soul.</text:p>
      <text:p text:style-name="P19">‘Finally done,’ Mary breathes a sigh of relief. ‘Fortunately, my experience is too profound. Introductory spells are no challenge for me <text:span text:style-name="T44">to figure out.</text:span></text:p>
      <text:p text:style-name="P20">Unfortunately, the next grades of spells will all take exponentially longer to decode, so I can’t <text:span text:style-name="T45">afford</text:span> to worry about them now.</text:p>
      <text:p text:style-name="P20">Instead, I’ll focus on the next element of my character, perks.’</text:p>
      <text:p text:style-name="P21">A semi-transparent holographic light screen appears before her full of countless perk options for her to browse. She scrolls through the list by mentally manipulating the scroll bar at the side to enable her to read hundreds upon hundreds of perks. And, in doing this, she achieves a very thorough understanding of how powerful perks in this session can be.</text:p>
      <text:p text:style-name="P21">In the beta, level 5 perks were literally 5 times stronger than level 1 perks. A perk that granted 20% to some benefit at level 1 would grant 100% at level 5.</text:p>
      <text:p text:style-name="P21">In contrast, level 1 perks in this game session are as strong as level 5 perks from the last. A perk granting 20% at level 1 before now grants 100%. And, at level 5, that same perk would grant 180% benefit.</text:p>
      <text:p text:style-name="P23">‘The buffs and nerfs have created a brand new balance. The early game will likely be remarkably easy for most players with this much added power,’ <text:span text:style-name="T46">Mary thinks. ‘Even still, it looks like there are still quite a few obviously strong choices this time around.’</text:span></text:p>
      <text:p text:style-name="P22">In particular, her attention is on the Bonus Stats perk.</text:p>
      <text:p text:style-name="P24"><text:soft-page-break/>***</text:p>
      <text:p text:style-name="P24">Bonus Stats I – Gain +25 base stats immediately and +5 more base stats per level to spend freely. Gain the Stat Master I active ability. Stat Master can be <text:span text:style-name="T49">used once every 24 hours to increase all of your stats by </text:span><text:span text:style-name="T50">3</text:span><text:span text:style-name="T49"> [+1 per </text:span><text:span text:style-name="T50">2 levels</text:span><text:span text:style-name="T49">] for 10 minutes.</text:span></text:p>
      <text:p text:style-name="P25">***</text:p>
      <text:p text:style-name="P22">This is <text:span text:style-name="T47">THE</text:span> classic general purpose perk that grants +25 base stats <text:span text:style-name="T47">to spend freely</text:span> <text:span text:style-name="T47">immediately </text:span>and an additional <text:span text:style-name="T47">+</text:span>5 base stats <text:span text:style-name="T47">to spend freely </text:span>per level. <text:span text:style-name="T47">Since players start with 90 stat points in the beginning of the game and gain +10 stat points per level, the math works out to the perk holder obtaining a generous 27% more stats to start off with and 50% more stats gained every level </text:span><text:span text:style-name="T52">in the form of </text:span><text:span text:style-name="T51">115 starting stat points and +15 </text:span><text:span text:style-name="T52">more </text:span><text:span text:style-name="T51">per level</text:span><text:span text:style-name="T47">.</text:span></text:p>
      <text:p text:style-name="P29">At first glance, th<text:span text:style-name="T48">eses benefits</text:span> might not seem very impressive compared to all of the other flashy perks that one can get. <text:span text:style-name="T48">You can literally get perks to </text:span><text:span text:style-name="T49">create</text:span><text:span text:style-name="T48"> bombs, shoot energy beams and even fly after all. </text:span>However, <text:span text:style-name="T49">if you’re somebody like Mary, then you realize that this kind of perk is underrated. Stats aren’t flashy, but they are still very good. And, </text:span>the big appeal of this perk is that it offers base stats <text:span text:style-name="T48">instead of bonus stats.</text:span> <text:span text:style-name="T48">Unlike bonus stats, b</text:span>ase stats are typically extremely hard to raise <text:span text:style-name="T48">as they are core attributes of one’s in-game character </text:span>and synergize intrinsically with all other modifiers. In the last <text:span text:style-name="T48">game session</text:span>, the perk gave +2 to all stats per <text:span text:style-name="T48">character level</text:span>, so its clear that it<text:span text:style-name="T48">s usefulness was much too high before. </text:span><text:span text:style-name="T49">Though, it does have an active component now, so it did get a little bit of power back.</text:span></text:p>
      <text:p text:style-name="P30">And then there are the Super Form perks that have changed quite a bit compared to before. <text:span text:style-name="T56">They were ‘Have It All’ type of perks that came at the cost of having a short duration and only one use per 24 hours. However, now, </text:span><text:span text:style-name="T58">too wide of a spread of perk effects much more substantially reduces the effectiveness of each individual effect. This </text:span><text:span text:style-name="T56">incentiv</text:span><text:span text:style-name="T58">ize</text:span><text:span text:style-name="T56">s</text:span><text:span text:style-name="T58"> choosing more narrow perk effects to fit a theme.</text:span></text:p>
      <text:p text:style-name="P31">Still, she believes that Super Form <text:span text:style-name="T59">type </text:span>perks will undoubtedly <text:span text:style-name="T59">continue to be considered top-tier</text:span>. <text:span text:style-name="T60">This is because, w</text:span>hile you can’t gain a Super Form that grants <text:span text:style-name="T54">percentage damage resistance to everything, five different special attacks and a multitude of passive effects like flying, spell reflect and </text:span><text:span text:style-name="T55">a fear aura, </text:span><text:span text:style-name="T60">a perk like </text:span><text:span text:style-name="T57">Absolute Tank Form, </text:span>which grants <text:span text:style-name="T57">damage reduction, mind control resistance, regeneration and other tank-related effects, </text:span><text:span text:style-name="T60">is not too bad of an alternative</text:span><text:span text:style-name="T57">.</text:span></text:p>
      <text:p text:style-name="P32">‘<text:span text:style-name="T60">It’s very interesting how all perks operate within a fake power system,’ Mary ponders. ‘If The Judge thinks that a perk is balanced, then even instantly destroying a planet would be allowed.</text:span></text:p>
      <text:p text:style-name="P33">But, I guess things have to be this way, otherwise, there would be too many perk effects that would be completely inaccessible to players. And, that would really kill the RPG game vibe.”</text:p>
      <text:p text:style-name="P34">Strong Mass AoE effects, healing effects, teleportation effects and virtual space type effects are all effects that range from difficult to impossible to execute using vanilla in-game mechanics alone; <text:span text:style-name="T61">which is technically a fair and balanced game state. However, the developers wish for this game to be a fun </text:span><text:soft-page-break/><text:span text:style-name="T61">role-playing game to some extent, </text:span><text:span text:style-name="T62">so they allow for player </text:span><text:span text:style-name="T63">perks to provide access to certain effects that might otherwise be </text:span><text:span text:style-name="T64">difficult to learn and/or execute.</text:span></text:p>
      <text:p text:style-name="P35">Of course, this doesn’t come without consequence. <text:span text:style-name="T64">These types of effects are generally considered ‘Divine Effects’ by players and non-players alike and they don’t exist only among player perks. Strong foes and even certain items can even come to possess them. And, they are what add a high degree of randomness and chaos to the game world.</text:span></text:p>
      <text:p text:style-name="P36">‘I think a Class Specialization perk wouldn’t be bad either,’ Mary considers.</text:p>
      <text:p text:style-name="P36">Class specialization perks are right between totally passive perks like Stat Boost and fully active perks like Super Tank Form. They generally give a wide range of decently useful effects that enable one to embody the class that the perk intends to confer.</text:p>
      <text:p text:style-name="P36">For instance, the most popular, basic and generic perk of them all is likely the Warrior Class Specialization perk that provides bonus strength, weapon handling passives, armor handling passives and active abilities for use with swords and shields. It creates an extremely solid foundation for any other perks to build off of. So, some variant of it is typically selected among those that intend to fight in melee combat.</text:p>
      <text:p text:style-name="P37">‘<text:span text:style-name="T64">But, I really can’t afford to choose nice to haves. I need winning selections.’</text:span></text:p>
      <text:p text:style-name="P36">Since Mary isn’t satisfied with her choices, she continues her thoughts for another two days, until she finally comes up with what she believes would be ideal perk selections.</text:p>
      <text:p text:style-name="P1">***</text:p>
      <text:p text:style-name="P1">Perks:</text:p>
      <text:p text:style-name="P38"><text:span text:style-name="T67">Fatal </text:span>Survivor Class Specialization I: Gain passives and actives designed to aid with surviving fatal situations. Starts with <text:span text:style-name="T64">the </text:span>Fatal Dash and Fatal Dodge Roll <text:span text:style-name="T64">sub-perks</text:span>.</text:p>
      <text:p text:style-name="P1">Force Master I: Gain the ability to create, dissipate and redirect forces using the spell system. Forces require <text:span text:style-name="T65">50</text:span>% [50% + 10% per level] less concentration to interact with. Interactions occur <text:span text:style-name="T66">50</text:span>% [50% + 10% per level] faster than normal.</text:p>
      <text:p text:style-name="P1">Dormant Overlimit III: This perk originally does nothing. At level 100, this perk activates to grant you a semi-randomized Overlimit perk that has the preparation modifier and is somewhat synergistic with your build at the time of unlock.</text:p>
      <text:p text:style-name="P1">Sub-Perks:</text:p>
      <text:p text:style-name="P1">Fatal Dash: Increase your speed by 24% [(10% + 2% per level) x 2] when in a fatal situation. Has 2 uses that regenerate over 24 hours.</text:p>
      <text:p text:style-name="P1">Fatal Dodge Roll: Gain the ability to execute a high-speed dodge roll in any direction when in a fatal situation. Has 2 uses that regenerate over 24 hours.</text:p>
      <text:p text:style-name="P1">***</text:p>
      <text:p text:style-name="P39"><text:soft-page-break/>“Yeah, not bad,” Mary thinks as she reviews her selections.</text:p>
      <text:p text:style-name="P39"><text:span text:style-name="T70">In her opinion, all </text:span>abilities can be broadly split into 3 <text:span text:style-name="T7">broad</text:span> categories: Survival, Conquest and Scaling. Survival perks enable you to live, conquest perks overcome obstacles and scaling sets one up for the future. These categories can be further broken down into <text:span text:style-name="T8">others like </text:span>passive power, active power, lethality, idle time management and a whole slew of other terms. But, fundamentally, she believes that <text:span text:style-name="T8">there are 3 top-level categories that all players need to win.</text:span></text:p>
      <text:p text:style-name="P40"><text:span text:style-name="T9">And, o</text:span>f these, scaling is the most appealing perk category to splurge <text:span text:style-name="T10">on</text:span>. However, one can't win if one dies, so <text:span text:style-name="T11">one must get some amount of survival. And, if one can’t overcome challenges, then one won’t be able to scale. </text:span><text:span text:style-name="T68">The journey to unlocking scaling is long and difficult, so even though its tempting to go all-in on such perks, balanced selections are much more likely to be successful. </text:span><text:span text:style-name="T11">And, this is also why Mary </text:span><text:span text:style-name="T68">has</text:span><text:span text:style-name="T11"> chosen perks </text:span><text:span text:style-name="T69">that </text:span><text:span text:style-name="T11">specifically meet her beliefs. O</text:span>ne helps her survive, another helps her <text:span text:style-name="T11">to </text:span>conquer and the third, fourth and fifth let her scale.</text:p>
      <text:p text:style-name="P41"><text:span text:style-name="T67">Fatal </text:span>Survivor Class Specialization is her first perk and it grants her the ability to manage fatal situations through a variety of actives and passives. Its early sub-perks will grant her faster dodge rolls and speed buffs, while higher levels <text:span text:style-name="T72">could</text:span> improve danger awareness, grant automatic instant defenses and <text:span text:style-name="T71">even bestow</text:span> revival-type perks.</text:p>
      <text:p text:style-name="P42">The reason why she only knows that the perk ‘could’ provide such effects is because she is not explicitly defining <text:span text:style-name="T73">the abilities that the perk </text:span><text:span text:style-name="T74">will gain over time. This is a common feature of class specialization perks where there is a small degree of randomization involved. And, even though this bit of randomization can be overridden, most won’t because the granted abilities are generally good enough and there is also small effectiveness bonus granted in compensation for the slight randomness.</text:span></text:p>
      <text:p text:style-name="P43">Next, there is Force Master I, which is a bit of a creative choice chosen chosen to enable her to overcome as many scenarios as possible. <text:span text:style-name="T75">The usefulness of this perks entirely depends on the abilities of the user. And, it can be either extremely useful or extremely overpowered depending on how it is employed. Fortunately, Mary has ultimate confidence in herself, so she has chosen this perk over every other option.</text:span></text:p>
      <text:p text:style-name="P44">Finally, there is Dormant Overlimit III, which is her perk choice for <text:span text:style-name="T76">ultimate scaling. </text:span>With Dormant Powers no longer existing to grant bonus perk points <text:span text:style-name="T76">upon reaching a certain milestone</text:span>, <text:span text:style-name="T76">anybody looking to maximize scaling </text:span><text:span text:style-name="T77">is forced to instead choose a different effect to be unlocked.</text:span><text:span text:style-name="T76"> </text:span><text:span text:style-name="T77">And, of all of the possible effects to choose from, what could be better than the perk type that can be considered one of the strongest standalone?</text:span></text:p>
      <text:p text:style-name="P45">Overlimits are a type of Super Form that are meant to provide even more extreme benefits in exchange for a con. They are one of the relatively few ‘allowed’ types of pro for a con type of perks that have managed to persist into this next session and grant extreme strength with some major drawback.</text:p>
      <text:p text:style-name="P46">In Mary’s case, the form that her Overlimit perks will take is semi-randomized and she won’t necessarily know what effects that she will get from the perks on unlock. However, she doesn’t care. <text:soft-page-break/>They are Dormant Overlimits after all, so even if she <text:span text:style-name="T78">were to get</text:span> the notoriously comically bad “Pink Strengthening Technique” <text:span text:style-name="T78">three times over,</text:span> the overall effectiveness <text:span text:style-name="T78">of her granted abilities </text:span><text:span text:style-name="T79">would be so high that she’d find ample uses for them.</text:span></text:p>
      <text:p text:style-name="P69">Though, as a precaution, she did choose semi-randomization to avoid such a thing. Even though she could make Pinky Strengthing Overlimit III work… different options would certainly be much better, hence why she opted for the perk to include the “semi-randomness to suit her build” detail.</text:p>
      <text:p text:style-name="P1">"I think I'm good now," Mary states as she looks over to A<text:span text:style-name="T79">lfred.</text:span></text:p>
      <text:p text:style-name="P47"><text:span text:style-name="T80">Perk </text:span><text:span text:style-name="T79">s</text:span>ynergies, uptime, availability, utility, total power, total benefit, expected impact on victory...</text:p>
      <text:p text:style-name="P48">Other players picking Dormant Power perks themselves…</text:p>
      <text:p text:style-name="P48">The necessity of conquering powerful threats to continue leveling at higher levels….</text:p>
      <text:p text:style-name="P48">Nearly every factor that one can think of has been factored into her choices over the past month. One might see her actions as risky by choosing 3 dormant perks. However, to Mary, she thinks differently. This much risk is the bare minimum necessary to win. So, in reality, these perk selections are technically not risky at all. They are simply mandatory.</text:p>
      <text:p text:style-name="P1">“Dormant Overlimit III, eh? Always the ambitious one aren’t you?” Al<text:span text:style-name="T81">fred</text:span> comments as his frozen form begins to move once more.</text:p>
      <text:p text:style-name="P1">"I want to win. What can I say?" Mary responds. "And, this was a build that I came up with when I had superintelligence. So, surely it can't be that bad?"</text:p>
      <text:p text:style-name="P311">"As long as you don't die," Al<text:span text:style-name="T82">fred</text:span> <text:span text:style-name="T82">states in a </text:span><text:span text:style-name="T83">morose</text:span><text:span text:style-name="T82"> tone</text:span>.</text:p>
      <text:p text:style-name="P315">But, his expression quickly shifts to a warm smile as he asks, “What stat distribution would you like?”</text:p>
      <text:p text:style-name="P311">“<text:span text:style-name="T338">20 strength, </text:span><text:span text:style-name="T339">10 dexterity, 20 vitality, 10 magic, </text:span><text:span text:style-name="T342">2</text:span><text:span text:style-name="T339">0 wisdom, </text:span><text:span text:style-name="T340">10 intelligence, 0 luck,” Mary responds immediately.</text:span></text:p>
      <text:p text:style-name="P312">She picks these numbers based on her understanding of stats.</text:p>
      <text:p text:style-name="P313">She has <text:span text:style-name="T343">100</text:span> stat points to spend to start. <text:span text:style-name="T344">S</text:span>he can only <text:span text:style-name="T343">allocate</text:span> 20 points <text:span text:style-name="T343">into a given stat </text:span><text:span text:style-name="T344">at most. </text:span>Stats can’t be reduced to below <text:span text:style-name="T343">negative values. </text:span>A <text:span text:style-name="T344">stat value </text:span>of <text:span text:style-name="T340">0 is completely average. </text:span><text:span text:style-name="T344">Every additional </text:span>point in a stat increases that baseline <text:span text:style-name="T340">by about </text:span><text:span text:style-name="T345">5</text:span><text:span text:style-name="T340">% per point. </text:span><text:span text:style-name="T344">Players gain 10 stats on level-up.</text:span></text:p>
      <text:p text:style-name="P314"><text:span text:style-name="T344">From these rules and experience, she knows that stats are extremely valuable and </text:span><text:span text:style-name="T347">that</text:span><text:span text:style-name="T344"> proper distribution matters a lot. A stat value of </text:span><text:span text:style-name="T346">60</text:span><text:span text:style-name="T342"> </text:span><text:span text:style-name="T347">ranks near the level of peak </text:span><text:span text:style-name="T342">human ability in the real world and is the </text:span><text:span text:style-name="T347">difference </text:span><text:span text:style-name="T341">between a </text:span><text:span text:style-name="T340">fairly average </text:span><text:span text:style-name="T342">18 year old and a </text:span><text:span text:style-name="T341">top-tier strongman </text:span><text:span text:style-name="T342">when using the strength stat as </text:span><text:span text:style-name="T344">the basis</text:span><text:span text:style-name="T342">.</text:span></text:p>
      <text:p text:style-name="P314">“<text:span text:style-name="T347">Understood. Then, final question. Will these be your final selections?”</text:span></text:p>
      <text:p text:style-name="P1"><text:soft-page-break/>"Yes.”</text:p>
      <text:p text:style-name="P49">“<text:span text:style-name="T84">Do you agree to the games Terms and Conditions and Legal Disclaimers?” Alfred continues.</text:span></text:p>
      <text:p text:style-name="P50">At the same time, two holographic scrollable boxes appear that Mary can interact with.</text:p>
      <text:p text:style-name="P50">“I do,” she responds as she scrolls both to the bottom with her mind, causing the greyed out ‘Accept’ button at the bottom to turn bright blue.</text:p>
      <text:p text:style-name="P50">With a thought, she mentally clicks them both.</text:p>
      <text:p text:style-name="P1">“Then, best of luck in the game! I hope that you win! Try not to die!” Al<text:span text:style-name="T84">fred</text:span> replies <text:span text:style-name="T84">with a light smile.</text:span></text:p>
      <text:p text:style-name="P1">And, like that, Mary enters the game.</text:p>
      <text:p text:style-name="P1">***</text:p>
      <text:p text:style-name="P1">Mary’s vision unblurs and she finds herself standing near a fountain in the center of a well-built town that appears to be in <text:span text:style-name="T85">disrepair.</text:span></text:p>
      <text:p text:style-name="P1">The roads are made from a mixed grey cobblestone, buildings have stone bases with painted wooden walls, people bustle around on foot and in carriages and there are many shops stocked with arts, clothes, jewelry and more on display.</text:p>
      <text:p text:style-name="P1">However, the air is tan-colored and musty. The clothing of the citizens appears to be in disarray. Some people appear to be starved or outright sick. And, even the fountain beside Mary appears to have been dried out for ages.</text:p>
      <text:p text:style-name="P1">The tan-colored shading of the atmosphere is definitely supernatural in nature and reminds her of some of the scenes that she saw in prior areas of the previous game session. Usually, they were caused by geographically induced magical forces. So, she wonders if that’s the case here.</text:p>
      <text:p text:style-name="P51">‘I guess the backlash from the <text:span text:style-name="T86">beta</text:span> was pretty severe,’ Mary thinks as she recalls some of <text:span text:style-name="T87">the post-beta commentary by the game’s developers.</text:span></text:p>
      <text:p text:style-name="P52">Many players complained about the unfair start in brutal wildernesses. Countless players died instantly without even getting to experience any of the game. <text:span text:style-name="T89">Thus, </text:span><text:span text:style-name="T88">the developers promised that players would have a more fair start than compared to before. </text:span><text:span text:style-name="T89">And, that is what Mary is witnessing now as she wouldn’t even dare to dream of spawning in a town if the odds were the same as in the beta.</text:span></text:p>
      <text:p text:style-name="P1">‘And not a beggar start either,’ Mary thinks as she checks her outfit and sees that she has a plain white shirt, plain <text:span text:style-name="T89">brown</text:span> pants and plain sandals. <text:span text:style-name="T90">The quality of her attire isn’t too good. But, it isn’t dirty rags like in the beta either.</text:span></text:p>
      <text:p text:style-name="P1">She then prepares to check her Status screen. But, before she can, a player standing next to her speaks.</text:p>
      <text:p text:style-name="P1">“This is nice!” <text:span text:style-name="T90">a man says, drawing her attention.</text:span></text:p>
      <text:p text:style-name="P53"><text:soft-page-break/>3 other players have spawned by this fountain in the dying city <text:span text:style-name="T90">that look toward the one person who spoke.</text:span></text:p>
      <text:p text:style-name="P53"><text:span text:style-name="T90">Another guy says, </text:span>“Ah. <text:span text:style-name="T90">Friends! </text:span>It looks like we have all spawned in together. <text:span text:style-name="T90">Name’s Gondor, nice to meet you.”</text:span></text:p>
      <text:p text:style-name="P1">“Mary,” <text:span text:style-name="T90">Mary responds plainly.</text:span></text:p>
      <text:p text:style-name="P1">“I’m The Great Wizard Lavant!” the third person announces proudly. “<text:span text:style-name="T91">Fear me and tremble!”</text:span></text:p>
      <text:p text:style-name="P1">“I’m the Evil Sage Niagra,” the fourth person says.</text:p>
      <text:p text:style-name="P54">“You chose to play a girl?” Lavant <text:span text:style-name="T91">asks</text:span>. “Surprising. Just curious? Or, maybe <text:span text:style-name="T91">trying the seduction route?</text:span>” he asks warily <text:span text:style-name="T92">while squinting his eyes.</text:span></text:p>
      <text:p text:style-name="P1">“No, I’m actually a girl in real life. And, I’m not here to date,” Mary responds flatly.</text:p>
      <text:p text:style-name="P1">“Sure, sure. Well, it doesn’t matter, right? We all can be whatever we want here,” Lavant responds with a shrug. “But, I take it that you don’t plan to play the game very seriously if you chose to be a girl just to play a girl.”</text:p>
      <text:p text:style-name="P1">Hearing this, Mary frowns and says, “Hmph. The first winner was a girl. So, who is to say that one won’t win again?”</text:p>
      <text:p text:style-name="P1">“That was due to bug abuse and luck,” Lavant replies. “I mean come on. Reincarnating as a 4-year-old? Ridiculous. Only a retard would do that. Won’t happen again.”</text:p>
      <text:p text:style-name="P1">Mary’s jaw drops in disbelief.</text:p>
      <text:p text:style-name="P1">Is this really how her win is perceived by others?</text:p>
      <text:p text:style-name="P55">Surely not… right?</text:p>
      <text:p text:style-name="P56"><text:span text:style-name="T93">“</text:span><text:span text:style-name="T94">Damn. Are they all newbs?” Gondor comments in a low voice to himself.</text:span></text:p>
      <text:p text:style-name="P56">“<text:span text:style-name="T94">Pfft, I probably made it farther than you,” Lavant responds.</text:span></text:p>
      <text:p text:style-name="P56">“<text:span text:style-name="T95">With the way you were talking, I doubt it,” Gondor states warily.</text:span></text:p>
      <text:p text:style-name="P57">Though, he quickly turns his attention to Niagra and advises, “You clearly are new. So, I’ll tell you flat out. Tone down the whole evil thing. People won’t like it.</text:p>
      <text:p text:style-name="P57">There is a grace period where Residents ignore you for a couple of minutes upon joining the game. However, it won’t last long. And, if you start talking about evil while they can recognize us, then it’s gonna start a whole lot of trouble. Do you catch my drift?”</text:p>
      <text:p text:style-name="P1">“Hmph! The Evil Sage Niagra bows to nobody!” Niagra states defiantly.</text:p>
      <text:p text:style-name="P1">“Hey you,” a group of three guards approach.</text:p>
      <text:p text:style-name="P1">These guards wear surprisingly well-maintained full <text:span text:style-name="T96">iron or steel</text:span> armor with open helmets and <text:soft-page-break/>swords and shields holstered at their waists. <text:span text:style-name="T96">They have decently huge muscles given the proportions of their armor and builds and o</text:span>ne even has a bow and quiver on his back <text:span text:style-name="T96">which</text:span> fully demonstrates their readiness for any situation.</text:p>
      <text:p text:style-name="P1">“What did you just say?” the <text:span text:style-name="T96">guard</text:span> at the front asks.</text:p>
      <text:p text:style-name="P1">They have numerous scratches on their face and appear obviously hostile. One wrong move and there would likely be problems.</text:p>
      <text:p text:style-name="P1">“Hehe, my friend here was just playing a prank,” Gondor defends him quickly.</text:p>
      <text:p text:style-name="P1">The guards look at Gondor, then back at Niagra, who gets scared and says, “Haha, right, right! It was just a joke. Sorry!”</text:p>
      <text:p text:style-name="P1">“Hmph. Don’t let it happen again,” the guard states as he and the other turn to leave.</text:p>
      <text:p text:style-name="P1">“Well, it looks like they reduced that timer,” Lavant comments.</text:p>
      <text:p text:style-name="P1">“But, the friendliness and disregard are still in effect. Otherwise, heh, we’d be in trouble,” Mary notes.</text:p>
      <text:p text:style-name="P1">“Anyway. Guys, I love playing buddy buddy and all of that. But, I’m honestly here just to win the cash prize. So, I’d like to get a move on. Is that cool?” Gondor asks.</text:p>
      <text:p text:style-name="P1">“I feel the same way,” Lavant agrees.</text:p>
      <text:p text:style-name="P1">“Fine,” Niagra comments.</text:p>
      <text:p text:style-name="P1">“Let’s go then,” Mary says as she points at a building close by. “That’s an adventurer’s guild, right? Looks like this area is entirely English too. Pretty convenient.”</text:p>
      <text:p text:style-name="P1">“Yup,” Gondor responds as he turns and begins walking.</text:p>
      <text:p text:style-name="P1">As they’re walking, Lavant moves over to Mary and asks, “So, your name is Mary and you seem to really think the last winner is hot shit. Is she your idol or something?”</text:p>
      <text:p text:style-name="P1">“Of course,” Mary responds with a fake smile. “The previous winner… well… won. What more is there to say? She was, and, until dethroned, is, the best player.”</text:p>
      <text:p text:style-name="P1">“<text:span text:style-name="T96">Yeah, but that was just a beta. That was unbalanced. It doesn’t count,” Lavant disagrees.</text:span></text:p>
      <text:p text:style-name="P1">“<text:span text:style-name="T96">Alpha. Beta. Release. Who cares? A winner is still a winner until they lose,” Mary replies with a sense of non-care.</text:span></text:p>
      <text:p text:style-name="P1">“<text:span text:style-name="T97">I care. There’s a big difference between a beta and release you know? It was buggy. You saw how many changes were made for this release, right? It was crazy how many changes got made.”</text:span></text:p>
      <text:p text:style-name="P1">“<text:span text:style-name="T97">Ugh,” Mary groans.</text:span></text:p>
      <text:p text:style-name="P58">“<text:span text:style-name="T97">Either way, I’m happy to hear this conversation,” Gonodr states. “If you two followed her adventure and still chose to play this game, then that means you both have guts.</text:span></text:p>
      <text:p text:style-name="P70"><text:soft-page-break/>And, you probably learned some good stuff too.</text:p>
      <text:p text:style-name="P1">I know it’s a bit early, but let’s definitely chat more in private later. I think we could make a serious group.”</text:p>
      <text:p text:style-name="P1">“Sure,” Mary responds casually.</text:p>
      <text:p text:style-name="P1">“<text:span text:style-name="T97">If your skills are suitable, then I’ll consider it,” Lavant states. “I won’t party with anybody average.”</text:span></text:p>
      <text:p text:style-name="P1">“<text:span text:style-name="T97">Oh really?” Gondor responds with interest.</text:span></text:p>
      <text:p text:style-name="P58">“<text:span text:style-name="T97">I was rank 8,230 of the Universal Alliance guild,” Lavant brags.</text:span></text:p>
      <text:p text:style-name="P59">“Oh, that’s actually pretty good,” Gondor responds with <text:span text:style-name="T98">obvious pleasure</text:span>. “<text:span text:style-name="T98">What about you Mary?”</text:span></text:p>
      <text:p text:style-name="P59">“<text:span text:style-name="T98">Solo player,” she responds. “Though, I did make it fairly far on my own.”</text:span></text:p>
      <text:p text:style-name="P59">“<text:span text:style-name="T98">How far?” Gondor asks.</text:span></text:p>
      <text:p text:style-name="P59">“<text:span text:style-name="T98">Private,” she responds.</text:span></text:p>
      <text:p text:style-name="P59">“<text:span text:style-name="T100">Private,” he frowns. “Ok. I won’t pry. E</text:span><text:span text:style-name="T98">ither way, it’s not easy to play solo. P</text:span>erhaps we lucked out with a good group here.</text:p>
      <text:p text:style-name="P1">That just leaves… Niagra.”</text:p>
      <text:p text:style-name="P1">“Don’t worry,” Niagra responds <text:span text:style-name="T98">confidentially.</text:span> “I’m no fool. I want the 100 million dollars too. I did my research. I picked perks that <text:span text:style-name="T98">will absolutely guarantee me good guild placements. </text:span>I can revive others, heal, conjure undead, <text:span text:style-name="T101">and </text:span>even use a variety of curses!”</text:p>
      <text:p text:style-name="P1">As he speaks, the others slap their foreheads with their hands.</text:p>
      <text:p text:style-name="P1">‘<text:span text:style-name="T98">Why must he speak so loudly!’ they all think </text:span><text:span text:style-name="T101">mentally in unison</text:span><text:span text:style-name="T98">.</text:span></text:p>
      <text:p text:style-name="P1">“Hey, hey, hey!” the guards from before approach with seriously concerned expression. “What’s this I’m hearing about death, undead and curses?”</text:p>
      <text:p text:style-name="P1">“<text:span text:style-name="T99">Sir, he was talking about a rumor he heard,” Gondor quickly improvises.</text:span></text:p>
      <text:p text:style-name="P60">Though, as Gondor states this, Mary and Lavant notice something unusual.</text:p>
      <text:p text:style-name="P1">“<text:span text:style-name="T101">You sense it?” Lavant asks as with a scrutinizing look toward Mary.</text:span></text:p>
      <text:p text:style-name="P1">‘<text:span text:style-name="T101">This guy is fairly perceptive,’ Mary thinks. ‘Gotta keep on my toes.’</text:span></text:p>
      <text:p text:style-name="P1">“<text:span text:style-name="T101">Indeed,” Mary responds passively.</text:span></text:p>
      <text:p text:style-name="P1">“<text:span text:style-name="T101">Interesting,” he responds.</text:span></text:p>
      <text:p text:style-name="P60">Meanwhile, the more charismatic guard asks, “A rumor? What kind or rumor? Maybe you want to tell us at the guard house about what you’ve heard?”</text:p>
      <text:p text:style-name="P60"><text:soft-page-break/>“Sir, we meant no offense,” Gondor responds politely.</text:p>
      <text:p text:style-name="P60">“Come to think of it,” the other guard states, “I haven’t seen you two around here before. Those are some fairly nice clothes too. Where are you all from?”</text:p>
      <text:p text:style-name="P60">“I think there are more pressing matters to attend to,” Lavant comments at this point.</text:p>
      <text:p text:style-name="P60">“Huh!?” the guard asks with offense. “What is more pressing than what I say?”</text:p>
      <text:p text:style-name="P60">“That is,” Lavant states while pointing his finger forward.</text:p>
      <text:p text:style-name="P61">And, at the same time, the ground begins to rumble.</text:p>
      <text:p text:style-name="P62">*<text:span text:style-name="T103">rumble rumble rumble*</text:span></text:p>
      <text:p text:style-name="P60">The city is a large circle with a 50-foot stone wall <text:span text:style-name="T102">encircling it and seemingly endless tan-colored fields extending in every direction.</text:span></text:p>
      <text:p text:style-name="P61">There, several miles away from the city, loose mana flows over a vast area toward a single point where an anomaly occurs.</text:p>
      <text:p text:style-name="P61">“What the hell,” the guards remark as they look to where Lavant has pointed.</text:p>
      <text:p text:style-name="P62">From their position, the guards and players can’t see what lies beyond the walls.</text:p>
      <text:p text:style-name="P71">But, this is only at first. As time passes, the ground rumbling becomes more intense and something entirely unbelievable occurs: <text:span text:style-name="T111">a</text:span><text:span text:style-name="T112"> spire </text:span><text:span text:style-name="T105">s</text:span><text:span text:style-name="T112">lowly rises up to above the tall city walls.</text:span></text:p>
      <text:p text:style-name="P65">The spire is made of organic material that beats with pulses at different <text:span text:style-name="T106">rates</text:span> and features slowly <text:span text:style-name="T104">modulating</text:span> light effects under thin layers of membrane. <text:span text:style-name="T106">A</text:span><text:span text:style-name="T105">ll kinds of liquids and goo </text:span><text:span text:style-name="T106">encompass its body almost like an infant being born into the world. And, as it rises to its zenith, </text:span><text:span text:style-name="T113">its thinnest and finest tip breaches the clouds. Everything above the monolithic structure seems completely inferior in comparison as it dominates above its surroundings.</text:span></text:p>
      <text:p text:style-name="P63">“<text:span text:style-name="T104">By Nora’s Light!” one guard remarks with terror </text:span><text:span text:style-name="T111">while lookin</text:span><text:span text:style-name="T113">g around.</text:span></text:p>
      <text:p text:style-name="P73">This tower isn’t the one to appear either as other spires can be seen rising up extremely far in the distance. <text:span text:style-name="T114">There aren’t too many of them that they can see. However, the fact that there is more than one does nothing to install confidence in their viewers.</text:span></text:p>
      <text:p text:style-name="P63">“<text:span text:style-name="T104">There’s no way that this is really happening, right?” Gondor comments himself as he looks to Lavant.</text:span></text:p>
      <text:p text:style-name="P63">“<text:span text:style-name="T104">It definitely is,” Lavant responds grimly.</text:span></text:p>
      <text:p text:style-name="P63">“<text:span text:style-name="T104">The developers said that they were making this session more beginner friendly, right? I’m not going crazy here, am I?” Gondor asks.</text:span></text:p>
      <text:p text:style-name="P63">“<text:span text:style-name="T106">They definitely did,” Lavant responds </text:span><text:span text:style-name="T109">morbidly.</text:span></text:p>
      <text:p text:style-name="P63">“<text:span text:style-name="T110">That’s not the same spire as from in the beta, though,” Mary comments.</text:span></text:p>
      <text:p text:style-name="P63"><text:soft-page-break/>“<text:span text:style-name="T110">Yeah, it’s definitely a lot larger…,” Gondor comments.</text:span></text:p>
      <text:p text:style-name="P63">“<text:span text:style-name="T110">What the hell do you all mean?</text:span><text:span text:style-name="T106">” the initial guard asks with a serious look on his face.</text:span></text:p>
      <text:p text:style-name="P64">“<text:span text:style-name="T111">If our knowledge is correct, then the city will need to rally that spire. Quickly. </text:span><text:span text:style-name="T106">M</text:span><text:span text:style-name="T107">onsters</text:span><text:span text:style-name="T106"> come from spires. And, no</text:span><text:span text:style-name="T107">t</text:span><text:span text:style-name="T106"> weak ones either,” </text:span><text:span text:style-name="T111">Mary</text:span><text:span text:style-name="T107"> remarks.</text:span></text:p>
      <text:p text:style-name="P72">Though, even though she says all of this, she isn’t optimistic.</text:p>
      <text:p text:style-name="P67">In the beta there were spires. However, the progression leading up to them was entirely different. It took 50 years for monster invasions to begin. And, even then, it begin by monsters dropping down from portals in the sky. Only after a year of invasions did the invasion method change to spires. <text:span text:style-name="T114">And, with the change in method, can a substantial increase in strength, as powerful condensed hoards of creatures were constantly loosed upon the world.</text:span></text:p>
      <text:p text:style-name="P67"><text:span text:style-name="T114">But… a</text:span>t the time, such invasion<text:span text:style-name="T114">s</text:span> mattered little as players were decently high leveled by <text:span text:style-name="T114">then</text:span>. <text:span text:style-name="T114">In contrast, the players are only level 1 now, so those kinds of invasions would be </text:span>devastatingly lethal.</text:p>
      <text:p text:style-name="P67"><text:span text:style-name="T114">In fact, given her knowledge, she believes that the legality would be too unreasonable, so she comes to a </text:span>conclusion with high confidence <text:span text:style-name="T114">very quickly.</text:span></text:p>
      <text:p text:style-name="P68">“<text:span text:style-name="T115">No, that shouldn’t be the case,” Mary corrects herself. “That would be too insane. The spires have to have weaker monsters right now.”</text:span></text:p>
      <text:p text:style-name="P66">“I agree,” Gondor responds. “They must have been rebalanced.”</text:p>
      <text:p text:style-name="P66">“<text:span text:style-name="T108">What should we do?” Niagra asks with concern. “We definitely can’t take on a spire as we are can we?”</text:span></text:p>
      <text:p text:style-name="P66">“<text:span text:style-name="T108">We might,” Lavant states. “Though, it really depends on how strong the monsters are.”</text:span></text:p>
      <text:p text:style-name="P66">“<text:span text:style-name="T116">It seems that the developers have other plans for us,” Mary states as she points at the spire and says, “Look.”</text:span></text:p>
      <text:p text:style-name="P74">From the top of the spire emerges a semi-transparent film shimmering with prismatic rainbow-colored light appearing like a bubble reflecting against the sun. This film enlarges and continues down with tremendous speed to reach the ground, expand and then solidify with more strongly colored rainbow-colored light effects.</text:p>
      <text:p text:style-name="P74">“A high level barrier?” Lavant speculates as he squints toward the barrier. “Now I’m really confused. If they can make a barrier that strong, why do they even need one? They could simply overrun us.”</text:p>
      <text:p text:style-name="P74">“There are clearly too many details that we don’t know,” <text:span text:style-name="T117">Gondor states. “It’s obvious that our knowledge from the beta is only get us so far this time around.”</text:span></text:p>
      <text:p text:style-name="P75">“<text:span text:style-name="T118">The silver lining to this situation is that that spire is really far away,’ Mary notes.</text:span></text:p>
      <text:p text:style-name="P75">“<text:span text:style-name="T118">Alright, alright, alright,” the initial guard interrupts. “I’ve had enough. You’re all coming with me </text:span><text:soft-page-break/><text:span text:style-name="T118">to the guard house! We need to speak!”</text:span></text:p>
      <text:p text:style-name="P76">“<text:span text:style-name="T119">Tyson! Matt!” another guard shouts at him while approaching.</text:span></text:p>
      <text:p text:style-name="P76">“<text:span text:style-name="T119">Johnny? What is it?” Tyson asks.</text:span></text:p>
      <text:p text:style-name="P76">“<text:span text:style-name="T119">Demons! Lots of em. Captain is ordering us to gather </text:span><text:span text:style-name="T121">by</text:span><text:span text:style-name="T119"> the northern gates. We have to defend the city.”</text:span></text:p>
      <text:p text:style-name="P76">“<text:span text:style-name="T119">Grrr,” Tyson frowns as he looks at the players in silent contemplation.</text:span></text:p>
      <text:p text:style-name="P76">“<text:span text:style-name="T119">I’ll come with you all,” Mary offers as she looks to the others.</text:span></text:p>
      <text:p text:style-name="P76">“<text:span text:style-name="T119">Fine,” Gondor agrees. “I don’t want to cause any trouble.”</text:span></text:p>
      <text:p text:style-name="P76">“<text:span text:style-name="T119">Same,” Niagra agrees.</text:span></text:p>
      <text:p text:style-name="P76">“<text:span text:style-name="T119">Ok. Sure,” Lavant states.</text:span></text:p>
      <text:p text:style-name="P77">Tyson smiles as he hears this, as he pats Matt on the back and says, “Let’s hurry.”</text:p>
      <text:p text:style-name="P77">Thus, the guards begin a small jog.</text:p>
      <text:p text:style-name="P77">And, Niagra even begins to join in with them.</text:p>
      <text:p text:style-name="P77">However, the other three players don’t try at all.</text:p>
      <text:p text:style-name="P77">“Hurry it up!” Tyson shouts back at them as Niagra awkwardly slows to a stop.</text:p>
      <text:p text:style-name="P77">“No can do,” Lavant immediately responds. “I’m a Mage. Not a warrior.”</text:p>
      <text:p text:style-name="P77">“A Mage!?” Tyson responds with surprise as both Matt and Johnny show surprise too. “Ok. Fine. We’ll walk,” he settles.</text:p>
      <text:p text:style-name="P77">And thus, the group walks, as they head toward the walls at a slow pace while watching their surroundings.</text:p>
      <text:p text:style-name="P77">A large horn blares in the distance with loud tunes as the city’s residents run through the streets to take cover.</text:p>
      <text:p text:style-name="P77">Guards can be seen running <text:span text:style-name="T120">toward the walls as well from far away streets as the entire city reacts to the appearance of the spires in some way.</text:span></text:p>
      <text:p text:style-name="P78">***</text:p>
      <text:p text:style-name="P78"><text:span text:style-name="T121">After nearly 20 minutes of travel</text:span>, their group reaches the gates where over 100 guards are amassed <text:span text:style-name="T121">by the hole in the wall that allows for </text:span>passage into and out of the city.</text:p>
      <text:p text:style-name="P79">Nobody is passing through the gate at this time. And there are many senior looking guards up front with various decorations on their attire.</text:p>
      <text:p text:style-name="P79">“Let’s wait here for the captain,” Johnny says, to which Tyson and Matt nod in agreement.</text:p>
      <text:p text:style-name="P79"><text:soft-page-break/>“Now then,” Tyson turns his attention back to the group. “So, you’re a Mage?” he asks again toward Lavant.</text:p>
      <text:p text:style-name="P79">There is a hint of skepticism in his voice. However, his overall tone is very respectful.</text:p>
      <text:p text:style-name="P79">“Indeed,” Lavant responds.</text:p>
      <text:p text:style-name="P79">“Might you be willing to show me some of your magic then respected wizard?” Tyson requests.</text:p>
      <text:p text:style-name="P79">“Not a problem,” Lavant states as he points his palm at the guard and casts a spell.</text:p>
      <text:p text:style-name="P79">‘Gust,’ Lavant thinks, as magic funnels to his hand and ignites to produce a spell.</text:p>
      <text:p text:style-name="P79">The wind around his hand is thrust forward as telekinetic power controls the air to send forth a surge of air.</text:p>
      <text:p text:style-name="P79">“Woah” Tyson states as the air flows past his head, rustling his hair. “I thank you for your demonstration.</text:p>
      <text:p text:style-name="P79">I will treat you with the proper respect deserving of a Mage. However, there are still matters that we need to settle. Your group mentioned several details regarding this invasion, so I need to know what you guys know about what is happening.”</text:p>
      <text:p text:style-name="P79">“Unfortunately, this information is above your pay grade,” Lavant responds plainly. “When your captain gets here, we’ll talk to him and he can decide what to do.”</text:p>
      <text:p text:style-name="P79">“That’s not going to cut it,” Tyson responds with a snort. “As guards, we have to protect public safety. If you are withholding information that could help prevent a crisis, then we’re have to…”</text:p>
      <text:p text:style-name="P79">As he is finishing his line, Lavant interrupts and sates, “You’ll do what? Arrest us? Put us in jail? Do that and then you’re dealing with that spire blind with no information.</text:p>
      <text:p text:style-name="P79">Look. We’re not here to start any problems. Just be patient and let the higher ups do their job.”</text:p>
      <text:p text:style-name="P79">And, with nearly perfect timing, a guard wearing ribbons on his iron armor approaches on horse back causing the attention of several guards to move to them and for them to shout enthusiastically, “Captain!”</text:p>
      <text:p text:style-name="P79">The Captain looks down at the group of players with the guards and tells them, “Tyson. Take our guests to the Golden Swan Inn nearby.”</text:p>
      <text:p text:style-name="P79">“But…,” he protests.</text:p>
      <text:p text:style-name="P79">“No buts,” the Captain says sternly while giving him a particular type of serious look.</text:p>
      <text:p text:style-name="P79">“Yes captain!” he responds.</text:p>
      <text:p text:style-name="P79">Then, Tyson turns to the players and <text:span text:style-name="T122">says while pointing</text:span>, “Come. We’re going to the inn over there.”</text:p>
      <text:p text:style-name="P79">“<text:span text:style-name="T123">Hold it,” Lavant raises his hand up in disagreement. “I want to join the fight. I’m a decently </text:span><text:soft-page-break/><text:span text:style-name="T123">powerful Mage. I won’t be refused.”</text:span></text:p>
      <text:p text:style-name="P81">His tone is filled with authority as he looks at the captain without any fear.</text:p>
      <text:p text:style-name="P81">“A Mage?” the captain responds with skepticism.</text:p>
      <text:p text:style-name="P81">“It’s true,” Tyson states. “He controlled the wind.”</text:p>
      <text:p text:style-name="P81">“In that case, I’m ever more certain that you should go to the inn. There is too much that we don’t know. And, if you were to get injured, I don’t know how I’d face my commander.”</text:p>
      <text:p text:style-name="P81">“I’m a free citizen, am I not? What right do you have to restrain me,” Lavant protests.</text:p>
      <text:p text:style-name="P81">“Listen here,” the captain states with annoyance. “I’m aware that you and your friends have mysterious origins. Don’t be difficult with me and I won’t give you a hard time.”</text:p>
      <text:p text:style-name="P81">“Hmmm,” Lavant responds with a frown.</text:p>
      <text:p text:style-name="P81">“I’ll follow along obediently,” Mary states in a carefree tone while putting her arms above her head. “Where’s the inn. There?”</text:p>
      <text:p text:style-name="P80">“<text:span text:style-name="T122">Don’t worry,” Gondor reassures </text:span><text:span text:style-name="T124">Lavant with a pat on the back.</text:span><text:span text:style-name="T122"> “There will be more than enough demons to fight </text:span><text:span text:style-name="T124">in the future I’m sure.”</text:span></text:p>
      <text:p text:style-name="P80">“<text:span text:style-name="T124">Don’t touch me,” Lavant complains as he flicks his shoulders to take off Gondor’s arm.</text:span></text:p>
      <text:p text:style-name="P82">However, Gondor merely shrugs as he walks forward with Mary and Niagra following behind.</text:p>
      <text:p text:style-name="P82">Since this is the case, he decides to follow them too as Tyson tags along.</text:p>
      <text:p text:style-name="P82">“Matt, Johnny, come with me,” the captain states.</text:p>
      <text:p text:style-name="P82">And, with that, the group splits up.</text:p>
      <text:p text:style-name="P82">A short walk later they arrive at the inn located <text:span text:style-name="T122">on premium real estate near the city’s entrance. It isn’t the most lavish establishment. However, it is quite tall with three massive square floors, a dusted red roof that would likely be bright if well cleaned and dusted tan walls.</text:span></text:p>
      <text:p text:style-name="P83">They step inside to find a fairly average dining space with a bar in the back that is completely devoid of patrons. High stools line the glass covered wall beside the entrance, tables and booths are situated within the interior and a counter with stools and a full bar are set in the back. Stairs and hallways lead to deeper areas of the establishment.</text:p>
      <text:p text:style-name="P82">“Welcome to the Golden Inn,” a woman speaks from behind a counter as she turns around. Though, after noticing Tyson she says, “Ahhh, Tyson.”</text:p>
      <text:p text:style-name="P82">“Greetings <text:span text:style-name="T125">Lynn</text:span>,” Tyson responds.</text:p>
      <text:p text:style-name="P84"><text:span text:style-name="T124">“</text:span><text:span text:style-name="T125">What is going on out there? What is that big pink tower?” Lynn asks.</text:span></text:p>
      <text:p text:style-name="P84"><text:soft-page-break/>“<text:span text:style-name="T125">The situation is still under investigation,” Tyson responds. “In the meantime, I need you to host these four for a bit. Help them with board and food. Put it on my tab for now.”</text:span></text:p>
      <text:p text:style-name="P84">“<text:span text:style-name="T125">Damn. Ok. Fine,” she says to Tyson before looking at the players. “</text:span>Make yourselves at home. <text:span text:style-name="T125">Go order food and drink at the counter. My husband is in the back. He’ll come out to take care of you.”</text:span></text:p>
      <text:p text:style-name="P1">“<text:span text:style-name="T125">Thank you!” Gondor states as he waves lightly and walks away.</text:span></text:p>
      <text:p text:style-name="P83">The other players join him as Tyson exchanges a few more short words with Lynn and then leaves.</text:p>
      <text:p text:style-name="P1">"Well, he didn't stick with us long," Mary comments.</text:p>
      <text:p text:style-name="P1">“Already back to waiting, haaaa,” Gondor sighs and yawns lightly.</text:p>
      <text:p text:style-name="P1">“Yeah,” Lavant agrees while stretching.</text:p>
      <text:p text:style-name="P1">“<text:span text:style-name="T126">I like rest,” Mary states while closing her eyes.</text:span></text:p>
      <text:p text:style-name="P1">“<text:span text:style-name="T126">I just like experience more,” Lavant disagrees.</text:span></text:p>
      <text:p text:style-name="P1">Mary merely shrugs <text:span text:style-name="T126">and says nothing in return.</text:span></text:p>
      <text:p text:style-name="P85">Even though her stats aren’t as high as they were before, spending the equivalent of <text:span text:style-name="T126">5,000 years in the beta </text:span>has tempered her mind <text:span text:style-name="T126">in ways that normal humans can’t understand. </text:span>She simply doesn’t have the capacity to feel boredom in the same way that a normal person does. She is like a monk that has trained their body and mind to suppress material desires <text:span text:style-name="T127">to zero.</text:span></text:p>
      <text:p text:style-name="P86">“Since we’ll be together for a while longer, how about we discuss classes? <text:span text:style-name="T128">I’m a warrior. What about you guys?”</text:span></text:p>
      <text:p text:style-name="P1">“<text:span text:style-name="T128">God Mage,” Lavant responds </text:span><text:span text:style-name="T129">promptly</text:span><text:span text:style-name="T128">. </text:span>"<text:span text:style-name="T128">Wind, Dimensional and Buff </text:span><text:span text:style-name="T130">Mage</text:span><text:span text:style-name="T128"> specializations, </text:span><text:span text:style-name="T131">Wizard Form and a private one. </text:span><text:span text:style-name="T129">So, I’m </text:span><text:span text:style-name="T128">S-Tier all around.</text:span>"</text:p>
      <text:p text:style-name="P1">"Mary?" Gondor asks.</text:p>
      <text:p text:style-name="P1">"Sorry, but I'm keeping <text:span text:style-name="T132">all of my perks private. </text:span>But, don't worry, I'll be <text:span text:style-name="T132">the canary </text:span><text:span text:style-name="T133">and a front-line fighter</text:span><text:span text:style-name="T132">.</text:span>”</text:p>
      <text:p text:style-name="P87">“Huh!?” Lavant responds in disbelief. “Even if you’ve chosen to be a party's bitch, don’t you think you’re being a bit too secretive? How can <text:span text:style-name="T134">anybody trust your skills?”</text:span></text:p>
      <text:p text:style-name="P1">"Have you ever spoken to a real woman in your life?" Mary asks with <text:span text:style-name="T134">both a tone and look of </text:span>serious concern.</text:p>
      <text:p text:style-name="P1">"No," Lavant <text:span text:style-name="T135">replies</text:span> almost proudly.</text:p>
      <text:p text:style-name="P1">"Ok, ok, ok, let's calm down," Gondor says while <text:span text:style-name="T136">patting the air in front of him lightly using both hands. </text:span>He then turns his gaze and <text:span text:style-name="T136">asks</text:span>, “Niagra…<text:span text:style-name="T136"> </text:span>well, don’t say anything. We know what you can do.</text:p>
      <text:p text:style-name="P88">As for myself," Gondor <text:span text:style-name="T136">continues</text:span>, "<text:span text:style-name="T136">I have Warrior Class Specialization, Stone Form, Equipment Conjuration and two private perks.”</text:span></text:p>
      <text:p text:style-name="P1"><text:soft-page-break/>“<text:span text:style-name="T137">Hopefully one of those is an escape perk?” Lavant asks.</text:span></text:p>
      <text:p text:style-name="P1">“<text:span text:style-name="T137">Maybe,” Gondor responds.</text:span></text:p>
      <text:p text:style-name="P1">“<text:span text:style-name="T137">There isn’t much point keeping it a secret,” Lavant continues. “You’re experienced, so I doubt you’d pass one up. But, whatever. We’ll know soon enough.”</text:span></text:p>
      <text:p text:style-name="P89">“<text:span text:style-name="T137">If we become party members, then sure, I wouldn’t mind sharing,” Gondor agrees somewhat. “But, only then and not before.”</text:span></text:p>
      <text:p text:style-name="P89">“<text:span text:style-name="T137">At this rate, I wonder if you will get the opportunity to party with anybody else,” Mary comments.</text:span></text:p>
      <text:p text:style-name="P118">“Meaning?” Gondor asks.</text:p>
      <text:p text:style-name="P89">“<text:span text:style-name="T137">Meaning that there might not even be any other players,” Mary continues her thoughts. “</text:span><text:span text:style-name="T141">Or, even if there are, there will be far fewer than before. </text:span><text:span text:style-name="T137">It seems pretty clear that players </text:span><text:span text:style-name="T141">are set to</text:span><text:span text:style-name="T137"> spawn at safe locations this time around. </text:span><text:span text:style-name="T141">So</text:span><text:span text:style-name="T137">, if we were the only players to spawn at the fountain, </text:span><text:span text:style-name="T141">then I doubt there will be hundreds of others like last time</text:span><text:span text:style-name="T137">.”</text:span></text:p>
      <text:p text:style-name="P118">“Seems unlikely,” Gondor disagrees. “There are so many players that joined this game for the prize money. Plus, there are AI generated players too. I can’t imagine we’re alone.”</text:p>
      <text:p text:style-name="P118">“Well, I’m just throwing out the possibility,” Mary comments. “Obviously I’m just speculating.”</text:p>
      <text:p text:style-name="P118">“I think it’s a bad guess,” Gondor comments back.</text:p>
      <text:p text:style-name="P90">“<text:span text:style-name="T137">Sounds like you guys are all having a serious conversation,” a man says </text:span><text:span text:style-name="T139">with a cheery smile </text:span><text:span text:style-name="T137"><text:s/>as he </text:span><text:span text:style-name="T139">walks</text:span><text:span text:style-name="T138"> from the back of the establishment to the front. As he stands behind the bar, the man greets, “Name’s Gerald. Lynn told me about your situation. What’ll you </text:span><text:span text:style-name="T139">have</text:span><text:span text:style-name="T138"> to eat?”</text:span></text:p>
      <text:p text:style-name="P90">“<text:span text:style-name="T139">Do you have a menu?” Niagra asks.</text:span></text:p>
      <text:p text:style-name="P90">“<text:span text:style-name="T139">Sure, sure,” he responds as he pulls out menus made from paper bound to wood.</text:span></text:p>
      <text:p text:style-name="P90">“<text:span text:style-name="T139">Paper, ink, glass… this city is doing quite well,” Gondor comments.</text:span></text:p>
      <text:p text:style-name="P94">“<text:span text:style-name="T142">Ha, if you are saying that, then you must be tourists from far away,” Gerald speaks with a soft smile that seems to hide fear behind it. “There is a famine going on. So, our city is barely holding together.</text:span></text:p>
      <text:p text:style-name="P95"><text:span text:style-name="T142">Trade has been perhaps the only thing keeping us going. </text:span><text:span text:style-name="T143">However, with the rise in crime and banditry, even that is starting to slow. And that’s to say nothing of our new friend outside the city.”</text:span></text:p>
      <text:p text:style-name="P91">“<text:span text:style-name="T143">Well, when you put it like that, things indeed sound quite bad,” Gondor changes his mind.</text:span></text:p>
      <text:p text:style-name="P119">Gerald leans in and curls his hand up near his mouth while whispering, “Tyson told me not to bug you guys. But, I gotta know. Do you all know if we’re going to be alright?”</text:p>
      <text:p text:style-name="P92"><text:span text:style-name="T140">Lavant states, </text:span>“<text:span text:style-name="T140">I don’t know what you’re thinking, but whatever it is, it’s probably wrong. We know nothing more about the situation outside than </text:span><text:span text:style-name="T142">any of you.”</text:span></text:p>
      <text:p text:style-name="P92"><text:soft-page-break/>“<text:span text:style-name="T142">Ah, is that so?” Gerald responds while standing back up straight. “Fair enough.”</text:span></text:p>
      <text:p text:style-name="P93">“I’ll have the-,” Niagra begins.</text:p>
      <text:p text:style-name="P93">And, in this way, the group orders some food and begin to chat with Gerald, themselves and eventually Lynn as they spend their time in the inn <text:span text:style-name="T144">chatting.</text:span></text:p>
      <text:p text:style-name="P97">They learn a <text:span text:style-name="T145">substantial amount of very useful information</text:span> about their current city, its lord, internal issues, politics and the geography of the region as they <text:span text:style-name="T145">begin to learn more about this world’s affairs.</text:span></text:p>
      <text:p text:style-name="P96">***</text:p>
      <text:p text:style-name="P98"><text:span text:style-name="T144">Several hours pass </text:span><text:span text:style-name="T147">with the group chatting.</text:span></text:p>
      <text:p text:style-name="P1">“--which is why I always try to keep a high-quality pickaxe with me on trips,” Gondor states.</text:p>
      <text:p text:style-name="P1">“A rock monster that’s weak to pickaxes. Interesting. Usually that kind of mechanic is pretty niche in RPGs,” Niagra comments.</text:p>
      <text:p text:style-name="P1">"If you use your brain, you can overcome a lot of situations more easily than you might expect," Gondor follows up. “This game is ruled by realism and logic, even if it's a fantasy world. <text:span text:style-name="T147">A burning log might be more effective than trying to cast a Fireball spell.</text:span>”</text:p>
      <text:p text:style-name="P99">At around this time, Tyson returns advises, <text:span text:style-name="T146">“Alright gents. Looks like </text:span>its your lucky day. The big man wants to see you himself.”</text:p>
      <text:p text:style-name="P1">“<text:span text:style-name="T147">The big man, eh?” Gondor responds. “And, who is that?”</text:span></text:p>
      <text:p text:style-name="P1">“<text:span text:style-name="T147">The City Lord,” Tyson replies. “</text:span>I’ve received orders to escort you all to <text:span text:style-name="T147">his castle. </text:span>A banquet is being held for you heroes that have arrived to aid our city.”</text:p>
      <text:p text:style-name="P1">“Us heroes? Does that mean there are more than us?” Gondor asks.</text:p>
      <text:p text:style-name="P1">“Yes, there are at least two other groups like yourself from what I've been told,” Pete responds.</text:p>
      <text:p text:style-name="P1">“<text:span text:style-name="T148">Only two?” Gondor responds.</text:span></text:p>
      <text:p text:style-name="P1">“<text:span text:style-name="T148">Yes. Is that strange?” Tyson responds.</text:span></text:p>
      <text:p text:style-name="P1">“<text:span text:style-name="T148">No, I was just expecting a few more,” he says.</text:span></text:p>
      <text:p text:style-name="P100">Mary doesn’t take a moment to look at him and poke her tongue out in jest.</text:p>
      <text:p text:style-name="P100">“Ok. Anyway, let’s go,” Tyson states.</text:p>
      <text:p text:style-name="P100">“Sure, sure,” Gondor responds with a shrug as he gets up and the rest follow him.</text:p>
      <text:p text:style-name="P100">This time they have a carriage prepared for them that they get into and ride toward the City Lord’s castle.</text:p>
      <text:p text:style-name="P100">This ride gives them a chance to see more of the dilapidated city that only becomes worse as they travel within. <text:span text:style-name="T149">They are on a main road leading from a city gate straight into the heart of the city, so the </text:span><text:soft-page-break/><text:span text:style-name="T149">quality of the buildings to the left and right never falls too far below a certain quality. However, on side roads and alleys, its clear that the situation within the city is truly poor.</text:span></text:p>
      <text:p text:style-name="P101">“What an extravagant castle,” Lavant comments as he spots it up ahead.</text:p>
      <text:p text:style-name="P102">The castle is setup atop a fairly large sloped hill easily 100 feet above ground. This puts it well above the other buildings in the surroundings and even above the city walls. It is truly a colossal construction.</text:p>
      <text:p text:style-name="P103">Tyson narrates, “Our <text:span text:style-name="T150">Mastaline E</text:span>mpire was founded over 1,000 years ago. <text:span text:style-name="T150">Shortly after, roughly 900 years ago, our Rondell City was founded to expand its domain.</text:span></text:p>
      <text:p text:style-name="P103"><text:span text:style-name="T150">During </text:span>the initial founding of this city nearly 800 years ago powerful Earth Mages worked tirelessly to create the mound that the castle lies on and <text:span text:style-name="T150">our city’s walls. Nowadays, members of the Rondell Mage Guild continue their work to ensure that stability of our city’s foundations and constructions.</text:span></text:p>
      <text:p text:style-name="P104">If you look over there, then you can see the tops of the Rondell Mage Guild. They tend to keep to themselves. So, you might only see them when they are out performing projects.”</text:p>
      <text:p text:style-name="P104">“Interesting,” Lavant states. “I’ll have to pay a visit to them at some point.”</text:p>
      <text:p text:style-name="P104">“You are likely to meet Oliver at the castle. He is the current Court Mage and a former student and current advisor of the guild. If you manage to get into his good graces, it could ease your task,” Tyson explains.</text:p>
      <text:p text:style-name="P104">“Thank you. That’s help,” Lavant thanks.</text:p>
      <text:p text:style-name="P104">“No problem,” Tyson responds.</text:p>
      <text:p text:style-name="P104">‘From threats to sucking up in less than a day. What a <text:span text:style-name="T151">pathetic individual</text:span>,’ Mary evaluates Tyson in her mind.</text:p>
      <text:p text:style-name="P105">The carriage ride continues for a while long in silence as the carriage reaches the steep slope and takes a winding sloped path especially designed for carriages to the top. Notably, unlike the rest of the city, the slope has trimmed green grass growing all over. And, up above, the castle appears exceptionally clean and pristine.</text:p>
      <text:p text:style-name="P105">Already, Mary is beginning to have a bad impression about this city.</text:p>
      <text:p text:style-name="P106"><text:span text:style-name="T152">Once they reach the top of the slop, they pass by guards wearing painted blue armor bearing flags standing in stiff posses. </text:span>Many guards and another group of players have gathered on the stone terrace in front of the castle where a fountain flows with clean water constantly at the center.</text:p>
      <text:p text:style-name="P106">The other group is currently semi-walled off by guards standing in a row <text:span text:style-name="T152">between their table and an empty table nearby. There are five tables in total. And, each table is decently spaced with two guards between.</text:span></text:p>
      <text:p text:style-name="P106"><text:span text:style-name="T152">As expected, Tyson leads them to one of the empty tables to the side of the other terrace as far away from the other players as possible. </text:span>This causes both groups of players to frown, but neither says a thing. <text:soft-page-break/><text:span text:style-name="T152">They have collectively intuitively agreed to take a </text:span>'wait and see' type approach to <text:span text:style-name="T153">the current</text:span> situation.</text:p>
      <text:p text:style-name="P107">Fortunately, the guests are not left unattended. <text:span text:style-name="T154">Plentiful f</text:span>ood and drink are brought out to them and servants offer to <text:span text:style-name="T154">assist with any needs that they may have.</text:span></text:p>
      <text:p text:style-name="P108">At least an hour passes <text:span text:style-name="T154">as three more groups are brought to attend this event. With 5 tables hosting 4 players each and no signs of additional chairs or tables being brought out, most conclude that there are only 20 players in the city.</text:span></text:p>
      <text:p text:style-name="P108">‘<text:span text:style-name="T154">Only 20…’ Mary thinks. ‘</text:span><text:span text:style-name="T155">What a convenient number.’</text:span></text:p>
      <text:p text:style-name="P109">A platform is erected at the entrance to the castle with a raised wooden platform where several important figures step out onto and speak in huddle tones.</text:p>
      <text:p text:style-name="P109">Eventually, one approaches the podium at the front and addresses the crowed.</text:p>
      <text:p text:style-name="P1">“Greetings heroes!” an aged man with long black hair and a dark-purple suit <text:span text:style-name="T155">greets in a commanding tone</text:span>. “I am the lord of this land, Clive Harwood. <text:span text:style-name="T156">Thank you all for attending </text:span>this banquet on such short notice. <text:span text:style-name="T156">I hope that my offerings have satisfied your palet</text:span><text:span text:style-name="T157">tes</text:span><text:span text:style-name="T156">.</text:span></text:p>
      <text:p text:style-name="P120">I’ve brought you all in the hopes of forming connections and befriending you whom come from faraway lands.</text:p>
      <text:p text:style-name="P110">You may have noticed that you are being regarded to as heroes <text:span text:style-name="T158">by the guard</text:span>. Well, this is not a coincidence. As a token of my appreciation for your appearances, I <text:span text:style-name="T158">bestowed</text:span> this title unto you <text:span text:style-name="T158">all</text:span>. And, I hope that you are willing to and will act in the interests of the Mastaline Empire in order to <text:span text:style-name="T158">uphold and honor</text:span> what the title represents.</text:p>
      <text:p text:style-name="P110">As you <text:span text:style-name="T158">should be aware of by now, </text:span>the situation within our city is not ideal. I have prepared this meal, yes. However, <text:span text:style-name="T158">food </text:span>rations are running low and even fresh water is becoming sparse. Fewer traders visit every day. And now <text:span text:style-name="T158">who knows what will happen next with that monstrosity outside the city walls?</text:span></text:p>
      <text:p text:style-name="P111">Packs of demons <text:span text:style-name="T158">swarm the lands, threatening the safety of our city. And, while our guards are capable of defending against their attacks for now, there is no telling what is to come in the future.</text:span></text:p>
      <text:p text:style-name="P121">Still, I take your appearances as a sign that the gods did not forsake us. I strongly believe that you are all the key to our survival. So, I hope that you will work together with myself and the members of this city to move it forward toward a positive future.</text:p>
      <text:p text:style-name="P112"><text:span text:style-name="T158">Now please, enjoy the meals and converse with each other freely! Today marks our first meeting and should be considered a day of celebration, not one of tragedy. I and various other members of this city’s nobility will come around to chat. Hopefully we can all </text:span>foster positive relationships for the future.”</text:p>
      <text:p text:style-name="P113">“About that,” a player says while <text:span text:style-name="T158">rapidly</text:span> standing up. “I’m actually in total agreement with you <text:span text:style-name="T159">my lord!”</text:span></text:p>
      <text:p text:style-name="P113"><text:soft-page-break/><text:span text:style-name="T159">Then, he addresses everybody as a crowd, “</text:span>My name is Aric, a hero that has a special power that allows for other heroes to gather together to share their strength.</text:p>
      <text:p text:style-name="P113">For the other heroes in attendance, you may be familiar with this power by its name “Guild Master”.</text:p>
      <text:p text:style-name="P113">As one with the Guild Master power, I am hoping to establish a guild among us heroes that will unify our strength and enable us to fight against the demons <text:span text:style-name="T159">raiding the lands. </text:span>This way, we can <text:span text:style-name="T159">honor our titles as heroes while helping the lord at the same time!”</text:span></text:p>
      <text:p text:style-name="P1">“Aric, was it?” the lord <text:span text:style-name="T160">hurriedly speaks to cut off any further discussion</text:span>. “I am interested in this power of yours. <text:span text:style-name="T160">Before you </text:span>use it, may we have a private meeting later to chat?”</text:p>
      <text:p text:style-name="P1">“Of course,” Aric responds.</text:p>
      <text:p text:style-name="P1">Though, even though he says this, the player’s here get Augmented Display messages that appear in their field of view.</text:p>
      <text:p text:style-name="P1">***</text:p>
      <text:p text:style-name="P1">Aric has invited you to join the guild “Winner’s Lounge”.</text:p>
      <text:p text:style-name="P1">Join?</text:p>
      <text:p text:style-name="P1">[Yes] / [No]</text:p>
      <text:p text:style-name="P1">***</text:p>
      <text:p text:style-name="P1"><text:span text:style-name="T161">Aric continues while slowing sitting, </text:span>“If I may make one more comment, then I’d like to emphasize to everybody present that my guild has a bonus that other guilds will find hard to beat!</text:p>
      <text:p text:style-name="P114">We have a variety of guild specific powers that we can apply to users, including a Super Form type of ability! Later on we’ll even have potent escapes, in case you for some reason don’t have an escape power!”</text:p>
      <text:p text:style-name="P1">With that said, he <text:span text:style-name="T161">finishes his motion and is seated </text:span>with a satisfied smile on his face. It’s obvious that everything just now went as planned.</text:p>
      <text:p text:style-name="P115">‘<text:span text:style-name="T161">Very interesting,’ Mary thinks. ‘He chose to be the type of Guild Master that can actively apply powers to his members. I wonder what others abilities he can use.</text:span></text:p>
      <text:p text:style-name="P342"><text:span text:style-name="T162">It might be worth it to join his guild. </text:span>But, before that, I need more information. <text:span text:style-name="T377">I don’t want to commit to any guild that isn’t worth my time.</text:span></text:p>
      <text:p text:style-name="P342"><text:span text:style-name="T377">Also, t</text:span>here could be other guilds with better benefits waiting around. And, there’s no guarantee <text:span text:style-name="T377">that</text:span> he will live long enough to <text:span text:style-name="T162">provide me with</text:span> any benefits.’</text:p>
      <text:p text:style-name="P1">The decision to accept or ignore the invitation <text:span text:style-name="T163">leaves Mary pondering deeply for a moment as she considers </text:span>various pros and cons in nearly an instant.</text:p>
      <text:p text:style-name="P1">“Ahem,” the lord fake coughs. “Thank you again for your comments.</text:p>
      <text:p text:style-name="P1"><text:soft-page-break/>Now, please! Everybody; eat and drink and chat! I and others will come around to speak.”</text:p>
      <text:p text:style-name="P116">“Sorry, I hate to be that guy, but I really must asks,” a different player speaks up. “Do we really have time to sit here and chat? Is that thing not a higher priority?” he asks while pointing at the spire.</text:p>
      <text:p text:style-name="P116">“It is no problem,” the lord responds. <text:s/>“Your concern is warranted.</text:p>
      <text:p text:style-name="P116">Our current information regarding the limited is very limited. Based on what we can observe, it is currently not a threat. The monsters produced by the tower are not very strong and our guards can defeat any pack that approaches the city with ease.</text:p>
      <text:p text:style-name="P116">However, we are not so foolish to believe that this situation will last forever. Multiple scouting parties have been sent to investigate. And, at the same time, information is being relayed between us and the Capital City through pigeons in regards to nature of the current situation and what our response will be.</text:p>
      <text:p text:style-name="P117">Thus, my advice is to sit down, wait and relax. The situation will develop in some way eventually. And, when that happens, we can decide what to do next.”</text:p>
      <text:p text:style-name="P117">“Understood. Thanks for the response,” the player states as he sits down.</text:p>
      <text:p text:style-name="P117">With that said the count smiles and gestures toward the others around with his hands for them to move forward, as he and the nobles walk toward the players and the guards step away too.</text:p>
      <text:p text:style-name="P117">“Apologies for the seperation,” the city lord begins with while addressing the central table. “It was only to prevent conflicts until we understood the situation.”</text:p>
      <text:p text:style-name="P117">Meanwhile, a different noble approaches the table between that one and theirs and tells the group, “Wow, you have all had it hard. My name is--”</text:p>
      <text:p text:style-name="P117">And last, a noble approaches their own table and begins to speak with what feels like a thoroughly practiced line.</text:p>
      <text:p text:style-name="P122">Mary collapses her guild invitation window with a thought as Gondor <text:span text:style-name="T164">begins to speak with the noble, exchanging small talk about recent events.</text:span></text:p>
      <text:p text:style-name="P123">Once again the players have come to a silent collective agreement to ignore the invite for now it seems.</text:p>
      <text:p text:style-name="P124"><text:span text:style-name="T165">Other nobles swarm to the tables and begin conversations in a very friendly manner. Meanwhile, Mary watches these proceedings with only the thinnest layer of </text:span><text:span text:style-name="T166">fake interest.</text:span></text:p>
      <text:p text:style-name="P132">She’s not alone either, as most players don’t show too much interest in the nobles either.</text:p>
      <text:p text:style-name="P1"><text:span text:style-name="T166">And t</text:span>his isn't surprising. Players are not destined to be constrained by the rule of lords and will eventually <text:span text:style-name="T166">become stronger than villages, cities, empires and continents.</text:span></text:p>
      <text:p text:style-name="P124">What she does find surprising, however, is <text:span text:style-name="T166">that many players here seem to have some beta experience. The beta was popular, sure. However, there definitely weren’t anywhere near as many beta </text:span><text:soft-page-break/><text:span text:style-name="T166">players as there were projected to be release players. Also, i</text:span>t’s no secret that this game <text:span text:style-name="T166">has </text:span>AI players too <text:span text:style-name="T166">that are essentially indistinguishable from real players</text:span>. A<text:span text:style-name="T166">s a result,</text:span> statistically, it <text:span text:style-name="T166">wouldn’t be unrealistic for Mary to be the only truly real player here, unless, of course, the nature of the game has changed drastically.</text:span></text:p>
      <text:p text:style-name="P125">Still, having AI players mirror the characteristics and behaviors of prior players makes sense from a developer’s perspective to maximize immersion. So, she wouldn’t be surprised if there <text:span text:style-name="T167">was</text:span> some kind of bias in the system to have fake players be programmed into believing that they are repeat players.</text:p>
      <text:p text:style-name="P125"><text:s/>From what she can see, at least, this <text:span text:style-name="T168">could certainly be the case.</text:span></text:p>
      <text:p text:style-name="P1">‘Well, it doesn’t matter one way or another. My goals remain the same.’</text:p>
      <text:p text:style-name="P126"><text:span text:style-name="T169">A fairly important looking noblewoman approaches their table by Mary specifically, </text:span>“Hello everybody. I am the City Treasurer, Marlin, assigned to help manage the lord’s finances. It’s a pleasure to meet you all.”</text:p>
      <text:p text:style-name="P1">This woman wears a bright colorful dress, has a powdered white face with bright red makeup, very thin features and a colorful fan.</text:p>
      <text:p text:style-name="P1">“Greeting my lady,” Gondor responds for the group while rising. “How are you enjoying the banquet?”</text:p>
      <text:p text:style-name="P126">“Hehe, I should be the one asking you that,” she responds. “But, it’s fine. I have been to more <text:span text:style-name="T169">of these than I care to count. So, this really isn’t anything new.”</text:span></text:p>
      <text:p text:style-name="P1">“Is that so?” Gondor responds while picking up his glass full of wine <text:span text:style-name="T170">and swirling it lightly.</text:span></text:p>
      <text:p text:style-name="P1">The woman then turns to look over at Mary and <text:span text:style-name="T170">remarks</text:span>, “My! A fellow woman. And, to think that I thought <text:span text:style-name="T170">there wouldn’t be any among all of these men. It seems that the gods are fair after all.</text:span>”</text:p>
      <text:p text:style-name="P1">“Greetings ma’am,” Mary responds <text:span text:style-name="T171">politely </text:span>with a warm smile while rising <text:span text:style-name="T171">to her feet.</text:span></text:p>
      <text:p text:style-name="P1">“Please! <text:span text:style-name="T171">Sit! Relax. And c</text:span>all me Marlin,” she says friendlily.</text:p>
      <text:p text:style-name="P1">“Marlin,” Mary <text:span text:style-name="T172">corrects herself</text:span>. “Sorry you have to put up with all of these brutes today.”</text:p>
      <text:p text:style-name="P1">“Haha, it is no problem. No problem! You are all our honored guests," she responds with enthusiastic gestures. "I really do like your hair though. How do you get it to be so smooth and shiny?”</text:p>
      <text:p text:style-name="P1">“Unfortunately, I don’t have any secrets to share. My hair is naturally like this. <text:span text:style-name="T172">Though, if you’re interested in a style similar to this, I’d recommend a light wash and applying oil.</text:span>”</text:p>
      <text:p text:style-name="P1">“Oil?” the lady asks.</text:p>
      <text:p text:style-name="P1">“Yes. There are certain oils that are very good for keeping one’s hair and scalp healthy. It may be hard to find some of the better quality one’s <text:span text:style-name="T172">here</text:span>. But, in a pinch, certain fruit and vegetable oils can be used.”</text:p>
      <text:p text:style-name="P1">“Hmm, interesting,” Marlin listens closely. “I didn’t know that. Please, tell me more.”</text:p>
      <text:p text:style-name="P127"><text:soft-page-break/>In this way, Mary monopolizes Marlin’s attention as they chat about feminine matters while <text:span text:style-name="T172">the noble near</text:span> Gondor, Lavant and Niagra <text:span text:style-name="T172">chuckles, </text:span><text:span text:style-name="T173">leans in </text:span><text:span text:style-name="T172">and </text:span><text:span text:style-name="T173">whispers</text:span><text:span text:style-name="T172">, “Ah, the difficulties of womanhood. Not that I’d understand. I prefer other topics pertaining to women, if you know what I mean.”</text:span></text:p>
      <text:p text:style-name="P1">The man’s name is Orithan Proud and he asks a bit about their powers and then tells them <text:span text:style-name="T174">a bit about the Mages guild and other guilds while offering to introduce his associates. </text:span>In response, <text:span text:style-name="T175">the three </text:span>thank him for the offer and respond that they’ll <text:span text:style-name="T175">likely take him up on his offer for sure.</text:span></text:p>
      <text:p text:style-name="P1">Others have similar experiences as the noble’s chat among them and eventually move between the tables to chat with other players.</text:p>
      <text:p text:style-name="P1">This banquet is an excellent opportunity to learn about and form connections with the other players and Residents in this region, <text:span text:style-name="T176">the idea being that i</text:span>f one can figure out who the strongest and weakest players are, then they will have a notable advantage compared to those who don’t. As such, many players decide its time to get up and chat as well as the nobles interject themselves into all of the conversations.</text:p>
      <text:p text:style-name="P1">It becomes quite clear to Mary by this point that the only reason the <text:span text:style-name="T176">lord</text:span> didn't allow the players to chat among themselves early on was to inject themselves into their social sphere early.</text:p>
      <text:p text:style-name="P1">“Well, Marlin, it really has been a pleasure chatting with you,” Mary comments. “But, I really must get back to my friends. And, I’d like to socialize with others.”</text:p>
      <text:p text:style-name="P128">“Oh my! Of course,” Marlin responds. “Please do. But, we absolutely must hang out again sometime in the future. I <text:span text:style-name="T178">live in the noble’s district outside of town, but spend most of my time</text:span> in<text:span text:style-name="T177">side the</text:span> lord’s castle. <text:span text:style-name="T178">If you ever want to visit, simply use my name. I’ll make sure everybody knows that a spectacular individual intends to visit me.”</text:span></text:p>
      <text:p text:style-name="P1">“Thank you Marlin,” Mary responds.</text:p>
      <text:p text:style-name="P1">Then, Marlin leaves while waving farewell.</text:p>
      <text:p text:style-name="P1">As she leaves, a different player walks over to <text:span text:style-name="T178">Mary</text:span> from quite far away.</text:p>
      <text:p text:style-name="P1">He appears to be only about 13 years old and has fair features and blond hair. Even though everybody has the same plain clothes, he definitely stands out.</text:p>
      <text:p text:style-name="P1">“Very impressive,” the boy comments. “You managed to secure Castle access and a direct line of contact to the city’s treasurer. It’s rare that somebody beats me to such things.”</text:p>
      <text:p text:style-name="P1">“And you are?” Mary asks dismissively while looking at her fingernails.</text:p>
      <text:p text:style-name="P1">“Monte Pierre,” Monte says politely with an obviously forced French accent. He executes a flawless half-bow too while curling his left leg behind the other.</text:p>
      <text:p text:style-name="P1">“Monte, eh? Well, I did nothing special. I only happened to be a woman and could hold a conversation. Anybody else could do the same.”</text:p>
      <text:p text:style-name="P1"><text:soft-page-break/>“They could. But, did they? Will they?” he proposes in rapid succession. “You managed to hit all of the right parameters to clear that scenario with an excellent outcome.</text:p>
      <text:p text:style-name="P129">I listened to you so I know. The way that you <text:span text:style-name="T179">so </text:span>carefully withheld information while telling her just enough to keep her hooked,” <text:span text:style-name="T179">he states while closing his eyes, sucking in air like eating sour candy and raising both hands up to his front with his thumb and index finger curved and connected into a ring.</text:span></text:p>
      <text:p text:style-name="P129"><text:span text:style-name="T179">“</text:span>That was… in truth, quite masterful," he states while <text:span text:style-name="T179">bringing both finger rings to his lips, </text:span>giving them <text:span text:style-name="T179">a</text:span> so-called 'chef's kiss' <text:span text:style-name="T179">and then shoving them away and up.</text:span></text:p>
      <text:p text:style-name="P1">Mary looks up from her fingernails and scrutinizes this boy a bit more seriously.</text:p>
      <text:p text:style-name="P1">He is smiling brightly and honestly.</text:p>
      <text:p text:style-name="P1">However, beneath the surface, she can tell.</text:p>
      <text:p text:style-name="P1">‘This kid is a monster.’</text:p>
      <text:p text:style-name="P1">It is as though a holographic image of a cheerful old man floats behind the kid. And, even further behind that is a massive image of the old man bathed in black-red light with glowing red eyes. And, one step behind that is a still larger calm old man bathed in glowing blue-gold light.</text:p>
      <text:p text:style-name="P130">Her experiences from the last game changed her. A few bits of information are all she needs in order to see the truth of a person.</text:p>
      <text:p text:style-name="P130">All of their layers lay bare before her eyes.</text:p>
      <text:p text:style-name="P1">“What do you want?” Mary sighs as she knows that he isn’t going away until he achieves his goal.</text:p>
      <text:p text:style-name="P1">Fortunately, she doesn't think that this person is inherently bad. <text:span text:style-name="T180">Even though he is the scheming type, </text:span>his goal is likely simple for now: a pleasant introduction.</text:p>
      <text:p text:style-name="P1">“Haha, I’m just here to socialize and make friends. That’s the point of this banquet, right?”</text:p>
      <text:p text:style-name="P1">“I can be your friend,” Gondor says as he gets up and wraps his arm over the guys shoulder.</text:p>
      <text:p text:style-name="P1">Though, surprisingly, even though he tries to stagger the kid with his weight, the kid doesn’t buckle in the least.</text:p>
      <text:p text:style-name="P1">“Sure, sure,” the kid responds with an honest smile. “But, I’m chatting with Mary. So, could you give us a sec?”</text:p>
      <text:p text:style-name="P1">He then releases <text:span text:style-name="T181">pries off </text:span>Gondor's hand easily <text:span text:style-name="T181">while causing Gondor to grimace lightly.</text:span></text:p>
      <text:p text:style-name="P1">'Out of combat buffs?' Mary wonders.</text:p>
      <text:p text:style-name="P1">“What? You don’t want to chat with me?” Gondor asks with a fake frown while rubbing his clearly sore hand. “<text:span text:style-name="T181">How mean.”</text:span></text:p>
      <text:p text:style-name="P1">Hearing this, Monte smiles, then ignores Gondor directly and turns to Mary.</text:p>
      <text:p text:style-name="P1"><text:soft-page-break/>“I’m honestly really curious though.</text:p>
      <text:p text:style-name="P1">Your name is Mary. And, the last game winner’s name was Mary.</text:p>
      <text:p text:style-name="P1">I know that it’s suuuuuper unlikely, because there are probably millions or even billions of other Mary’s.</text:p>
      <text:p text:style-name="P1">But, I can’t help but to wonder.</text:p>
      <text:p text:style-name="P1">Could it be?</text:p>
      <text:p text:style-name="P1">Are you the same Mary that won this game last time?”</text:p>
      <text:p text:style-name="P1">‘Yup, he has an information specced class. Probably Informant or Mastermind. I <text:span text:style-name="T181">should</text:span> be careful,’ are Mary’s thoughts.</text:p>
      <text:p text:style-name="P1">“<text:span text:style-name="T182">I have no further comment,” Mary responds plainly.</text:span></text:p>
      <text:p text:style-name="P1">“<text:span text:style-name="T182">Oh? That’s a shame,” Monte responds with a playful show of sadness by poking his lip out and pouting. “Well, perhaps you will let me know later once you’ve warmed up to me.</text:span></text:p>
      <text:p text:style-name="P131">For now, I’ll leave things at that. Chat with you soon.”</text:p>
      <text:p text:style-name="P131">He ends with a smile and a wave before walking away with completely different body language compared to before. He leans forward lightly with one hand in on his chin and the other in his pocket as though in deep contemplation.</text:p>
      <text:p text:style-name="P1">“Well, that looked fun,” Gondor comments <text:span text:style-name="T182">as he leans back and puts his hands behind his head.</text:span></text:p>
      <text:p text:style-name="P1">“What part?” Mary jokes.</text:p>
      <text:p text:style-name="P1">“Hmm, now I’m getting curious too,” Lavant asks. “Even if you’re aren’t the original Mary, what if you are an AI modeled after her with similar parameters?”</text:p>
      <text:p text:style-name="P1">“Oh god. <text:span text:style-name="T182">Not the </text:span>AI accusations,” Mary groans.</text:p>
      <text:p text:style-name="P1">“Guys,” Niagra speaks up after a long period of silence. “I’ve been thinking for a while. And, I’m thinking that I want to join that guild Winner’s Lounge.</text:p>
      <text:p text:style-name="P1">I’ve been watching and listening and I now see that this world is a lot more realistic than I expected. If I want to even use my powers, I’ll definitely <text:span text:style-name="T183">need</text:span> <text:span text:style-name="T184">others to help cover for me.</text:span>”</text:p>
      <text:p text:style-name="P1">“For you, that might not be a bad idea,” Gondor comments. “Though, you might want to wait a bit and see if other opportunities appear. There is no real reason to rush into any major commitments.”</text:p>
      <text:p text:style-name="P133">“<text:span text:style-name="T185">Though, it can also be said that you can leave the guild whenever <text:s/>if you’re not satisfied, so there’s no reason to wait either,” Lava</text:span><text:span text:style-name="T187">n</text:span><text:span text:style-name="T185">t says while standing up and shru</text:span><text:span text:style-name="T186">g</text:span><text:span text:style-name="T185">ging. </text:span>“<text:span text:style-name="T185">Either way, it’s time for me to do some socializing as well.</text:span></text:p>
      <text:p text:style-name="P1">It’s been great meeting and fighting with you all and I'm sure we'll be in the same group later on because there aren’t that many people here. But, for now, I <text:span text:style-name="T188">intend to spread my wings a bit.</text:span>”</text:p>
      <text:p text:style-name="P1"><text:soft-page-break/>“Nothing wrong with that,” Gondor says as he stands up <text:span text:style-name="T189">too</text:span>. “Same here. Don't be a stranger though. It's not like there are hundreds of people here like last time. We’ll chat again soon <text:span text:style-name="T190">enough.</text:span>”</text:p>
      <text:p text:style-name="P1">“Have fun,” Mary says as she picks up her drink and has a sip.</text:p>
      <text:p text:style-name="P1">The two get up and head away leaving Niagra and her alone at the table.</text:p>
      <text:p text:style-name="P1">“Mary, how do you remain so cool in every situation?” Niagra asks. “You always seem so confident and independent.”</text:p>
      <text:p text:style-name="P1">“<text:span text:style-name="T191">Hah, you see me that way?” Mary responds somewhat jokingly.</text:span></text:p>
      <text:p text:style-name="P1">“<text:span text:style-name="T191">Yes,” Niagra says seriously while looking Mary dead in the eyes.</text:span></text:p>
      <text:p text:style-name="P134">‘<text:span text:style-name="T191">Oh?’ Mary thinks in her head.</text:span></text:p>
      <text:p text:style-name="P134">“Lots of experience,” she responds plainly. “I’ve played a long time and found my rhythm long ago. If you want to <text:span text:style-name="T191">be </text:span>like me, then all I can suggest is that you experience more. Be tricked, deceived, brought close to death and constantly challenged. <text:span text:style-name="T191">Struggle </text:span>build<text:span text:style-name="T191">s</text:span> character. And, if you do all of that enough, then you’ll either break or emerge with a personality as strong or perhaps even stronger than my own.”</text:p>
      <text:p text:style-name="P1">“I see,” Niagra responds.</text:p>
      <text:p text:style-name="P1">“Listen. I can tell that you’re eager to ‘do something’. So, let me give you one piece of advice before you do anything.</text:p>
      <text:p text:style-name="P134"><text:span text:style-name="T191">As you said before, </text:span>your best option is probably to join a guild. <text:span text:style-name="T191">That’s the obvious choice and probably even everybody’s best option in the long run with how few people there are here.</text:span></text:p>
      <text:p text:style-name="P1">But, if you want to really be truly successful, then you must not allow yourself to become a slave to your guild.</text:p>
      <text:p text:style-name="P1">Think for yourself. Act independently. And, never lose your own identity.</text:p>
      <text:p text:style-name="P1">This can lead to clashes, sure. But, if you can overcome them and prove that you are both capable and independent, you’ll garner far more respect and opportunity than otherwise.</text:p>
      <text:p text:style-name="P1">That is the path of a winner. And, <text:span text:style-name="T191">I <text:s/>don’t garuntee that you can travel it.</text:span></text:p>
      <text:p text:style-name="P1">Most can’t. And, if you don’t think that you can, ignore everything that I said and act upon whatever impulses and desires you may have.</text:p>
      <text:p text:style-name="P1">But, if you truly do believe in yourself, aim for the stars.”</text:p>
      <text:p text:style-name="P1">There is a moment of silence as Niagra thinks, before he stands up and says,</text:p>
      <text:p text:style-name="P1"><text:s/>“Thank you Mary. I think that I’ll go speak with the Guild Master for Winner’s Lounge before I join.”</text:p>
      <text:p text:style-name="P1">Mary smiles and responds, “Smart. Good luck.”</text:p>
      <text:p text:style-name="P1"><text:soft-page-break/>With that said, Niagra begins to walk away, leaving Mary at her table all alone.</text:p>
      <text:p text:style-name="P1">'He'll do fine,' she thinks to herself as she watches him depart.</text:p>
      <text:h text:style-name="Heading_20_1" text:outline-level="1">Chapter 2: Meeting Others</text:h>
      <text:p text:style-name="P1">With all of the men at Mary's table being gone, many see this as an opportunity to ‘spring into action’ as several men stand up.</text:p>
      <text:p text:style-name="P272">Unfortunately for them, Mary can see through their intentions. <text:span text:style-name="T192">She </text:span>stands up and leaves before even <text:span text:style-name="T192">one of them can approach.</text:span></text:p>
      <text:p text:style-name="P273">Competitive players <text:span text:style-name="T194">typically</text:span> prefer <text:span text:style-name="T193">to play male characters over female characters because in-game women experience all </text:span><text:span text:style-name="T194">of </text:span><text:span text:style-name="T195">same </text:span><text:span text:style-name="T193">feminine woes </text:span><text:span text:style-name="T195">as real world women</text:span><text:span text:style-name="T193">. </text:span><text:span text:style-name="T301">Imagine</text:span><text:span text:style-name="T195"> s</text:span><text:span text:style-name="T194">uffering from a painful period </text:span><text:span text:style-name="T301">on an adventure. That would be </text:span><text:span text:style-name="T194">debilitating. </text:span><text:span text:style-name="T301">W</text:span><text:span text:style-name="T195">ho would ever </text:span><text:span text:style-name="T301">willingly </text:span><text:span text:style-name="T195">play as a woman?</text:span></text:p>
      <text:p text:style-name="P274"><text:span text:style-name="T301">Mary, of course. She believes that others </text:span><text:span text:style-name="T195">are misguided and </text:span><text:span text:style-name="T301">have beliefs</text:span><text:span text:style-name="T195"> rooted in </text:span><text:span text:style-name="T301">ignorance</text:span><text:span text:style-name="T195">. P</text:span><text:span text:style-name="T194">layers spawn into the game world with perfect health, so there will always be a decent delay before cramps ever start. </text:span></text:p>
      <text:p text:style-name="P274"><text:span text:style-name="T302">Other stats make up for other physical differences too. And</text:span><text:span text:style-name="T194">, vitality </text:span><text:span text:style-name="T195">heavily mitigates the downsides of periods, with a vitality of 50 being enough to make periods extremely light and effectively painless. </text:span></text:p>
      <text:p text:style-name="P274"><text:span text:style-name="T195">Still, it is a reality that there were far fewer woman players than male players in the beta and the same </text:span><text:span text:style-name="T301">likely is true right now. Combine this fact with the fact that this game is rated R and </text:span><text:span text:style-name="T302">restricted to adults only </text:span><text:span text:style-name="T301">and its easy to see what </text:span><text:span text:style-name="T302">the mostly male player population is thinking.</text:span></text:p>
      <text:p text:style-name="P1"><text:span text:style-name="T302">Unfortunately for them, Mary can read the situation far more effectively than them, leaving several people disappointed as they sigh </text:span><text:span text:style-name="T196">and sit back down </text:span><text:span text:style-name="T302">before fully rising to their feet. The chance to flirt has been entirely missed.</text:span></text:p>
      <text:p text:style-name="P274"><text:span text:style-name="T196">However, how could everybody be so mild? </text:span><text:span text:style-name="T302">So timid?</text:span><text:span text:style-name="T196"> So patient?</text:span></text:p>
      <text:p text:style-name="P274"><text:span text:style-name="T196">O</text:span>ne person <text:span text:style-name="T196">in particular is quite </text:span>a bit more <text:span text:style-name="T302">ambitious and </text:span>assertive as he raises an arm and yells, “Excuse me miss!” to <text:span text:style-name="T196">flag</text:span> her down.</text:p>
      <text:p text:style-name="P1">Mary pauses and allows him to approach as he asks, “Leaving so soon? Why? <text:span text:style-name="T196">The fun is just getting started. </text:span>Come back with me over to my table. My friends and I would love to meet you.”</text:p>
      <text:p text:style-name="P135">He then takes the initiative to <text:span text:style-name="T196">reach toward her arm.</text:span></text:p>
      <text:p text:style-name="P181">Though, Mary very easily steps back while tilting her body to avoid his action.</text:p>
      <text:p text:style-name="P135">“<text:span text:style-name="T196">Huh?” the man says.</text:span></text:p>
      <text:p text:style-name="P135">“<text:span text:style-name="T196">Didn’t your mom ever teach you to keep your hands to yourself?” Mary asks.</text:span></text:p>
      <text:p text:style-name="P135">“<text:span text:style-name="T196">Hehe. She did,” the man replies. “But, for a beauty like you, I couldn’t help myself.”</text:span></text:p>
      <text:p text:style-name="P135">“<text:span text:style-name="T197">Ah. A man lacking self-control. In that case, I am going to call you Fido, since the only things that I know that lack self-control are animals.”</text:span></text:p>
      <text:p text:style-name="P136"><text:soft-page-break/>As the man hears this, his smile fades for a moment, but then it returns.</text:p>
      <text:p text:style-name="P135">“<text:span text:style-name="T198">Come on. Don’t be like that,” the man says as he reaches more aggressively for Mary’s arm.</text:span></text:p>
      <text:p text:style-name="P137">Mary reads his movements easily <text:span text:style-name="T199">and steps back and out of reach, as he steps forward and tries again.</text:span></text:p>
      <text:p text:style-name="P137">“<text:span text:style-name="T199">I’m trying to be nice here,” Mary says as she swats his arm away on the third attempt and looks over at the guards. “Hello? Some help please?”</text:span></text:p>
      <text:p text:style-name="P138">*AHEM HMM HMM HMM*</text:p>
      <text:p text:style-name="P138">The lord coughs loudly.</text:p>
      <text:p text:style-name="P138">“Indeed,” The Lord speaks up. “Avary, it doesn’t look like the lass appreciates what you’re doing. Might you be willing to stop <text:span text:style-name="T200">on my behalf?”</text:span></text:p>
      <text:p text:style-name="P140">Though, Yolan gets really heated for some reason and swipes at Mary very aggressively.</text:p>
      <text:p text:style-name="P139">Sensing this, Mary decides to embarrass him a little.</text:p>
      <text:p text:style-name="P139">She grabs out past his hand to his outstretched arm and then turns while crouching and pulling his body back.</text:p>
      <text:p text:style-name="P141">“Wha,” Yolan murmurs, as his body is raised off of the <text:s/>ground and a perfect judo flip sends his feet up over his head and body laying flat on the ground face up.</text:p>
      <text:p text:style-name="P139">“AHHHH!!!” he groans.</text:p>
      <text:p text:style-name="P139">Meanwhile, Mary claps her hands clean and mutters in a low, but just loud enough for everybody to hear voice, “Dusgusting.”</text:p>
      <text:p text:style-name="P142">“You… BITCH!” Yolan shouts.</text:p>
      <text:p text:style-name="P139">Powerful magic surges at his location as a pulse of sky-blue light erupts from out of his being.</text:p>
      <text:p text:style-name="P143">A gust of wind is released too that buffets Mary, staggering her slightly, as the guards retrieve their weapons and Yolan’<text:span text:style-name="T216">s</text:span> body begins to rise.</text:p>
      <text:p text:style-name="P139">“I was trying to be nice and help you out. But, no, you had to <text:span text:style-name="T201">reject my kindness.”</text:span></text:p>
      <text:p text:style-name="P145">Yolan’<text:span text:style-name="T217">s</text:span> body straightens in the air and turns to face Mary as he raises his palm and a sphere of white energy forms.</text:p>
      <text:p text:style-name="P146">“ Yolan stop,” a different player from the table where he once sat speaks. “There’s no need for all of this. If you stop now, <text:s/>this can all be forgotten.”</text:p>
      <text:p text:style-name="P147">However, Yolan only looks at the player for a short time before looking to Mary and casting a spell.</text:p>
      <text:p text:style-name="P144">His whole body glows with white light as Mary feels a strong force push down on her body from above.</text:p>
      <text:p text:style-name="P148"><text:soft-page-break/>“Kneel bitch. I’ll give you a taste of something that you’ll never forget,” Yolan commands.</text:p>
      <text:p text:style-name="P149">The force on Mary is too strong and she is completely unable to resist as it pushes her down to her knees. Meanwhile, she watches with disgust as Yolan’<text:span text:style-name="T218">s</text:span> pants magically begin to unbutton.</text:p>
      <text:p text:style-name="P144">Off to the side, the lord nods his head to a man, who nods to guards and a plan seems to be set in motion.</text:p>
      <text:p text:style-name="P144">Several guards charge at different angles with their swords drawn. Their aggression can be felt among all the onlookers.</text:p>
      <text:p text:style-name="P150">“Icy Field!” Yolan states loudly as blue-tinged light intermixes with his white glow.</text:p>
      <text:p text:style-name="P144">A frosty chill expands rapidly across the ground as a thin plain of ice forms below him and the rushing guards.</text:p>
      <text:p text:style-name="P144">“Whaaaa!” several guards shout as their high speed causes them to slip to the ground and slice slightly.</text:p>
      <text:p text:style-name="P151">"My class is Ascended. And, as one, I am far beyond you Residents. If you dare to act against me, then I'll destroy you and this city whole. Dare me."</text:p>
      <text:p text:style-name="P152">Yolan then turns his attention to Mary, whom struggles to look away, but can’t.</text:p>
      <text:p text:style-name="P153">She is forced to watch Yolan’<text:span text:style-name="T219">s</text:span> pants come undone as his desired moment inches closer and closer to completion.</text:p>
      <text:p text:style-name="P151">‘<text:span text:style-name="T202">Fucking hell,’ Mary thinks as she gives up on trying to </text:span><text:span text:style-name="T203">best</text:span><text:span text:style-name="T202"> the perk. He’s using some type of Super Form perk. So, she honestly can’t best him in a direct confrontation as is.</text:span></text:p>
      <text:p text:style-name="P154">'Don't overreact,' Mary's expression becomes impossibly calm a<text:span text:style-name="T203">s she resists the perk with calm fury. ‘If he really doesn’t stop, then I’ll have to end him.’</text:span></text:p>
      <text:p text:style-name="P1">None of the players move to interfere as they watch these events with a mixture of confusion, fury and uncertainty.</text:p>
      <text:p text:style-name="P172">"Now do you see the difference between you and I?" Yolan<text:span text:style-name="T203"> asks</text:span>.</text:p>
      <text:p text:style-name="P1">Though, after saying this, <text:span text:style-name="T203">his head </text:span>rolls off of his neck.</text:p>
      <text:p text:style-name="P155">That’s right.</text:p>
      <text:p text:style-name="P155">In one moment he’s talking. And, the next moment his head is falling to the ground.</text:p>
      <text:p text:style-name="P155">The glow around his body evaporates as his body falls and flops hazardously onto the ground.</text:p>
      <text:p text:style-name="P1">Behind him, a player holding a sword made of incorporeal blue energy stands calmly in the pose of a just-completed horizontal slice.</text:p>
      <text:p text:style-name="P158">“<text:span text:style-name="T203">If I had to watch any more of that I think I’</text:span><text:span text:style-name="T205">d</text:span><text:span text:style-name="T203"> vomit.,” the player states while returning to a normal position and letting his blade dissipat</text:span><text:span text:style-name="T205">e.</text:span></text:p>
      <text:p text:style-name="P182"><text:soft-page-break/>Mary is unfazed by this as she rises and says, “Thanks, though I could have handled that myself.”</text:p>
      <text:p text:style-name="P1">"<text:span text:style-name="T206">Not a problem</text:span>," <text:span text:style-name="T203">the player</text:span> responds calmly with a wink and walks away.</text:p>
      <text:p text:style-name="P156">'It seems that quite a few people <text:span text:style-name="T204">will continue to choose</text:span> Blink Strike,' Mary thinks.</text:p>
      <text:p text:style-name="P159">In the beta, Blink Strike allowed its user to instantly teleport to a target and strike with enhanced power. This made it an extremely powerful and popular choice due to its extremely lethal and hard to counter nature.</text:p>
      <text:p text:style-name="P159">However, because of <text:span text:style-name="T207">this round’s </text:span>nerfs, it’s much weaker than before. Teleportation specific nerfs for this round include a delay on teleport perks. So, there is now a delay <text:span text:style-name="T207">between when a person actually wills for the perk to activate and when its effects, teleportation and attack enhancement, actually occur.</text:span></text:p>
      <text:p text:style-name="P159">Additionally, because of the generic magic nerfs, the perk generates light and spatial and mana particles immediately upon activation, meaning that there is a substantially greater opportunity to <text:span text:style-name="T207">notice and counter the perk.</text:span></text:p>
      <text:p text:style-name="P160">Still, in the hands of a skilled player, will remain extremely powerful. Thus, Mary expects there to be a handful of skilled players wielding it effectively within a hoard of newbs overestimating their strength.</text:p>
      <text:p text:style-name="P157">“<text:span text:style-name="T207">You can thank me though,” Monte whispers while patting Mary on the arm and rushing by.</text:span></text:p>
      <text:p text:style-name="P161"><text:span text:style-name="T207">He then turns and </text:span>addresses the crowd with broad gestures, "I don't think there are too many of us that are new here. But, in case you are, let me make a few things clear.</text:p>
      <text:p text:style-name="P1">Even though this is a game, law and order remain quite important. Your reputation with players and Residents matter quite a lot. And, even minor decisions made early can ripple into major consequences later <text:span text:style-name="T207">on.</text:span></text:p>
      <text:p text:style-name="P1">This player was killed because he revealed his true personality to be that of evil. In the name of justice he was slain. And, his death is justified.</text:p>
      <text:p text:style-name="P1">For you Residents, the non-heroes of this world as we call you, you need not worry. His body may be dead, but his soul remains alive in a different body in the place where we come from.</text:p>
      <text:p text:style-name="P1">All of this may be confusing now. But, with time, experience and understanding, everything will make sense.</text:p>
      <text:p text:style-name="P1">Now, let's return to this banquet shall we? Mary, there's no need to leave because of a few opportunists. We’re all friends here.”</text:p>
      <text:p text:style-name="P1">Hearing this, the players calm down and the Residents whisper among themselves for a bit before the Lord agrees, "Indeed! Today is a happy day. Let's enjoy ourselves."</text:p>
      <text:p text:style-name="P1">Monte then plays nice while gesturing for Mary to head back <text:span text:style-name="T208">with a light half bow and curving his arm forward then behind himself.</text:span></text:p>
      <text:p text:style-name="P1"><text:soft-page-break/>“Fine,” she responds.</text:p>
      <text:p text:style-name="P1">With the Lord insisting and Marlin looking over at her with worry, she can’t help but to accept their hospitality. Besides, if she leaves now, what will she do? She has no equipment or team. She’d be stuck inside the city unless she dared to rush out into the wilderness alone.</text:p>
      <text:p text:style-name="P163">Lavant approaches Mary and says, “<text:span text:style-name="T208">Damn. That bastard is pretty fast.</text:span> I was about to use a few Wind Blades to <text:span text:style-name="T208">teach him a lesson.”</text:span></text:p>
      <text:p text:style-name="P1">“There’s no need to pretend like you were going to help me,” Mary responds with a sigh.</text:p>
      <text:p text:style-name="P162">There was so much time for him to react. Yet, now he’s acting like he was going to?</text:p>
      <text:p text:style-name="P162">And, for what? To get on her good side?</text:p>
      <text:p text:style-name="P162">Mary’s opinion of Lavant was already quite poor. However, it is now fair to say that she has lost all respect for him.</text:p>
      <text:p text:style-name="P162">‘I might have to kill this guy off,’ she thinks to herself while toying with the idea.</text:p>
      <text:p text:style-name="P163">“No, we really were,” Gondor states while approaching. “<text:span text:style-name="T208">We were waiting for him to let his guard down. And, he did. But, that other guy was just too fast.”</text:span></text:p>
      <text:p text:style-name="P163">“<text:span text:style-name="T208">Alright, alright,” Mary waves the topic off and says, “Enough. Don’t worry about me. I’m fine.”</text:span></text:p>
      <text:p text:style-name="P173"><text:span text:style-name="T208">She then has a seat at a table, as <text:s/>the player that killed Yolan</text:span><text:span text:style-name="T202"> </text:span><text:span text:style-name="T208">walks over.</text:span></text:p>
      <text:p text:style-name="P164">“<text:span text:style-name="T208">Greetings Mary. Name’s Conner,” he introduces himself politely.</text:span></text:p>
      <text:p text:style-name="P164"><text:span text:style-name="T209">Mary decides to give him a hard time and responds, </text:span>“<text:span text:style-name="T209">Conner, eh? You killed that guy pretty quick. Didn’t think to spare his life?</text:span></text:p>
      <text:p text:style-name="P183">No mercy? No indecision?”</text:p>
      <text:p text:style-name="P164">“<text:span text:style-name="T209">Haha,” Conner laughs lightly. “I only did what I believe to be just. </text:span><text:span text:style-name="T211">So, what is there to consider?</text:span></text:p>
      <text:p text:style-name="P164">Like Monte said, reputation matter<text:span text:style-name="T209">s</text:span>. And, I have no intention of <text:span text:style-name="T211">sitting back and </text:span><text:span text:style-name="T209">endorsing </text:span>the path of evil.”</text:p>
      <text:p text:style-name="P165">“<text:span text:style-name="T210">Sure you weren’t just trying to get a head start on winning? Everybody has to die eventually...” Gondor responds </text:span><text:span text:style-name="T211">with a shrug.</text:span></text:p>
      <text:p text:style-name="P166">“<text:span text:style-name="T211">Pfft,” Conner responds. “There aren’t that many players here and I wouldn’t start rushing for a win this early anyway. I’m no fool.”</text:span></text:p>
      <text:p text:style-name="P166">“<text:span text:style-name="T211">Just helpful,” Mary adds.</text:span></text:p>
      <text:p text:style-name="P166">“<text:span text:style-name="T211">Exactly,” Conner responds with a smile. “You’ve got it!”</text:span></text:p>
      <text:p text:style-name="P166">“<text:span text:style-name="T212">Well, since you understand how few players there are here, I hope you can be more merciful in the future,” Mary states. “Unless you want to be solo.”</text:span></text:p>
      <text:p text:style-name="P167"><text:soft-page-break/>“<text:span text:style-name="T212">If everybody here has bad intentions, then perhaps that would be for the best. I’d rather be the getter than the gotter.</text:span></text:p>
      <text:p text:style-name="P184">But, don’t worry, your message has been noted. Again, I’m no fool. I know that there are retaliation perks and other types of effects that can mess me up. I won’t act recklessly,” Conner states with a bit of tension. “Now, if you’ll excuse me, I’m going to go chat with a few others. It’s been a pleasure.”</text:p>
      <text:p text:style-name="P184">“Same,” Mary agrees with a light smile.</text:p>
      <text:p text:style-name="P167">‘<text:span text:style-name="T212">No doubt he’s getting fed up with my lack of gratitude,’ she thinks while observing his reactions. ‘I’ll have to be wary of him.’</text:span></text:p>
      <text:p text:style-name="P184">With Conner dealt with, she turns her attention away from her current group and looks around.</text:p>
      <text:p text:style-name="P168">As expected, Monte is speaking with the Count.</text:p>
      <text:p text:style-name="P168">And, as she looks over <text:span text:style-name="T213">at him</text:span>, he <text:span text:style-name="T213">returns her gaze with nearly perfect timing </text:span>and waves “hello” to her.</text:p>
      <text:p text:style-name="P168">'<text:span text:style-name="T213">Hmm, could it be?’ Mary ponders. ‘Indeed… that should be a clone.</text:span></text:p>
      <text:p text:style-name="P168">I give him 3 days before he has total control of this city. He's really doing quite a lot <text:span text:style-name="T213">in the background…</text:span>’</text:p>
      <text:p text:style-name="P185">Still, Monte’s actions are of no concern to her. As long as he doesn’t bring danger to her, she will turn a blind eye to all of his affairs.</text:p>
      <text:p text:style-name="P1">***</text:p>
      <text:p text:style-name="P1">Everybody here chats and gets friendly as all of the players wind up speaking with each other and the nobles to get a good idea of who is who and what is what.</text:p>
      <text:p text:style-name="P1">For players, the 19 that are present are:</text:p>
      <text:p text:style-name="P1">Mary – Martial Artist – Lean Woman, White-Skinned with Modest Features</text:p>
      <text:p text:style-name="P1">Gondor – Heavy Fighter – Short, Dense Body with Brown Hair and Round Features</text:p>
      <text:p text:style-name="P1">Lavant – Support Mage – Extremely Lightweight, White-Skinned, Frail Looking</text:p>
      <text:p text:style-name="P1">Niagra – Yin/Yang Mage – Moderately Built, Average Appearance, Very Ordinary</text:p>
      <text:p text:style-name="P1">Monte – Mastermind/Informant/Spy – 18 at Most, Slightly Tanned Skin, Beautiful</text:p>
      <text:p text:style-name="P1">Conner – Blink Assassin – Oriental Influence, Lean, Muscular, Black Hair, Handsome</text:p>
      <text:p text:style-name="P1">Aric – Guild Master with Super Form – Thick and Sturdy Body, Muscular, Age 30 at least.</text:p>
      <text:p text:style-name="P1">Eswar – Travel Companion – Lightweight Appearance, Silver Hair, Wears Nice Casual Clothes</text:p>
      <text:p text:style-name="P1">Maxwell – God Slayer – Lean Build, Quiet yet Fierce.</text:p>
      <text:p text:style-name="P1"><text:soft-page-break/>Noire - Destruction Mage – Lean Mage, Has Dark-Blue Arcane Symbols Drawn Over Body</text:p>
      <text:p text:style-name="P1">Aiden – Paladin – Medium Build, Yellow Hair, Modestly attractive.</text:p>
      <text:p text:style-name="P1">Baxter – Paladin – Thick Muscular Build, Green Hair, Modestly Attractive</text:p>
      <text:p text:style-name="P1">Pluto – Explosives Tinker – Lightweight, Muscular, Lean, Ugly Appearance</text:p>
      <text:p text:style-name="P1">Savos – Mech Builder – Very Skinny yet Well-Defined Muscles, Decent Appearance</text:p>
      <text:p text:style-name="P1">Trinity – Hunter – Medium Build, Energetic, Decently Handsome</text:p>
      <text:p text:style-name="P1">Darnell – Rogue, Investigator, Dungeoneer – Light Build, Calm Gaze, Calculating</text:p>
      <text:p text:style-name="P1">King Presley – Dominator, Illusionist – Average Physique, Intelligent Savagery, Calm, Quiet</text:p>
      <text:p text:style-name="P1">Saxton – Guardian – Strong, Large, Muscular Physique, Tall, Intimidating</text:p>
      <text:p text:style-name="P1">Anabar – Bard – Lightweight Physique, <text:span text:style-name="T214">Medium Build, Very Handsome</text:span></text:p>
      <text:p text:style-name="P169">A present theme among all of the players is that they have chosen playboy level looks. Nobody is ugly, again, another decision likely made in part for the sake of competitive optimization.</text:p>
      <text:p text:style-name="P169">For Residents, there are the Lord, his wife whom shares the Count rank as well and is referred to as The Countess, and numerous Viscounts and lesser nobles below them.</text:p>
      <text:p text:style-name="P169">The major Viscounts of the territory are the Guard Captain Frank, Grand Strategist Hubert, Magic Advisor Ronald and Trade Master Sam.</text:p>
      <text:p text:style-name="P170"><text:span text:style-name="T214">With so much time spent chatting, the degree of friendliness and comfort in the area reaches its max. C</text:span><text:span text:style-name="T213">onnections are made </text:span><text:span text:style-name="T214">amongst </text:span><text:span text:style-name="T213">the nobles and players; exactly as the </text:span><text:span text:style-name="T214">lord initially declared</text:span><text:span text:style-name="T213">.</text:span></text:p>
      <text:p text:style-name="P170"><text:span text:style-name="T213">With his support, the players are offered the resources necessary to fully integrate into the city and empire. Citizen</text:span><text:span text:style-name="T214">ship, housing</text:span><text:span text:style-name="T213">, food, water, equipment and supplies will be granted to them for free. And, their reputation will improve to become </text:span><text:span text:style-name="T214">that of heroes.</text:span></text:p>
      <text:p text:style-name="P169">There is an implied understanding that the players will help deal with the spires that have emerged across the continent, to which the players express total satisfaction about. Monsters grant experience. Experience gives levels. And, levels lead to victory. So, there is no reason for the players to be dissatisfied.</text:p>
      <text:p text:style-name="P170">Mary allows everybody else to handle all <text:span text:style-name="T214">of the </text:span>speaking as she sits <text:span text:style-name="T214">off to the side and watches </text:span>everything unfold. Really, all she wants to do right now is go and level. But, she has to wait for the lord and the castle servants to prepare rooms, equipment, currency, rations and various other adventuring <text:span text:style-name="T214">supplies</text:span>. <text:span text:style-name="T214">Thus, she waits </text:span>patiently.</text:p>
      <text:p text:style-name="P174">Doing this gives her a chance to observe some of the various personalities here as people chat and form bonds. Though, really, nothing is too interesting to her. E<text:span text:style-name="T214">ven </text:span><text:span text:style-name="T220">the discussion of the famine is boring, because the others can only speculate upon topics that she already knows of for certain.</text:span></text:p>
      <text:p text:style-name="P171"><text:soft-page-break/><text:span text:style-name="T220">The city’s situation is that crops stopped </text:span><text:span text:style-name="T214">growing properly several months ago. And, that is when the </text:span><text:span text:style-name="T215">abnormal tan tinge appeared upon their land. </text:span><text:span text:style-name="T220">The Residents speculate that the spires are the cause, to which the players confirm using knowledge from the beta. However, Mary can go many steps further, she even knows of some of the evils behind the spires that cause such environmental afflictions to spread upon the land.</text:span></text:p>
      <text:p text:style-name="P175">Nobody bothers Mary either after witnessing her interactions with the now deceased Yolan and Conner. It’s clear that she won’t be an easy person to please regardless of one’s intentions.</text:p>
      <text:p text:style-name="P175">And, this benefits her because she truly has intentions of holding mundane conversations with the people here.</text:p>
      <text:p text:style-name="P175">***</text:p>
      <text:p text:style-name="P175">‘Guess I’ll go explore the castle,’ Mary thinks as the mood begins to wind down.</text:p>
      <text:p text:style-name="P175">She gets up and leaves the banquet, heading to a hall and beginning to wander for a time.</text:p>
      <text:p text:style-name="P174"><text:span text:style-name="T220">Eventually, she reaches a stairwell, climbs it and exits atop the</text:span> long tall wall spanning the castle's perimeter. A guard <text:span text:style-name="T220">spots her and </text:span>advises her that it's dangerous <text:span text:style-name="T220">to be </text:span>up here, but she says that she is a hero and will be fine,.</text:p>
      <text:p text:style-name="P175">This is enough for him to drop the issue and let her past, as he and the other guards notice this and let her through without issue.</text:p>
      <text:p text:style-name="P174">In this way, she continues her walk along the wall and is able to view the entire city below and even quite far into the distance.</text:p>
      <text:p text:style-name="P174">Th<text:span text:style-name="T220">is </text:span>world, from what she can tell, is definitely primitive and medieval. The tan-colored glow remains presents everywhere even into the far distance. And, she can see the city buildings, farming areas surrounding them, city walls and surrounding plains extending out from the city's center.</text:p>
      <text:p text:style-name="P174">Even further still, there are forests, mountains and even a large body of water visible in the distance depending on the direction that she looks.</text:p>
      <text:p text:style-name="P1">A nice breeze passes by and raises her hair, causing her to clutch some of it and inspect the strands.</text:p>
      <text:p text:style-name="P176">'I'll have to cut some of this off soon,' she thinks as she tries to spot a barber in town for fun.</text:p>
      <text:p text:style-name="P176"><text:span text:style-name="T221">She takes a seat and relaxes on the wall in </text:span>solitude for a while, letting <text:span text:style-name="T221">an untracked amount of time pass </text:span>with her simply enjoying the scenery and thinking over various matters before she finally gets up and heads back in<text:span text:style-name="T221">side.</text:span></text:p>
      <text:p text:style-name="P176">With the remainder of the day ahead of her, she wanders back to the main hall to see that its empty and snags the attention of a maid to learn about <text:span text:style-name="T221">what everybody else is up to.</text:span></text:p>
      <text:p text:style-name="P176">The maid advises her that <text:span text:style-name="T221">most people have left to resume their daily affairs and the players </text:span>will reconvene for dinner later on.</text:p>
      <text:p text:style-name="P186"><text:soft-page-break/>Since that’s the case, Mary requests to be led to her room, so the maid completes her request.</text:p>
      <text:p text:style-name="P1">Once the maid <text:span text:style-name="T222">is gone</text:span>, Mary checks <text:span text:style-name="T222">the interior of her room to find it well prepared for her. </text:span>The <text:span text:style-name="T222">cold stony interior of the castle is well hidden thanks to bright </text:span>pink carpet<text:span text:style-name="T222">s</text:span>, bright red couches and <text:span text:style-name="T222">her </text:span>large draped bed. There is a makeup stand <text:span text:style-name="T222">in here complete with a mirror, makeup, perfume and a few other feminine necessities. <text:s/>And, </text:span>to the side is a bathroom fitted with a toilet and bath.</text:p>
      <text:p text:style-name="P1"><text:span text:style-name="T222">“Alright. I’ve had enough fun. It’s time to get back into peak form,” Mary decides with absolute </text:span><text:span text:style-name="T223">conviction</text:span><text:span text:style-name="T222">.</text:span></text:p>
      <text:p text:style-name="P177">All of her recent waiting and relaxing were to prepare her mind for this momen<text:span text:style-name="T223">t</text:span> where she intends to mould her body into its ideal form.</text:p>
      <text:p text:style-name="P178">She enters the bathroom and sits down on the cold stone floor and starts by stretching her limbs.</text:p>
      <text:p text:style-name="P179"><text:s/>"Gah, starting from square one is rough. Maybe I should have chosen a child form again after all,” <text:span text:style-name="T224">Mary wonders.</text:span></text:p>
      <text:p text:style-name="P178">“No,” she snaps out of the thought. “I can’t take shortcuts. I don’t need that form. And, the downsides would not be worth it.</text:p>
      <text:p text:style-name="P179"><text:span text:style-name="T224">I need to tune out the distractions and focus my mind toward clarity. I need to return to my true state of mind. I must become that which I once was once more.</text:span>”</text:p>
      <text:p text:style-name="P179">Thus, Mary quiets her mind and concentrates seriously as she stretches <text:span text:style-name="T224">intensely</text:span> for over 30 minutes. Then, she moves on to physical training as she performs reps of sit ups, push ups, pull ups <text:span text:style-name="T224">and squats while using the window ledge and other objects in the bathroom for support.</text:span></text:p>
      <text:p text:style-name="P179">By the end of this training, she is completely covered in sweat and pulls a rope to ring a bell. This <text:span text:style-name="T224">requests a maid, whom comes in and then prepares a bath upon Mary’s request. </text:span>A <text:span text:style-name="T224">short while later, after a man has wheeled in several buckets of warm water to fill the bath, Mary steps into the bath and smiles with satisfaction.</text:span></text:p>
      <text:p text:style-name="P179">This bathroom has cold, grey stone walls. <text:span text:style-name="T224">But, it is </text:span>warmed up by lit candles that release golden <text:span text:style-name="T224">illumination</text:span>.</text:p>
      <text:p text:style-name="P179">The tub itself is silver and oval shaped and only has a plugged drain at the far end for plumbing. As Mary soaks in <text:span text:style-name="T224">it</text:span>, she ponders her current situation and near-future once more.</text:p>
      <text:p text:style-name="P1">‘This is quite an interesting situation. With only 19 players in this city, our lives and decisions are far more valuable than before. Every lost player <text:span text:style-name="T225">can</text:span> drastically affect the future.'</text:p>
      <text:p text:style-name="P180">This thought is in comparison to the fact that city's in the <text:span text:style-name="T225">beta </text:span>literally had hundreds of player<text:span text:style-name="T225">s at the start.</text:span></text:p>
      <text:p text:style-name="P180">With so many players around, individual player lives didn't matter very much and there were an abundance of player abilities to choose from. At the same time, this created <text:span text:style-name="T225">intense</text:span> competition <text:span text:style-name="T225">to recruit</text:span> top players <text:span text:style-name="T225">and resource sharing disputes were only one of the many associated conflicts and </text:span><text:soft-page-break/><text:span text:style-name="T225">challenges that everybody had to fight to overcome.</text:span></text:p>
      <text:p text:style-name="P188">'And then there are the <text:span text:style-name="T225">spires. </text:span>They <text:span text:style-name="T225">appeared </text:span>early, <text:span text:style-name="T226">meaning that all kinds of possibilities have opened up. </text:span>If the pacing of <text:span text:style-name="T226">other events is sped up too, then powerful players could emerge far faster than before.</text:span></text:p>
      <text:p text:style-name="P187">In terms of advantages, all I really have is my knowledge of possibilities. My body, mind and soul have all been <text:span text:style-name="T227">reset or </text:span>restrained in this game session. Plus, spells and other techniques have been shuffled.</text:p>
      <text:p text:style-name="P189">Fortunately, information is power. And, if I use what I know properly, then my chance of victory will skyrocket. I also have Dormant Powers, that will grant a fairly tremendous boost in power once unlocked.</text:p>
      <text:p text:style-name="P190"><text:span text:style-name="T227">Though, if </text:span><text:span text:style-name="T228">later on </text:span><text:span text:style-name="T227">everything becomes group-oriented </text:span><text:span text:style-name="T228">like in the beta, such an edge might not be too impactful. I’ll really have to take advantage of every </text:span><text:span text:style-name="T229">opportunity that I come across to maximize my chances of victory.</text:span></text:p>
      <text:p text:style-name="P192"><text:span text:style-name="T229">As for stats, I’m at </text:span>20 strength, vitality and magic.</text:p>
      <text:p text:style-name="P191">Continuing this three-way split with levels would probably be too greedy. And, that doesn’t even account for my wisdom needs if I were to pursue my locked away knowledge.</text:p>
      <text:p text:style-name="P191">Thus, I should probably rush 50 vitality and then focus the rest of my points on strength and magic… with magic being my focus to start.</text:p>
      <text:p text:style-name="P191">This isn’t the most optimal warrior to Mage transition, but I should be able to make it work.’</text:p>
      <text:p text:style-name="P191">Once Mary settles those thoughts, she raises her hand and begins to <text:span text:style-name="T230">gather mana.</text:span></text:p>
      <text:p text:style-name="P193">She practiced magic for thousands of years in the beta and reached the Cosmic grade too. Plus, she practiced magic in the <text:span text:style-name="T229">Character Creator’s Practice Tool </text:span>to refresh her mastery and adjust to the spell system’s changes. Thus, she feels extremely comfortable with her actions as mana gathers to her palm from within her body and the atmosphere and she prepares to cast.</text:p>
      <text:p text:style-name="P193">‘Let’s see. I’ll do something minor,’ Mary thinks as she ignites her mana to cast spell.</text:p>
      <text:p text:style-name="P194"><text:span text:style-name="T230">Faint dark-grey light is produced as</text:span> Matter Creation <text:span text:style-name="T230">of the Metal Alignment triggers to produce a </text:span>small bullet of metal <text:span text:style-name="T230">suspended in the air before her.</text:span></text:p>
      <text:p text:style-name="P195">At the same time, she uses Telepathic Manipulation <text:span text:style-name="T231">of the Metal Alignment </text:span>to suspend it during creation <text:span text:style-name="T231">and to launch it forward immediately after solidification.</text:span></text:p>
      <text:p text:style-name="P1">*PHEWWW PAK*</text:p>
      <text:p text:style-name="P1">The bullet fires with speed <text:span text:style-name="T232">no less than that of one fired from a gun and strikes the wall with tremendous force, cracking the wall and recoiling off into a random direction.</text:span></text:p>
      <text:p text:style-name="P1"><text:soft-page-break/>The most cheat-like abuses of physics, like portal loops, have <text:span text:style-name="T233">all been </text:span>patched out of this world through specific game mechanic implementations. However, fundamental physics still apply and remain somewhat abuseable with magic. Like, for instance, the Metal Bullet spell that Mary just used.</text:p>
      <text:p text:style-name="P196">The <text:span text:style-name="T233">scientific</text:span> breakdown for why her spell works <text:span text:style-name="T233">so well given how little mana is required to cast it is simply a matter of science. </text:span>Newton's second law of motion implies that smaller objects require less force to move at higher speed than larger objects. <text:span text:style-name="T233">Thus, by concentrating more telekinetic force into a smaller object, greater speeds can be achieved, </text:span><text:span text:style-name="T234">a result that some might consider an abuse case.</text:span></text:p>
      <text:p text:style-name="P197"><text:span text:style-name="T233">Of course, Mary doesn’t feel </text:span><text:span text:style-name="T235">that this is abusive at all as there are much more sinister ways to make others suffer. Levitate a person off of the ground with wind magic and they become entirely helpless without flight. Or, if one lacks magic or wants a cheap and effective attack, sticking to the classics works too. Throw burning oil at your foe, which, unlike in typical RPGs that are balanced to have burning oil deal hardly any damage, tends to be pretty horrifically effective...</text:span></text:p>
      <text:p text:style-name="P197">… <text:span text:style-name="T235">at least until one’s foes become too large or they possess some degree of resistance to fire anyway.</text:span></text:p>
      <text:p text:style-name="P198"><text:span text:style-name="T235">And naturally there are </text:span>certain limitations <text:span text:style-name="T235">to every method, both magical or not. Mages can only apply so much mana to some cubic volume of space. And,</text:span> at <text:span text:style-name="T236">higher</text:span> power levels, <text:span text:style-name="T235">material durability becomes a </text:span><text:span text:style-name="T236">consideration if one wishes to avoid degradation and/or </text:span>disintegration.</text:p>
      <text:p text:style-name="P199">But, <text:span text:style-name="T236">with </text:span><text:span text:style-name="T237">Mary</text:span><text:span text:style-name="T236"> only being level 1, Magic Bullet is a spell that has practically infinite uses for her given what it </text:span><text:span text:style-name="T237">enables her to do. And, if a certain now deceased player had managed to get a bit further in his acts against Mary earlier today, then a spell of this caliber would likely have been Mary’s preferred method of execution.</text:span></text:p>
      <text:p text:style-name="P200">Fortunately though she didn’t have to act personally as she really doesn’t wish to reveal too much of what she can to others yet.</text:p>
      <text:p text:style-name="P1">'Concentrated magic really is the way to go,' Mary thinks to herself as she looks at the aftermath of her spell.</text:p>
      <text:p text:style-name="P1">At this time, Mary's thoughts are interrupted as Maids come in with concerned expressions.</text:p>
      <text:p text:style-name="P201">However, Mary merely explains that she was testing magic <text:span text:style-name="T238">while providing a brief demonstration to repair the walls before asking them to leave.</text:span></text:p>
      <text:p text:style-name="P1">Then, her thoughts continue, 'Smaller, focused spells are definitely vastly superior to their more dispersed variants. They have a more potent concentrated effect and higher travel speed that results in greater accuracy and several other possibilities too.</text:p>
      <text:p text:style-name="P1">For a bullet, higher travel speed increases accuracy and penetration, whereas a fireball receives added accuracy and rate of dispersion and perhaps even penetration at high enough power levels under the right circumstances. Material and energy composition definitely matter when it comes to the benefits emphasized by spell concentration. And, knowing of and how to abuse all of these properties, <text:soft-page-break/>behaviors and interactions can produce a chasm of difference in fighting prowess between two Mages with equal stats.</text:p>
      <text:p text:style-name="P1">Fortunately, I already know all of these things innately. I merely need to execute.</text:p>
      <text:p text:style-name="P1">Though, I do wonder what my limit is <text:span text:style-name="T238">with my current physical form</text:span>,' she thinks as she raises her hand and casts another spell.</text:p>
      <text:p text:style-name="P1">A <text:span text:style-name="T241">tiny</text:span> stream of water flows out of the tub that is <text:span text:style-name="T241">only a few millimeters thick and only a few inches long.</text:span></text:p>
      <text:p text:style-name="P1">She controls the water to flow through the air gracefully and naturally as it moves in completely controlled curves.</text:p>
      <text:p text:style-name="P1">Next, she controls the stream of water to flow such that the leading end curves around to meet up with the tail. This forms a ring that she then uses her magic ability to spin faster and faster and faster.</text:p>
      <text:p text:style-name="P1">Spinning it causes the ring to become wider, flatter and thinner as it even causes the air around it to start to hum lightly.</text:p>
      <text:p text:style-name="P202"><text:span text:style-name="T239">However, </text:span><text:span text:style-name="T241">there is a problem. </text:span>The faster that a physical object moves, the more difficult it becomes to physically control, so Mary begins to lose control of her spell. The <text:span text:style-name="T240">water</text:span> ring becomes wobbly and threatens to break apart. <text:span text:style-name="T240">And, without any changes, it will certainly lose its stability and splatter everywhere.</text:span></text:p>
      <text:p text:style-name="P203">Fortunately, Mary already anticipated this and even knows <text:span text:style-name="T240">wh</text:span>at must be done to prevent the spell from failing. <text:span text:style-name="T242">She shifts her application of mana from specific locations on the ring of water to a specific location itself. </text:span><text:span text:style-name="T251">This action change is</text:span><text:span text:style-name="T242"> a subtle difference </text:span><text:span text:style-name="T251">in technique</text:span><text:span text:style-name="T242">. However, it completely changes the application of energy onto the water to a substantially more efficient method.</text:span></text:p>
      <text:p text:style-name="P204"><text:span text:style-name="T243">To really understand this </text:span><text:span text:style-name="T244">difference </text:span><text:span text:style-name="T245">between the methods</text:span><text:span text:style-name="T243">, </text:span><text:span text:style-name="T247">imagine a pinwheel. If you spin it mechanically with your hands, then </text:span><text:span text:style-name="T248">it will move fast. But, if you blow on it, then it will move far faster.</text:span></text:p>
      <text:p text:style-name="P205">The difference between the two scenarios if the efficiency of the application of force. <text:span text:style-name="T248">Blowing on the pinwheel is not producing some astronomically greater force than </text:span><text:span text:style-name="T249">using ones hands. </text:span><text:span text:style-name="T250">Actually, one would probably expect hands to be producing more overall force than one’s lungs. It’s simply the case that blowing applies force to </text:span><text:span text:style-name="T249">the pinwheel more effectively.</text:span></text:p>
      <text:p text:style-name="P206">This is basically what Mary is doing. <text:span text:style-name="T245">Since Mary is </text:span>controlling<text:span text:style-name="T245"> force </text:span><text:span text:style-name="T250">telekinetically</text:span> using <text:span text:style-name="T245">magic, what she does is effectively </text:span><text:span text:style-name="T246">the same as going from holding </text:span><text:span text:style-name="T250">onto the wheel </text:span><text:span text:style-name="T251">and pushing from there to pushing onto the wheel at one spot with force.</text:span></text:p>
      <text:p text:style-name="P207">The reason for why this is significant to understand is because it explains the extremely powerful spell that Mary is currently achieving.</text:p>
      <text:p text:style-name="P207">To the casual observer, her water ring doesn’t appear to be moving at all. It is a thin stream of water that doesn’t interfere with light.</text:p>
      <text:p text:style-name="P207"><text:soft-page-break/>However, similar to how a tornado <text:span text:style-name="T252">begins </text:span>entirely invisible until <text:span text:style-name="T252">collecting debris</text:span>, her water ring has already achieved cataclysmic strength.</text:p>
      <text:p text:style-name="P208">She uses a thin vacuum around the water to further reduce friction as she continuously applies force to bring the water to an extreme rate of speed.</text:p>
      <text:p text:style-name="P208">Anybody who has seen a simple steam engine in action can <text:span text:style-name="T253">appreciate</text:span> what is going on here. With <text:span text:style-name="T253">the right materials and constructions </text:span>and <text:span text:style-name="T253">the </text:span>proper application of mechanical force, it is possible to exert extremely high amounts of force <text:span text:style-name="T253">onto objects to spin wheels, produce bright lights and much more.</text:span></text:p>
      <text:p text:style-name="P209">Still, the developers have been quite thorough with their balancing of the world and there is another limit to how fast she can spin the water. <text:span text:style-name="T254">Currently, </text:span>she is utilizing magic to <text:span text:style-name="T254">telekinetically suspend the water in the air. And, as the water spins, it brushes against that, causing the stability of her very telekinesis spell to waver. </text:span>Thus, even with Mary changing her application of force and reducing friction with air, the stability of the spell begins to waver once more.</text:p>
      <text:p text:style-name="P211"><text:span text:style-name="T252">“</text:span><text:span text:style-name="T253">Enough,” Mary thinks as she </text:span>releases <text:span text:style-name="T256">most of</text:span> her control <text:span text:style-name="T256">over the water, reserving only a little bit of power as a precaution to protect herself.</text:span></text:p>
      <text:p text:style-name="P211"><text:span text:style-name="T256">This release </text:span><text:span text:style-name="T255">causes all of the forces </text:span><text:span text:style-name="T256">holding the ring together to disappear, causing the ring to shoot out in every direction as thin blades that split apart into fine droplets.</text:span></text:p>
      <text:p text:style-name="P210">*PAP PAP PAP PAP PAP*</text:p>
      <text:p text:style-name="P210">Now, it is like hundreds of water bullets have been fired. However, because the water split up into such fine pieces, air friction became their greatest hindrance and the final result of the spell is not too impactful. The walls don’t even manage to have any visible water spots appear.</text:p>
      <text:p text:style-name="P212"><text:span text:style-name="T257">‘Excellent. Water Cutter is skilled grade. So, once I get my magic up to Tier 4 at 125, I’ll qualify as a </text:span><text:span text:style-name="T258">Skilled Mage</text:span><text:span text:style-name="T257">. But, I don’t think Water Cutter is my limit. I can probably go to Advanced,’ </text:span><text:span text:style-name="T258">Mary thinks.</text:span></text:p>
      <text:p text:style-name="P214">She then tries to use the next grade above skilled, advanced, <text:span text:style-name="T258">by pulling up a small bubble of water and conjuring a small stone within.</text:span></text:p>
      <text:p text:style-name="P213">Next, she begins to manipulate the stone with a single current of water. And, she has great success.</text:p>
      <text:p text:style-name="P213">So, she moves onto her next action, trying to manipulate the stone with another current of water.</text:p>
      <text:p text:style-name="P213">However, as she ‘holds’ onto another stream of water, her control of the other stream falters and she finds herself unable to manipulate either effectively. She certainly has the mental capacity to execute this action. However, her magic sense doesn’t have a fine enough degree of sensitivity or control to execute her thoughts.</text:p>
      <text:p text:style-name="P213">“Damn, advanced is way too hard with only 20 mana. But, it makes sense. If I could use advanced spells as I am now, every other Mage in the world would likely cry.”</text:p>
      <text:p text:style-name="P215"><text:soft-page-break/><text:span text:style-name="T258">Going from manipulating a single stream of water to multiple streams of water is </text:span><text:span text:style-name="T259">like going from kicking a single soccer ball up to keep it off the ground to kicking three balls. Suddenly, the difficulty has been increased dramatically and a far greater degree of talent, skill and perhaps even luck will be required to be successful.</text:span></text:p>
      <text:p text:style-name="P1">That's the gap between skilled and advanced. And, for the higher grades, like expert <text:span text:style-name="T259">to</text:span> Master, <text:span text:style-name="T259">such gaps only become larger. From 3 soccer balls to hundreds, or hundreds </text:span><text:span text:style-name="T260">of soccer balls </text:span><text:span text:style-name="T259">to millions, such </text:span><text:span text:style-name="T260">gaps</text:span><text:span text:style-name="T259"> </text:span><text:span text:style-name="T260">may</text:span><text:span text:style-name="T259"> </text:span><text:span text:style-name="T260">seem truly insurmountable from the </text:span><text:span text:style-name="T259">outside.</text:span></text:p>
      <text:p text:style-name="P216">“<text:span text:style-name="T260">I need higher stats,” </text:span>she thinks as she allows the water to fall while disintegrating the pebble into fine dust that sprinkles into her bathwater. “<text:span text:style-name="T260">The mental strain of advanced magic is fairly high, plus I don’t have the necessary sensitivity. The mana drain is actually pretty substantial too even with me using such a small quantity of matter.</text:span></text:p>
      <text:p text:style-name="P216"><text:span text:style-name="T260">Oh well. It’s fine. B</text:span>eing able to cross one grade is quite good. <text:s/>Hell, <text:span text:style-name="T260">most would probably consider using equivalent grade magic impressive. However, I suppose that I will never satisfied with being compared against what is average.</text:span></text:p>
      <text:p text:style-name="P217">And, those were pure casts without external aids, perks or extended effects anyway. With Force Master and a bit of machinery, I could probably replicate a Master spell already.”</text:p>
      <text:p text:style-name="P217">Thinking to this point, Mary <text:span text:style-name="T261">decides that she has had enough reflection and testing for one bath session and decides to get out.</text:span></text:p>
      <text:p text:style-name="P218">She stands up and steps out of the tub as water droplets <text:span text:style-name="T262">e</text:span>vaporate <text:span text:style-name="T262">starting</text:span> from her feet <text:span text:style-name="T262">all the way </text:span>to her head. <text:span text:style-name="T262">With her abilities, baths are purely for leisure. She can clean and dry herself off completely using magic alone.</text:span></text:p>
      <text:p text:style-name="P219">‘<text:span text:style-name="T262">Today has been a </text:span><text:span text:style-name="T263">good</text:span><text:span text:style-name="T262"> day,’ Mary thinks. ‘</text:span><text:span text:style-name="T263">I feel familiar with all of my limits and my mind feels </text:span><text:span text:style-name="T264">at peace. Tomorrow, </text:span><text:span text:style-name="T262">I will be more aggressive with my training, using a combination of magical and physical </text:span><text:span text:style-name="T264">means</text:span><text:span text:style-name="T262"> to push my limits.’</text:span></text:p>
      <text:p text:style-name="P220">Then, she steps out into her room and begins to get dressed, taking the time to put on makeup and use a bit of magic to spice up her outfit and hair.</text:p>
      <text:p text:style-name="P220">She already chose an in-game character that has a beautiful appearance. However, with her tweaks, she scales her appearance up to the max. She puts on heels, a sparkling white beady dress, lipstick, rings, earrings and makeup.</text:p>
      <text:p text:style-name="P220">Historically, the other women that she met would intentionally avoid ‘dolling themselves up’ to avoid male attention. However, Mary fears no man.</text:p>
      <text:p text:style-name="P220">As Mary is wrapping up her appearance, a butler knocks on her door and informs Mary of dinner. Thus, Mary finishes up by curling her hair up into a bun with a butterfly hairpin inserted to hold it in place, before heading out and downstairs.</text:p>
      <text:p text:style-name="P1">***</text:p>
      <text:p text:style-name="P1"><text:soft-page-break/>Mary steps into the dining hall, <text:span text:style-name="T267">a large, gorgeous and well-lit venue</text:span> to <text:span text:style-name="T267">spot nobles in here and all of the players </text:span>sitting at a long table.</text:p>
      <text:p text:style-name="P220">As she arrives, the men in here look at her and, whether consciously or not, reveal expressions of shock and amazement.</text:p>
      <text:p text:style-name="P1">"Mary! Come have a seat," Niagra beckons by patting the spot next to him.</text:p>
      <text:p text:style-name="P220">Mary nods politely and then walks over, as the men stare at her with clearly revealed or poorly hidden lustful gazes. This feeling of control of them gives her a sense of ecstasy. And, she moves gracefully to sit over by Niagra, directly next to him and the now flustered Lavant.</text:p>
      <text:p text:style-name="P220">“You look pretty,” Niagra comments.</text:p>
      <text:p text:style-name="P220">“Why thank you,” Mary responds politely.</text:p>
      <text:p text:style-name="P220">She then turns her attention to the rest of the group and says, “Gentlemen.”</text:p>
      <text:p text:style-name="P220">Somehow, their little group has managed to be all gathered again.</text:p>
      <text:p text:style-name="P220">Though, there is one addition. Conner sits here too on the opposite side of the table, so Mary looks at him specifically and says, “Conner.”</text:p>
      <text:p text:style-name="P221">“<text:span text:style-name="T264">Greetings,” he responds.</text:span></text:p>
      <text:p text:style-name="P1">"Hey, I went ahead and joined Winner's Lounge. It's pretty neat. You should join," Niagra <text:span text:style-name="T264">immediately encourages</text:span>.</text:p>
      <text:p text:style-name="P1">"You say that as though you've been tasked with recruiting," Mary notes.</text:p>
      <text:p text:style-name="P1">"Got me eh?" NIagra responds. "Actually, I was the first person to join, so I was made a guild officer."</text:p>
      <text:p text:style-name="P1">“<text:span text:style-name="T264">Not bad,” Mary responds. “Why not sit with, I believe his name was… Aric?”</text:span></text:p>
      <text:p text:style-name="P1">"Aric is pretty chill," Niagra responds. "He's doesn't care about the little things. He <text:span text:style-name="T264">sees the big </text:span>picture."</text:p>
      <text:p text:style-name="P1">"Interesting," Mary states <text:span text:style-name="T264">as </text:span>she looks over at Conner and asks, "So, Conner, <text:span text:style-name="T264">i</text:span>t seems you've become quite cozy with our little group?"</text:p>
      <text:p text:style-name="P222">"I have!" he states. "Actually, I wanted to talk to you about earlier. <text:span text:style-name="T265">I realize now that I was perhaps a bit too heavy-handed. I didn’t consider our situation. So, I hope that you won’t hold a grudge for my intervention?”</text:span></text:p>
      <text:p text:style-name="P222">"Psh," Mary sputters and waves her hand lightly. "<text:span text:style-name="T265">What is done is done. I don’t mind at all. And, honestly, it would be unfair for me to judge you badly anyway because I was on the verge of killing him myself.”</text:span></text:p>
      <text:p text:style-name="P1">"Fair enough." Conner responds <text:span text:style-name="T265">with a smile</text:span>.</text:p>
      <text:p text:style-name="P247"><text:soft-page-break/>Gondor then speaks up, “Then, that’s water under the bridge! But, I do want to mention, if not for Conner, we definitely were going to rough him up! I hope you’re cool with us too?”</text:p>
      <text:p text:style-name="P222"><text:span text:style-name="T265">“All is fine,” Mary comments. “</text:span><text:span text:style-name="T266">Let’s talk about other things, shall we? I prefer not to dwell in the past.”</text:span></text:p>
      <text:p text:style-name="P222">“<text:span text:style-name="T266">Oh. Then, let’s talk about our cool Mage here,” Gondor speaks up while looking to Lavant. “You’re a Battle Mage?”</text:span></text:p>
      <text:p text:style-name="P1">"All magic is battle magic with enough talent," Lavant boasts.</text:p>
      <text:p text:style-name="P1">"<text:span text:style-name="T266">You say that… but what if you are a slow channeling type of </text:span><text:span text:style-name="T267">magic user</text:span><text:span text:style-name="T266">? That wouldn’t be very Battle Mage-y would it?</text:span>," Gondor wonders.</text:p>
      <text:p text:style-name="P223">“<text:span text:style-name="T266">It depends on the type of battle then. In a fight with endless preparation, </text:span><text:span text:style-name="T267">such a user</text:span><text:span text:style-name="T266"> would do well, </text:span><text:span text:style-name="T267">right</text:span><text:span text:style-name="T266">?” Lavant proposes. “But, I get what you’re saying, </text:span><text:span text:style-name="T267">so we can skip to the point.</text:span><text:span text:style-name="T266"> Not everything is black and white. Some types of magic will be better than others in </text:span><text:span text:style-name="T267">specific</text:span><text:span text:style-name="T266"> situations.”</text:span></text:p>
      <text:p text:style-name="P223">“<text:span text:style-name="T267">True. But, I think magic is kind of overall. That’s why I went for a warrior build that--” Gondor replies.</text:span></text:p>
      <text:p text:style-name="P1">While her group continues to chat, Mary's attention drifts off to the side where the other players are chatting. There are 19 players here in total <text:span text:style-name="T267">with </text:span><text:span text:style-name="T268">many nobles </text:span><text:span text:style-name="T267">sitting at separate long tables. </text:span><text:span text:style-name="T268">As a result, many conversations are happening in this space. </text:span>And, it appears that at least three major cliques have formed thus far.</text:p>
      <text:p text:style-name="P1">"-- agree and can't wait. You can do all kinds of things in this game; especially once you get strong. I did so many wild things," Maxwell states.</text:p>
      <text:p text:style-name="P1">"In the last game, I had a harem of 100 women. This time, I want 1,000," another player <text:span text:style-name="T268">named Presley who prefers to go by the title King Presley </text:span>states from across the table.</text:p>
      <text:p text:style-name="P1">"Bah. I prefer quality over quantity," Maxwell responds.</text:p>
      <text:p text:style-name="P1">"Oh, but of course. I'll never let the quality drop. <text:span text:style-name="T268">I take both.</text:span>" King Presley replies.</text:p>
      <text:p text:style-name="P1">In terms of personality, these two have the most fierce and dominant personalities of <text:span text:style-name="T268">all of the players. </text:span>Maxwell has large elaborate dark-blue hair like the main character from some battle anime while King Presley has large and elaborate dark-red hair of a similar caliber. They are both tall, well-built and objectively handsome with clearly high charisma. Their body language radiates confidence and everything they say and do portrays high leadership qualities.</text:p>
      <text:p text:style-name="P1">At the moment, they appear to be having a lively conversation. However, like always, she can see the truth. They are playing pretend friends in an attempt to learn more about the other. Likely, they are hellbent on dominating the other and ruling over all of the players here.</text:p>
      <text:p text:style-name="P1">This trend of projecting false appearances, reading others and strategizing every social interaction is too exhausting for her to partake in. Though, she acknowledges that she is somewhat biased due to her <text:soft-page-break/>overpowered social cognizance.</text:p>
      <text:p text:style-name="P1">'The arrogance to declare oneself a King from the start,' Mary sighs while shaking her head. The typical conversations of men truly disgust her. And, she finds her attention moving over to a different group.</text:p>
      <text:p text:style-name="P1">"--are the lifeblood of society. With the Judge from this game, there is already anticipation for a completely new world order," Savos claims.</text:p>
      <text:p text:style-name="P1">"Bah. It'll never happen," Pluto responds. "Humanity will never allow its power to be usurped by machines."</text:p>
      <text:p text:style-name="P1">"You would think! But, that's not how things will play out. Robots and AIs will takeover through integration. One day, your robot is making breakfast. Next, it is doing your job. Finally, it decides your laws and tells you what to do."</text:p>
      <text:p text:style-name="P224">Everybody in the dining hall chats for a bit about various random topics <text:span text:style-name="T269">about the </text:span>real world, in-game expectations, abilities, likes, dislikes and much more. Meals and drinks are brought in and some nobles even stop by to chat for a while occasionally. <text:span text:style-name="T269">Though, mostly, the various groups chat within their friend circles.</text:span></text:p>
      <text:p text:style-name="P224">For the nobles, the topic that they tend to focus <text:span text:style-name="T269">on the most is the appearance of the spires; which makes sense. To players, the spires are merely a game mechanic that could be good or bad, whereas for the nobles, they are a matter of life or death for themselves and others. </text:span><text:span text:style-name="T270">In other words, t</text:span><text:span text:style-name="T269">here is a completely difference in opinion o</text:span><text:span text:style-name="T270">n</text:span><text:span text:style-name="T269"> the severity of the issue.</text:span></text:p>
      <text:p text:style-name="P225">Still, nobody shows too much stress or animosity as the meal continues on for a short while longer until the lord arrives.</text:p>
      <text:p text:style-name="P225">This immediately causes the hall to hush down as he steps in, as his natural charisma leads everybody to silence.</text:p>
      <text:p text:style-name="P225">“Greetings everybody! I hope you are all enjoying the food and drink! Tonight, we continue our celebration of the arrival of our heroes whom have been sent to defend our lands!” the lord states loudly.</text:p>
      <text:p text:style-name="P225">As he declares this, the nobles begin to clap loudly, while the players sit at their table and watch the spectacle occur around them.</text:p>
      <text:p text:style-name="P225">The lord raises a hand to calm them, as he continues.</text:p>
      <text:p text:style-name="P226">“<text:span text:style-name="T271">Very many events have happened today. And, I am thankful to you all for remaining calm and peaceful as we work to determine what is happening and what we should do next.</text:span></text:p>
      <text:p text:style-name="P227">I would like to begin this dinner with some positive news. <text:span text:style-name="T272">Our city’s scouts have returned from investigating the spire and determined th</text:span><text:span text:style-name="T273">at </text:span><text:span text:style-name="T274">there is no real danger from the spire at this time.</text:span></text:p>
      <text:p text:style-name="P227"><text:span text:style-name="T273">It is protected by a shimmering barrier that prevents </text:span><text:span text:style-name="T274">entry. And, monsters are being released from </text:span><text:soft-page-break/><text:span text:style-name="T274">the barrier at random intervals. However, these monsters are all weak enough to be handled easily by our guards. And, in terms of our city’s defenses, there is simply no way that they can breach them.</text:span></text:p>
      <text:p text:style-name="P228">Naturally, we will continue to monitor the situation and do fear that it could pose a more extreme threat in the future. However, we have not observed anything that would cause us to feel threatened by its presence.”</text:p>
      <text:p text:style-name="P228">The lord then pauses her to give everybody a chance to react to his words and many people sigh with relief. Some exchange brief comments of relief, as the tension in the room lightens slightly.</text:p>
      <text:p text:style-name="P228">“The heroes that are present here have insight into the emergence of these spires that they have shared with me as well. And, they have reason to believe that the spires will not be a major threat in the short term either.</text:p>
      <text:p text:style-name="P228">In truth, a lot of the information that they have shared is hard to believe. However, if you had told me yesterday that spires breaching the sky would emerge from the ground, I would call you a lunatic.</text:p>
      <text:p text:style-name="P228">There is too much information to cover in a speech. So, I have requested for intelligence reports to be created about the current situation that will be distributed to you all for your review.</text:p>
      <text:p text:style-name="P228">The most important <text:span text:style-name="T275">information</text:span> that I wanted to share with you all is that we are safe. The report will explain more in detail why that is the case <text:span text:style-name="T275">and allow you to form opinions of your own.</text:span></text:p>
      <text:p text:style-name="P229">Now, onto the next topic: <text:span text:style-name="T275">the heroes themselves. I have had the pleasure to speak with many of them and have learned that they are very eager to destroy the spire. </text:span><text:span text:style-name="T276">They are not very strong right now. However, their potential is limitless. It is my hope that they will remedy us of our current circumstances and eventually lead our empire to an era of peace and prosperity beyond our greatest dreams.</text:span></text:p>
      <text:p text:style-name="P230">The vast majority of them are already planning to leave the city tomorrow in groups to begin to tackle the challenges of our region. From the Mossy Caves to the Iron Woods, there are numerous challenges for them to face to enable them to grow stronger and achieve their full potential.</text:p>
      <text:p text:style-name="P230">The king has spoken on this topic as well. Our city is to support the heroes in their goals to become strong. And, I certainly will be doing everything in my power to abide by that order. The fate of humanity could possibly be on the line, so let’s be sure to do everything in our power to support our heroes.”</text:p>
      <text:p text:style-name="P230">As the lord speaks, he gestures toward the heroes, causing the nobles to clap loudly in support of them.</text:p>
      <text:p text:style-name="P230">“Now please!” the lord speaks. “Enjoy this meal and celebration.</text:p>
      <text:p text:style-name="P230">I especially hope that you heroes enjoy yourselves as this may be your last chance to relax in comfort for a time.”</text:p>
      <text:p text:style-name="P230">There is another round of applause, before the lord steps in and joins the conversations.</text:p>
      <text:p text:style-name="P234"><text:soft-page-break/><text:span text:style-name="T276">The night continues with more chatting, eating and drinking until the evening grows late and people begin to leave. Among those, </text:span>Mary is one of the first to return to her room to rest.</text:p>
      <text:p text:style-name="P232">This causes some of the nobles here to frown with disappointment. However, she doesn’t care, as she returns to her room, setups up a few alarm traps along her windows, doors and bed and goes to sleep.</text:p>
      <text:h text:style-name="Heading_20_1" text:outline-level="1">Chapter <text:span text:style-name="T288">3: A Battle of Wits</text:span></text:h>
      <text:p text:style-name="P231">The next day, she wakes <text:span text:style-name="T277">up before any daylight has appeared and begins her day with light </text:span>exercises, <text:span text:style-name="T277">until a butler knocks her door and advises her that meals are prepared downstairs.</text:span></text:p>
      <text:p text:style-name="P232">Thus, she wraps up her morning prep and heads downstairs, where several other players have already gathered.</text:p>
      <text:p text:style-name="P233">From a quick <text:span text:style-name="T278">glance, she spots </text:span><text:span text:style-name="T279">the three major figures vying for power sitting together: Aric, King Presley and Maxwell, as well as other </text:span><text:span text:style-name="T280">figures like Monte, </text:span><text:span text:style-name="T279">Lavant, Eswar and Baxton.</text:span></text:p>
      <text:p text:style-name="P232">“Mary!” King Presley calls out to her immediately <text:span text:style-name="T279">while getting up. </text:span>“Good morning.<text:span text:style-name="T279">”</text:span></text:p>
      <text:p text:style-name="P232">“<text:span text:style-name="T279">Mornin’,” she responds lazily.</text:span></text:p>
      <text:p text:style-name="P233">“We haven’t <text:span text:style-name="T279">had a chance to talk really. That’s quite unfortunate. Come, have a seat. Let’s all chat a bit. </text:span><text:span text:style-name="T283">Monte has told us quite a lot of positive things about you</text:span><text:span text:style-name="T279">,” King Presley invites.</text:span></text:p>
      <text:p text:style-name="P233"><text:span text:style-name="T279">“</text:span><text:span text:style-name="T283">Oh, has he,” Mary groans as she looks at the smiling and lightly waving Monte.</text:span></text:p>
      <text:p text:style-name="P236">As she sits down, King Presley follows behind and sits next to her and she <text:span text:style-name="T284">addresses</text:span> <text:span text:style-name="T280">the others generally </text:span><text:span text:style-name="T284">with a </text:span><text:span text:style-name="T280">“Mornin’.”</text:span></text:p>
      <text:p text:style-name="P235">“Yo,” Aric says with a wave.</text:p>
      <text:p text:style-name="P237"><text:span text:style-name="T303">Maxwell</text:span> merely nods firmly.</text:p>
      <text:p text:style-name="P236">“<text:span text:style-name="T280">We were just talking about today’s objectives,” King Presley states as he slides over a piece of paper. “The scouts drew us a picture of the demon’s. They look like the one’s from the beta.</text:span></text:p>
      <text:p text:style-name="P237">You played in the beta right?”</text:p>
      <text:p text:style-name="P237">“Indeed,” Mary responds as she looks at the paper. There does appear to be a black sketch of a demonic figure that is similar to those in the first game.</text:p>
      <text:p text:style-name="P237">“Looks like the most basic first rank demon,” Mary comments. “Shouldn’t be too much of a challenge.”</text:p>
      <text:p text:style-name="P237">“That’s what we were thinking,” King Presley responds. “We were brainstorming about what is going on and trying to get into the mind of the developers.</text:p>
      <text:p text:style-name="P237">Our consensus for now is that the spires are a mechanic to feed us experience and loot reliably without being too over tuned.”</text:p>
      <text:p text:style-name="P237">“The barrier keeps us from entering,” Aric states. “So, we can’t destroy the spires easily. However, once we get stronger, we’ll definitely be able to get into the spires and destroy them.</text:p>
      <text:p text:style-name="P237">My bet is that there is some fairly valuable loot inside of them. But, it’s going to be hard to obtain anything early on.”</text:p>
      <text:p text:style-name="P237"><text:soft-page-break/>Mary states, “I can agree with that. I’m sure that they will be rewarding. However, I also think they will be very dangerous places too. Most developers are fond of such balance.”</text:p>
      <text:p text:style-name="P237">King Presley follows up, “Agreed.”</text:p>
      <text:p text:style-name="P239">Monte speaks up at this point and says, “There are multiple angles to this scenario, though. It is entirely possible that not destroying the spires could be a better outcome for us if we can contain their output and farm them.</text:p>
      <text:p text:style-name="P239">Optimistic? Sure. But, we shouldn’t be too close-minded about possibilities.”</text:p>
      <text:p text:style-name="P238">“<text:span text:style-name="T281">Ultimately,” Maxwell speaks up at this point, “we don’t have enough information about these spires to make any firm plans. What we do know, however, is that the usual means for grinding for levels remain. The lord has already mentioned special regions. So, we should definitely head to those first to look for loot and gain levels.”</text:span></text:p>
      <text:p text:style-name="P238">“<text:span text:style-name="T281">I agree,” Mary responds. “From what I’ve heard and seen, the monsters coming the spire are a trickle. We can’t rely on them solely for experience as of right now. Let’s focus on special areas.”</text:span></text:p>
      <text:p text:style-name="P238">“<text:span text:style-name="T281">Great. Then, we’re basically all in agreement?” Aric states while sitting up and looking around.</text:span></text:p>
      <text:p text:style-name="P239">Now, more players have arrived in the dining hall and nearly everybody has taken a seat to listen.</text:p>
      <text:p text:style-name="P239">Gondor takes advantage of this silence to speak up, “So, we’re really going to form a single raid party from the start?</text:p>
      <text:p text:style-name="P240">Then, that means we need a leader, right?”</text:p>
      <text:p text:style-name="P240">Hearing this, the ears of Maxwell, King Presley and Aric all seem to perk up at once.</text:p>
      <text:p text:style-name="P240">“Naturally,” Aric hurriedly speaks up, “I’m the most qualified person for the role.”</text:p>
      <text:p text:style-name="P240">“<text:span text:style-name="T282">Woah, hold up,” King Presley states. “I disagree. I’m definitely far more qualified.”</text:span></text:p>
      <text:p text:style-name="P240">“<text:span text:style-name="T282">Definitely not. I have Guild Leader V! What do you have?” Aric retorts.</text:span></text:p>
      <text:p text:style-name="P240">“<text:span text:style-name="T282">It doesn’t matter if you have Guild Leader 100 if nobody is in your guild,” King Presley argues.</text:span></text:p>
      <text:p text:style-name="P241">Monte stands up and says, “Gentlemen. Gentlemen. Gentlemen. Please! There is no need to argue. We are all smart and civilized people, yes? I propose a <text:span text:style-name="T283">simple solution. Who will be the leader can be decided with either a simple competition or a vote.</text:span></text:p>
      <text:p text:style-name="P242">Also, Maxwell, did you not want a say in this matter?”</text:p>
      <text:p text:style-name="P243">“I lead with strength, not words. There is no need for me to say anything. People will flock to me when they realize what I am capable of,” Maxwell states.</text:p>
      <text:p text:style-name="P243">“<text:span text:style-name="T284">Then, I take it you would prefer a competition?” Monte asks.</text:span></text:p>
      <text:p text:style-name="P243">“<text:span text:style-name="T284">I would partake. Yes,” Maxwell states seriously.</text:span></text:p>
      <text:p text:style-name="P243"><text:soft-page-break/>“<text:span text:style-name="T284">What do you two think?” Monte asks.</text:span></text:p>
      <text:p text:style-name="P243">“<text:span text:style-name="T284">I’m fine with a competition,” Aric states. “Though, I hope it will be fair? I’m not exactly specialized for combat.”</text:span></text:p>
      <text:p text:style-name="P243">“<text:span text:style-name="T284">I’m fine with a battle of wits,” King Presley states as he looks to Maxwell.</text:span></text:p>
      <text:p text:style-name="P243">“<text:span text:style-name="T284">I agree,” he states simply.</text:span></text:p>
      <text:p text:style-name="P244">“<text:span text:style-name="T285">A battle among heroes!” the lord declares loudly as he walks in with all of the viscounts hovering behind him. “How wonderful!</text:span></text:p>
      <text:p text:style-name="P271">If you don’t mind, might I make a suggestion?</text:p>
      <text:p text:style-name="P267">Even though the demons are manageable, their existence is a problem. Because of them, the number of merchants entering the city has dropped to nearly zero, causing our already existing issues to become worse by the day.</text:p>
      <text:p text:style-name="P267">Thus, I propose a competition to solve both of our problems. Split into three groups and fight demons for a day. <text:span text:style-name="T286">The leader of the team with the most kills will be the leader of your whole group. And, to make things even, the leaders will only be able to give orders, but not participate in the fighting.</text:span></text:p>
      <text:p text:style-name="P267">Doing this will allow you all to figure out your leadership hierarchy. And, it will also give us material to write <text:span text:style-name="T300">about to continue to continue to develop your images and give the people hope.</text:span></text:p>
      <text:p text:style-name="P268">What do you say?”</text:p>
      <text:p text:style-name="P245">“<text:span text:style-name="T287">A true test of </text:span><text:span text:style-name="T290">commanding</text:span><text:span text:style-name="T287"> prowess… interesting,” Aric thinks while putting a finger to his chin. “I like it. Let’s do it.”</text:span></text:p>
      <text:p text:style-name="P245">“<text:span text:style-name="T289">I’m fine with a battle of </text:span><text:span text:style-name="T290">leadership skills,” King Presley. “However, there are 19 of us here. One of us will need to sit out.”</text:span></text:p>
      <text:p text:style-name="P246">“<text:span text:style-name="T300">An easy enough problem. Count me out,</text:span><text:span text:style-name="T290">” Monte immediately volunteers. “You guys can vote, of course. But, you know I’m a non-combat class, </text:span><text:span text:style-name="T300">so</text:span><text:span text:style-name="T290"> I doubt anybody </text:span><text:span text:style-name="T300">wants me anyway.”</text:span></text:p>
      <text:p text:style-name="P250">As he speaks, the three both nod lightly.</text:p>
      <text:p text:style-name="P250">He’s not wrong at all.</text:p>
      <text:p text:style-name="P248">“Then, the final order of business is pick order,” Aric states.</text:p>
      <text:p text:style-name="P248">“As long as I get one person, you two can pick the rest in whichever order you want,” Maxwell states.</text:p>
      <text:p text:style-name="P248">“Oh common Maxwell,” Aric states. “We all want Conner. You underestimate us too much.”</text:p>
      <text:p text:style-name="P248">Hearing his, Maxwell merely shrugs. He too is not wrong. Maxwell was merely fishing for an opportunity. And, you miss every shot you don’t take.</text:p>
      <text:p text:style-name="P249"><text:soft-page-break/>“At this rate you three are gonna’ need a competition to pick your members for the competition,” Monte jests with a light laugh. “So, how about this? <text:span text:style-name="T293">You can all pick one by one and if there is a conflict, you can try to work it out among yourselves.</text:span></text:p>
      <text:p text:style-name="P249"><text:span text:style-name="T293">But, if an agreement can’t be reached, then we’ll allow our </text:span><text:span text:style-name="T291">esteemed City Lord to </text:span><text:span text:style-name="T293">settle the disagreement. </text:span><text:span text:style-name="T291">I trust that you would all agree that he would be a fair and neutral judge </text:span><text:span text:style-name="T292">for this event</text:span><text:span text:style-name="T291">?”</text:span></text:p>
      <text:p text:style-name="P249">“<text:span text:style-name="T293">I think that is fair. But, that still leaves the matter of who will go first,” King Presley states.</text:span></text:p>
      <text:p text:style-name="P251">Maxwell states. “We all want Conner, so let’s settle that first and then go from there. I doubt that any of us are willing to give him up for any reason, so let’s have the City Lord intervene right from the start.”</text:p>
      <text:p text:style-name="P249">“<text:span text:style-name="T293">Fine,” Aric agrees.</text:span></text:p>
      <text:p text:style-name="P249">“<text:span text:style-name="T293">Ok,” King Presley states.</text:span></text:p>
      <text:p text:style-name="P249">“<text:span text:style-name="T293">Understood,” the City Lord speaks up and then looks to the group. “I believe that in this situation, the most fair judge would be chance. So, let’s do this. I’m thinking of a number between 1 and 10 in my head. Whoever guesses the closest number wins.</text:span></text:p>
      <text:p text:style-name="P251">Aric, what do you think it is?”</text:p>
      <text:p text:style-name="P251">“<text:span text:style-name="T294">The number you guessed is inclusive of 1 and 10, correct? It could be 1 or 10?”</text:span></text:p>
      <text:p text:style-name="P251">“<text:span text:style-name="T294">Yes,” the lord clarifies.</text:span></text:p>
      <text:p text:style-name="P251">“<text:span text:style-name="T294">Got it. Then, I’m guessing 7,” he states immediately.</text:span></text:p>
      <text:p text:style-name="P251">“<text:span text:style-name="T294">An interesting choice,” the lord responds. “King Presley?”</text:span></text:p>
      <text:p text:style-name="P251">“<text:span text:style-name="T294">Since he wants to take the popular choice, I guess 1,” King Presley replies.</text:span></text:p>
      <text:p text:style-name="P251">“<text:span text:style-name="T294">And last, but not least, Maxwell?” </text:span><text:span text:style-name="T295">the lord asks.</text:span></text:p>
      <text:p text:style-name="P251">“<text:span text:style-name="T295">8,” he states simply.</text:span></text:p>
      <text:p text:style-name="P251">“<text:span text:style-name="T295">Alright. And, the winner is... Maxwell! The number in my head was 8 and he guessed it exactly,” the lord explains.</text:span></text:p>
      <text:p text:style-name="P251">“<text:span text:style-name="T367">My victory was already assured</text:span><text:span text:style-name="T295">,” Maxwell states </text:span><text:span text:style-name="T367">with a satisfied smile.</text:span></text:p>
      <text:p text:style-name="P251">“<text:span text:style-name="T295">Aric, since you guessed 7, the second closest number, you can go next. Who do you want?” the City Lord asks.</text:span></text:p>
      <text:p text:style-name="P252">“<text:span text:style-name="T296">I’ll take,” he looks around the room for a bit. Though, it’s clearly an act, as his vision snap locks onto Mary and he says, “Mary!”</text:span></text:p>
      <text:p text:style-name="P252">“<text:span text:style-name="T296">Oh. I was hoping to get picked last,” Mary states calmly as she walks over. “I’m surprised that you’d choose me first.”</text:span></text:p>
      <text:p text:style-name="P252"><text:soft-page-break/>“<text:span text:style-name="T296">I was following a friend’s advice,” Aric responds.</text:span></text:p>
      <text:p text:style-name="P254">Understanding the message, Mary walks over to his Aric and the lord prompts Maxwell for <text:span text:style-name="T368">his choice.</text:span></text:p>
      <text:p text:style-name="P251">“<text:span text:style-name="T295">Saxton,” King Presley states without hesitation.</text:span></text:p>
      <text:p text:style-name="P251">“<text:span text:style-name="T295">Good choice,” Saxton states as he approaches King Presley.</text:span></text:p>
      <text:p text:style-name="P251">“<text:span text:style-name="T368">Back to Maxwell. Who do you want?</text:span><text:span text:style-name="T295">” the lord asks.</text:span></text:p>
      <text:p text:style-name="P332">And, with that, they throw out the names of who they want in order.</text:p>
      <text:p text:style-name="P253">“Darnell”</text:p>
      <text:p text:style-name="P253">“Aiden”</text:p>
      <text:p text:style-name="P253">“Niagra”</text:p>
      <text:p text:style-name="P255">“…” “…” “…”</text:p>
      <text:p text:style-name="P253">The three take turns calling out names until all of the players are chosen and their ranks are full. In the end, the teams are:</text:p>
      <text:p text:style-name="P256">Maxwell: Conner, Darnell, Baxter, <text:span text:style-name="T297">Lavant</text:span>, Pluto</text:p>
      <text:p text:style-name="P257">King Presley: <text:span text:style-name="T297">Saxton, Aiden, Trinity, </text:span>Noire<text:span text:style-name="T297">, Savos</text:span></text:p>
      <text:p text:style-name="P258">Aric: Mary, Niagra, Gondor, Anabar, <text:span text:style-name="T297">Eswar</text:span></text:p>
      <text:p text:style-name="P331">Once the choices are made, the players look around and comment on the situation.</text:p>
      <text:p text:style-name="P258">“<text:span text:style-name="T365">Damnit!” Pluto grunts. “I don’t know what to be more mad at. The fact that we’re last pick. Or, the fact that we’ve been split up.”</text:span></text:p>
      <text:p text:style-name="P258">“<text:span text:style-name="T365">Hey,” Savos says toward Maxwell and King Presley, “I know that we’re just tools to you guys and you don’t care about us. But, could you maybe show a shred of consideration? How can you split me up from my buddy?”</text:span></text:p>
      <text:p text:style-name="P259">“<text:span text:style-name="T365">Hey, hey, it’s nothing personal,” King Presley says with an understanding tone. However, those that know him can feel a trace of demeaning presence within his words.</text:span></text:p>
      <text:p text:style-name="P331">“We know that you’ll be strong in the future. However, for this competition, your builds aren’t exactly the best.</text:p>
      <text:p text:style-name="P331">And, that’s ok. Maxwell, would you be willing to swap Lavant for Savos?”</text:p>
      <text:p text:style-name="P259">“<text:span text:style-name="T365">Absolutely not,” Maxwell responds stoically. “Give me Noire for Pluto.”</text:span></text:p>
      <text:p text:style-name="P259">“<text:span text:style-name="T366">Then, it seems we have a disagreement,” King Presley says helplessly with a smile.</text:span></text:p>
      <text:p text:style-name="P259">“<text:span text:style-name="T367">Then </text:span><text:span text:style-name="T366">that means its my turn to step in,” the </text:span><text:span text:style-name="T367">lord walks over. “</text:span><text:span text:style-name="T369">And, fortunately, this is a very easy </text:span><text:soft-page-break/><text:span text:style-name="T369">decision. Maxwell, you had first pick, so it only makes sense to give King Presley fourth pick. Are there any disagreements?”</text:span></text:p>
      <text:p text:style-name="P259">“<text:span text:style-name="T369">If the city lord says so, then it can’t be helped,” Maxwell agrees easily.</text:span></text:p>
      <text:p text:style-name="P260">“<text:span text:style-name="T369">Great! Then, all of the choices have been made,” the lord comments. “Since that’s the case, let’s discuss the nature of the competition.</text:span></text:p>
      <text:p text:style-name="P260"><text:span text:style-name="T369">W</text:span><text:span text:style-name="T298">e’ll set the duration of the contest for until </text:span><text:span text:style-name="T329">nightfall</text:span><text:span text:style-name="T298">. The group with the most kills wins. Collect both ears from each demon that you kill and that will serve as indisputable proof of each kill. Are these terms fine?”</text:span></text:p>
      <text:p text:style-name="P261">“<text:span text:style-name="T371">Your terms are fine</text:span><text:span text:style-name="T370">,” Trinity speaks up. “</text:span><text:span text:style-name="T371">But, I don’t know how to feel about this entire arrangement.”</text:span></text:p>
      <text:p text:style-name="P261"><text:span text:style-name="T370">“</text:span><text:span text:style-name="T371">Meaning?” the city lord asks for clarification.</text:span></text:p>
      <text:p text:style-name="P261"><text:span text:style-name="T370">“</text:span><text:span text:style-name="T371">It’s simple. What’s in it for us?” Trinity asks. “I mean, I get why Maxwell, King Presley and Aric care about this competition. But, why should I? What do I get out of it?”</text:span></text:p>
      <text:p text:style-name="P333">Maxwell and Aric remain completely silent and aloof with an obvious lack of intention to respond.</text:p>
      <text:p text:style-name="P333">Trinity is not on their team. So, what do they care if he goes AWOL?</text:p>
      <text:p text:style-name="P333">King Presley picks up on this and smiles bitterly as he states, “That’s a silly question, no? This is a chance to kill demons with a team and gain experience. If you want levels, then participating is the obvious choice.”</text:p>
      <text:p text:style-name="P335">“<text:span text:style-name="T374">That’s thinking too small my man,” Trinity disagrees while pointing a gun-shaped hand at his forehead. “</text:span>I can go kill demons solo. <text:span text:style-name="T374">Or form my own small group. Getting experience is not a problem.</text:span></text:p>
      <text:p text:style-name="P336">What I want to know is why I should stick my neck out to support somebody whom up to a few seconds ago was practically a stranger?</text:p>
      <text:p text:style-name="P336">And, that’s not my only issue. We already saw one player act up. What’s to stop somebody else from doing the same? Chaotic personalities aside, there’s a guy with Guild Master V here,” he says while sending a glance over toward Aric. “Who is to say that I or somebody else hasn’t already joined his guild and intends to sabotage?”</text:p>
      <text:p text:style-name="P336">“Alright, I get it,” King Presley states clearly. “For you, this is a matter of incentive.”</text:p>
      <text:p text:style-name="P336">“Bingo!”</text:p>
      <text:p text:style-name="P335">“<text:span text:style-name="T372">Then, what do you want?” King Presley asks. “Money? Favor? Influence? I doubt </text:span><text:span text:style-name="T374">I have anything of value to offer you other than my favor… which, you don’t strike me as the type to care much for.”</text:span></text:p>
      <text:p text:style-name="P334">“<text:span text:style-name="T373">Oh no. You’re wrong,” Trinity disagrees. “I’d love to be on your good side. In fact, that’s actually what I’m aiming for.</text:span></text:p>
      <text:p text:style-name="P334"><text:soft-page-break/><text:span text:style-name="T373">But, I’m a bit of a businessman, so I like to make things clear.”</text:span></text:p>
      <text:p text:style-name="P334">“<text:span text:style-name="T373">Then </text:span><text:span text:style-name="T374">speak clearly</text:span><text:span text:style-name="T373">,” King Presley states.</text:span></text:p>
      <text:p text:style-name="P334">“<text:span text:style-name="T373">If I participate in this little game of yours, then you will owe me </text:span><text:span text:style-name="T374">one favor in the future. </text:span><text:span text:style-name="T373">Not a bad deal </text:span><text:span text:style-name="T374">for the opportunity to lead 19 players</text:span><text:span text:style-name="T373">, right?”</text:span></text:p>
      <text:p text:style-name="P335">“<text:span text:style-name="T374">I’m not opposed to the idea of owing a favor. However, like you, I like to make things clear because you’re asking for a lot.</text:span></text:p>
      <text:p text:style-name="P336">What kind of favor? There could be other players nearby besides our group, so I would suggest not asking for too much. And, the same goes for the rest of you, since I’m sure you’ll want a favor as well.</text:p>
      <text:p text:style-name="P336">Also, I’m not about to give a favor out unconditionally.”</text:p>
      <text:p text:style-name="P335">“<text:span text:style-name="T374">Ah, the fair and considerate leader,” Trinity interrupts with a smile and raising his arms broadly outwards. “You raise valid points.</text:span></text:p>
      <text:p text:style-name="P336">I won’t speak for others, but my future favor would be entail nothing too much more extreme than what you’re asking us to do now.</text:p>
      <text:p text:style-name="P336">Proportionally speaking anyway.</text:p>
      <text:p text:style-name="P336">As for conditions, I think that whether we get a favor or not based on whether you win or lose is a fair enough condition. <text:span text:style-name="T375">Good enough?”</text:span></text:p>
      <text:p text:style-name="P336">“<text:span text:style-name="T375">Fine.” King Presley states as he looks at the other members of his team.</text:span></text:p>
      <text:p text:style-name="P337">After Trinity’s conversation, several members look to their leaders in anticipation, so all three wind up settling deals with their members regarding favors in the future.</text:p>
      <text:p text:style-name="P337">“I’m happy that we could all come to a happy agreement,” the city lord nods in approval. “If there is nothing else, then follow me. <text:span text:style-name="T298">Your equipment and rides have been prepared at the stables. I’ve taken into consideration all of your requests, so you should be quite pleased with the setup!”</text:span></text:p>
      <text:p text:style-name="P262">With that said, the group follows the lord to the stables that are adjacent to the castle and find a carriage with its back opened up to reveal plenty of loot that spills even into crates along the ground. There is a ton of supplies available, which is perfect, as there are 19 players here that require items.</text:p>
      <text:p text:style-name="P262">“Our empire’s royalty is aware of the current situation and intends to send additional aid to our city over the coming days. But, for now, I hope that these offerings will be enough to meet your needs.”</text:p>
      <text:p text:style-name="P262">“Excellent, I can start with my preferred weapon,” Maxwell states as he walks over to a spear and picks it up.</text:p>
      <text:p text:style-name="P262">With his huge body further enhanced by the spear, it truly looks like he could stab a man from over 10 feet away.</text:p>
      <text:p text:style-name="P262">‘What a joke,’ some people think in disbelief.</text:p>
      <text:p text:style-name="P262"><text:soft-page-break/>Some are even starting to believe that his words about others wishing to follow him from earlier.</text:p>
      <text:p text:style-name="P262">“I had four carriages prepared in case you decided to split into groups of five,” the lord explains. “But, since you are all moving in three groups, only three carriages will be needed. I’ll have servants move items around to where you need them. Simply give the word.”</text:p>
      <text:p text:style-name="P263">All of the adventuring essentials like blankets, ropes, dry rations, water, bandages and more are here. Plus, there are the preferred armor pieces and weapon sets that everybody desires too.</text:p>
      <text:p text:style-name="P263">The players change outdoors while Mary, as the only woman, goes into a small private room inside to change.</text:p>
      <text:p text:style-name="P263">There are maids and butlers that assist with gathering luggage, rags, personal supplies and anything that the adventurer's might need as their group is fully supplied with everything necessary to adventure in the wilds for at least a few days without restocking.</text:p>
      <text:p text:style-name="P263">"I suppose this will do," Mary overhears as she steps back into the stable area.</text:p>
      <text:p text:style-name="P263"><text:span text:style-name="T299">She notes Maxwell carefully inspecting his long spear and</text:span> carefully executing test thrusts.</text:p>
      <text:p text:style-name="P263">He's not alone either. Everybody here is carefully inspecting the fitting of their armor and the properties of their weapons.</text:p>
      <text:p text:style-name="P263">Bowstrings are stretched. Arrows are pressed along the ends. Swords, axes and hammers have their balance tested. Armor is tapped against.</text:p>
      <text:p text:style-name="P263">These are the items that will determine life or death and success or fail<text:span text:style-name="T299">ure</text:span>. Checking every little detail is a must for survival. <text:span text:style-name="T299">So, nobody slacks off when it comes to ensuring that their gear works as expected.</text:span></text:p>
      <text:p text:style-name="P263">The only people who appear slightly sad, however, are the Mages. There is a clear lack of magical supplies. And, the only thing that they appear to have been given are <text:span text:style-name="T299">cloth items made of likely expensive, yet not very useful, materials.</text:span></text:p>
      <text:p text:style-name="P263">'Looks like we'll need to procure all of our magic gear ourselves,' Mary thinks as she goes over her own supplies again.</text:p>
      <text:p text:style-name="P263">Her preferred gear is tight black clothing with leather padding to protect her joints and chest and leather gloves with the finger tips cut off. She wields a belt with a sword in a holster and carries a short shield made from wood with banded steel reinforcements strapped to her left wrist.</text:p>
      <text:p text:style-name="P264">She presses against her armor and executes a few practice swings to make sure that even her own items and experience are coordinated as expected. Then, she heads over to Aric, where her group stands in a circle chatting and preparing in anticipation of what is to come.</text:p>
      <text:p text:style-name="P265">Eventually, everybody finishes up the final checks on their gears and supplies and direct their attention to the lord whom picks up on everybody’s intentions and speaks out, “Since everybody is ready, let’s get this competition underway.</text:p>
      <text:p text:style-name="P265"><text:soft-page-break/><text:span text:style-name="T306">I’ve brought you all a few extra men too for added protection. They won’t participate in the competition. They’ll only be around to assist in emergencies.</text:span>”</text:p>
      <text:p text:style-name="P275">This is when six guards step out and join up with the players in groups of two.</text:p>
      <text:p text:style-name="P275">After a few brief greetings, the carriages are fully loaded up with both players and supplies and then sets out on a path to leave the city.</text:p>
      <text:p text:style-name="P266">***</text:p>
      <text:p text:style-name="P269">Once the carriages leave out of the city, each leader must direct the driver to where to go. However, <text:span text:style-name="T304">all three players chose to go toward the spire, </text:span>so th<text:span text:style-name="T304">e carriages wind up traveling on a road together.</text:span></text:p>
      <text:p text:style-name="P270">The carriage ride brings about another opportunity to chat, <text:span text:style-name="T305">so Aric asks, “Alright everybody. Time for a quick strategy meeting.</text:span></text:p>
      <text:p text:style-name="P281">Let’s start with brief introductions about what you can do. <text:span text:style-name="T307">Then, we will discuss roles and then finally come up with a strategy to combat the spires.</text:span></text:p>
      <text:p text:style-name="P276">I’ll go in pick order, so Mary, please go first.”</text:p>
      <text:p text:style-name="P276">“Alright, sure.</text:p>
      <text:p text:style-name="P276">I’m a front-liner fighter with perks to support that. <text:span text:style-name="T308">I don’t tank or support or do anything like that. I focus exclusively on killing enemies solo.</text:span> I prefer to keep my perks private.”</text:p>
      <text:p text:style-name="P276">“Private?” Anabar immediately complains.</text:p>
      <text:p text:style-name="P276">Though, as he searches the expressions of others in the carriage, he is surprised to find himself as the only person expressing any emotion at all.</text:p>
      <text:p text:style-name="P277">Sensing this, Aric explains, “Yeah, there was a bit of a rule during the beta that players who choose to front-line are allowed to keep their perks private. <text:span text:style-name="T308">The idea is that a person who chooses to front-line is going to be surrounded by danger and risking their lives. And, of all players, they are the most vulnerable to being backstabbed by others. So, as a courtesy, they can keep their perks private.”</text:span></text:p>
      <text:p text:style-name="P277">“<text:span text:style-name="T309">Hmm, well, I guess that makes sense then,” Anabar responds. “You knew this too Eswar? Or, let me guess, you figured as much?”</text:span></text:p>
      <text:p text:style-name="P277">“<text:span text:style-name="T309">No,” Eswar responds with a relaxed response. “I just prefer to remain calm and not react.”</text:span></text:p>
      <text:p text:style-name="P277">“<text:span text:style-name="T309">Makes sense coming from you,” Anabar responds.</text:span></text:p>
      <text:p text:style-name="P277">“<text:span text:style-name="T309">Niagra, could you tell the others what you can do?” Aric states.</text:span></text:p>
      <text:p text:style-name="P277">“<text:span text:style-name="T309">Yes,” Niagra responds seriously. “I’m a Mage that can use light and dark magics. I can heal others, </text:span><text:span text:style-name="T312">summon undead and cast curses</text:span><text:span text:style-name="T309">. I’ll be in the back assisting you all with my spells.”</text:span></text:p>
      <text:p text:style-name="P277">“<text:span text:style-name="T309">Gondor?” Aric continues.</text:span></text:p>
      <text:p text:style-name="P277">“<text:span text:style-name="T309">Versatile fighter. I can do a bit of offense and defense. Given that we have Mary, I figure I’ll be </text:span><text:soft-page-break/><text:span text:style-name="T309">guarding the </text:span><text:span text:style-name="T311">midline. My notable perks are Warrior </text:span><text:span text:style-name="T313">I</text:span><text:span text:style-name="T311">, Heavy Strike </text:span><text:span text:style-name="T312">and Blink Strike.”</text:span></text:p>
      <text:p text:style-name="P277">“<text:span text:style-name="T312">Oh neat. Another blink strike user. That’ll be very helpful,” Aric comments and then asks, “Anabar?”</text:span></text:p>
      <text:p text:style-name="P278">“<text:span text:style-name="T317">Maximally</text:span><text:span text:style-name="T310"> invested Bard,” Anabar responds.</text:span></text:p>
      <text:p text:style-name="P279"><text:span text:style-name="T310">At his waist shifted to the side are a pair of hand drums that he gestures at while explaining, “I </text:span><text:span text:style-name="T315">play the War Drums to apply buffs as needed. Each song is unique and has different conditions and benefits. But, their power levels are all quite good.</text:span><text:span text:style-name="T310">”</text:span></text:p>
      <text:p text:style-name="P280">“<text:span text:style-name="T310">What songs can you use? </text:span><text:span text:style-name="T315">And, what are the numbers looking like?</text:span></text:p>
      <text:p text:style-name="P280"><text:span text:style-name="T315">Sorry to pry, but your </text:span><text:span text:style-name="T317">songs</text:span><text:span text:style-name="T315"> will likely be a major contributor to the upcoming fights </text:span><text:span text:style-name="T317">if you did a max invest</text:span><text:span text:style-name="T315">,</text:span><text:span text:style-name="T310">” Aric asks.</text:span></text:p>
      <text:p text:style-name="P282">“<text:span text:style-name="T313">Not a problem,” Anabar responds. “In the beta, I died off quick because teammates didn’t share information. So, I am hoping that we can be open about our abilities.”</text:span></text:p>
      <text:p text:style-name="P283">He doesn’t look at Mary, but everybody can feel the tinge of shade in his words.</text:p>
      <text:p text:style-name="P284">“<text:span text:style-name="T315">I</text:span><text:span text:style-name="T310"> have Bard </text:span>Class Specialization<text:span text:style-name="T310"> </text:span><text:span text:style-name="T318">V</text:span><text:span text:style-name="T310"> </text:span><text:span text:style-name="T314">and choose to invest my perk power into the default song progression, so I have two songs that are </text:span><text:span text:style-name="T318">five</text:span><text:span text:style-name="T314"> times stronger than normal.</text:span></text:p>
      <text:p text:style-name="P288">Also, my two songs have the same power scaling, which is 1% more power per level and bard perk, putting them at +<text:span text:style-name="T319">25</text:span>% right now with an additional <text:span text:style-name="T319">5%</text:span> power to be gained every level.</text:p>
      <text:p text:style-name="P287">The first is called <text:span text:style-name="T315">Heartbeat of </text:span>the Victorious<text:span text:style-name="T315"> Champions and it grants a </text:span><text:span text:style-name="T318">25</text:span><text:span text:style-name="T315">% </text:span>bonus to all stats when played before a major conflict. The stats fades off over the first few minutes. But, heh, as you can imagine, it’s a pretty powerful effect.”</text:p>
      <text:p text:style-name="P285">“<text:span text:style-name="T318">25</text:span><text:span text:style-name="T314">%!” Gondor says aloud. “Jesus </text:span><text:span text:style-name="T318">Christ</text:span><text:span text:style-name="T314">. That’s incredible.”</text:span></text:p>
      <text:p text:style-name="P286">“<text:span text:style-name="T318">Right? I get why people would avoid the Bard class since it’s a pure support class. But, its benefits are too hard to ignore.”</text:span></text:p>
      <text:p text:style-name="P288">“You’ll definitely be highly desired within any group,” Aric states seriously. “I hope you will consider joining Winner’s Lounge. Such power would be super useful. And, we have a Reviver!”</text:p>
      <text:p text:style-name="P286">“<text:span text:style-name="T318">That’s Niagra right?” Anabar asks.</text:span></text:p>
      <text:p text:style-name="P286">“<text:span text:style-name="T318">Yes,” Aric confirms.</text:span></text:p>
      <text:p text:style-name="P286">“<text:span text:style-name="T318">Interesting. I’ll keep it in mind. But, I need a group with strong fighters to buff before I make any firm commitments. No offense.”</text:span></text:p>
      <text:p text:style-name="P286">“<text:span text:style-name="T320">None taken.”</text:span></text:p>
      <text:p text:style-name="P289">Aric then turns to Eswar and asks, “Last, but not least, Eswar. <text:span text:style-name="T321">I hope there are no hard feelings about you being last pick. I’ve heard a little about you and know you don’t really have the most </text:span><text:soft-page-break/><text:span text:style-name="T321">powerful perks.”</text:span></text:p>
      <text:p text:style-name="P289">“<text:span text:style-name="T321">It’s fine,” Eswar says. “I didn’t really know what I was getting myself into. I came to play and chill and enjoy the game. I didn’t expect there to be so many competitive types.”</text:span></text:p>
      <text:p text:style-name="P289">“<text:span text:style-name="T321">What are your perks?” Aric asks.</text:span></text:p>
      <text:p text:style-name="P290">“<text:span text:style-name="T322">I have Personal Home Domain, Defensive Domain, Multiple Domain Network, Create </text:span><text:span text:style-name="T323">Home</text:span><text:span text:style-name="T322"> Objects and </text:span><text:span text:style-name="T323">Fast Travel</text:span><text:span text:style-name="T322">.</text:span><text:span text:style-name="T321">”</text:span></text:p>
      <text:p text:style-name="P291">“<text:span text:style-name="T323">Hmm,” Aric seriously contemplates. “Your perks aren’t necessarily bad. They just aren’t </text:span><text:span text:style-name="T324">well suited for what most people are trying to achieve.</text:span></text:p>
      <text:p text:style-name="P292">In general, perks like yours will only ever cause you to be a floater, never finding a permanent role in any group’s 100 slots, but easily able to aid different groups with ease.</text:p>
      <text:p text:style-name="P292">It’s possible to flip your perks into something interesting with enough drive and talent. However, given that you have said that you intend to play in chill mode, my recommendation would be to try to join a group early on.”</text:p>
      <text:p text:style-name="P292">“If I joined Winner’s Lounge, could I get a winning placement?” Eswar asks.</text:p>
      <text:p text:style-name="P292">“I can’t guarantee that,” Aric responds with a shake of his head left and right. “And, I wouldn’t want to guarantee it to you either.</text:p>
      <text:p text:style-name="P292">If I were to guarantee you a slot, then it would put a target on your head that others might exploit in the future. With your lack of combat abilities, it would be hard for you to defend yourself.”</text:p>
      <text:p text:style-name="P292">“I have my domains though,” Eswar comments. </text:p>
      <text:p text:style-name="P292">“Domains aren’t invulnerable. And, you have to leave domains to level anyway, so there will come a time when you are vulnerable.”</text:p>
      <text:p text:style-name="P292">“This all assumes that your guild has a chance of winning though,” Eswar adds. “But, it’s fine. No promises. No commitments. That’s my style too, so I don’t mind.”</text:p>
      <text:p text:style-name="P292">“Fair play,” Aric replies.</text:p>
      <text:p text:style-name="P292">He then speaks broadly, “Alright, so for combat, let’s discuss strategies. I know that we all have different backgrounds, so let’s go through a few scenarios to see what you would do in tough situations.</text:p>
      <text:p text:style-name="P293">Let’s say that we’re ambushed as we approach the spire before we can get into formation. <text:span text:style-name="T325">What should we do first…,” he looks around slowly, “Mary.”</text:span></text:p>
      <text:p text:style-name="P293">“<text:span text:style-name="T325">Prioritize the formation of a defensive circle,” Mary responds. “Niagra, Anabar, Eswar and you should stand in the center while Gondor and I stand on opposite sides and fight.</text:span></text:p>
      <text:p text:style-name="P294">Niagra should summon an undead urgently and Anabar should begin his <text:span text:style-name="T315">Heartbeat of </text:span><text:span text:style-name="T316">the Victorious</text:span><text:span text:style-name="T315"> Champions.</text:span></text:p>
      <text:p text:style-name="P294"><text:soft-page-break/>Depending on the severity of the situation, Eswar could use his Defensive Domain and Personal Home Domain perks. However, I know that there could be a bit of a conflict there. Those perks have a long duration. So, even though you’d benefit Aric, I’m not sure if that’d be enough to sway Eswar to use his perks.”</text:p>
      <text:p text:style-name="P294">“I wouldn’t be able to even if I wanted,” Eswar rejects the idea flat out. “My home domain is at the castle. Sorry!”</text:p>
      <text:p text:style-name="P294">“In that case,” Mary continues, “It would be a matter of how well Gondor and I can hold off the enemies. If things get too bad, the guards could step in. Though, I know you’d hate a forfeit.”</text:p>
      <text:p text:style-name="P295">“Very good answer,” Aric nods approvingly. “Though, I do want to say, I would definitely prefer the guards to step in before anybody gets seriously hurt. I want to win. But, I’m not going to sacrifice anybody for that goal.</text:p>
      <text:p text:style-name="P295"><text:span text:style-name="T326">Now, onto the next scenario. Gondor, your equipment has disintegrated and you’re left alone in the woods. A swarm of demons is coming at you. What do you do?</text:span>”</text:p>
      <text:p text:style-name="P294">“<text:span text:style-name="T326">Easy question. I would--,” Gondor begins.</text:span></text:p>
      <text:p text:style-name="P296">In this way, the group begins a long discussion regarding many scenarios and combat tactics as their group heads toward the spire.</text:p>
      <text:p text:style-name="P296">***</text:p>
      <text:p text:style-name="P297">The spire is nearly 10 miles away <text:span text:style-name="T328">from the city</text:span>, so the trip to them is not short at all. Even with this world’s horses being quite a bit more capable than horses in the real world, the trip <text:span text:style-name="T328">is expected to take an hour and a half from the city’s center. </text:span>And, this <text:span text:style-name="T328">is to reach a location that is not directly nearby the spire’s barrier. </text:span>Due to the dangers associated with being directly near it, they <text:span text:style-name="T328">intend to park at at a position south-west of it nearly a mile away.</text:span></text:p>
      <text:p text:style-name="P302">As the carriage exits the city and buildings transition to a wall and then grass, Mary gets her first view of the world outside the city up close.</text:p>
      <text:p text:style-name="P301">There is a large plain with forests and mountains in the backdrop. And, in each of this region she sees large buildings, ruins, towers and unique environmental features like out-of-place hills, an oasis and more.</text:p>
      <text:p text:style-name="P301">There are all kinds of real and fantasy creatures accompanying this landscape too. Mice scurry through the grass, deer graze and insect swarms buzz about. There are also giant rats, giant insects, predator birds, aggressive plants and various other dangers about too. And, of course, there <text:span text:style-name="T328">are the demons wandering around both solo and in packs.</text:span></text:p>
      <text:p text:style-name="P301">Fortunately, the overall danger level of this area appears to be quite low and suitably balanced to be deemed a starter zone. The only thing that is eerie is the tan glow covering everything due to the time of day being relatively early in the morning and the suspected supernatural force at play.</text:p>
      <text:p text:style-name="P301"><text:soft-page-break/>There are no other humans as far she can tell, so they likely all returned back to the city after the sky demons appeared... or died... or are in hiding.</text:p>
      <text:p text:style-name="P301">‘<text:span text:style-name="T327">This area is actually pretty feature dense,’ she notes to herself internally.</text:span></text:p>
      <text:p text:style-name="P298">The city is in a location that is particularly absent of any special regions for miles in every direction; a likely very intentional choice made to ensure the safety of the city. Thus, now that she is far away, she can see many interesting features all around her.</text:p>
      <text:p text:style-name="P298">But, among all of the features here, none are quite as massive as the spire. Though, this estimation is made solely from memory now as it is no longer possible to physically see it. The barrier surrounding the spire has changed from transparent and rainbow-colored to an opaque and cloudy pinkish-purple color. Thus, seeing within is impossible.</text:p>
      <text:p text:style-name="P299"><text:span text:style-name="T328">Aric takes a break from the strategy meeting to say </text:span>“<text:span text:style-name="T328">The roads appear to be fairly clear. Thank god.”</text:span></text:p>
      <text:p text:style-name="P299">“<text:span text:style-name="T328">The city guard has patrolled the roads for years, so monsters tend to avoid them,” one of the guards states.</text:span></text:p>
      <text:p text:style-name="P302">The other then follows up, “And, the demons are not numerous enough to occupy the empty spots.”</text:p>
      <text:p text:style-name="P300"><text:span text:style-name="T330">Aric comments, </text:span>“<text:span text:style-name="T329">Still, we might have a fight or two </text:span><text:span text:style-name="T330">come up. It wouldn’t be ideal to fight here. But, if we have no choice, then we have no choice.”</text:span></text:p>
      <text:p text:style-name="P303">With that said, the group nods in understanding as they observe their surroundings in awe for a time, before Aric returns the conversation back to strategy discussions.</text:p>
      <text:p text:style-name="P303">***</text:p>
      <text:p text:style-name="P303">Nearly two hours pass, a bit more than expected, as their group finally reaches their desired location and stop their cart.</text:p>
      <text:p text:style-name="P303">Fortunately, they had no encounters along their route. So, they were able to reach their destination as intended.</text:p>
      <text:p text:style-name="P304">“<text:span text:style-name="T331">Alright everybody. It’s time to put all of that theory into practice,” Aric states </text:span><text:span text:style-name="T332">as he steps out of the carriage.</text:span></text:p>
      <text:p text:style-name="P305">“You see those demons over there?” he points out. “They’ve noticed us and are wandering over slowly. They’re definitely itching for a fight.”</text:p>
      <text:p text:style-name="P305">The group looks over and finds that, indeed, there demons wandering over to them.</text:p>
      <text:p text:style-name="P305">These creatures are 3 feet tall, skinny and matte black with an odd dark-purple shine depending on the angle you look at them. They have human-like bodies that are perhaps too similarly so due to their naked bodies revealing brightly colored purple-pink genitalia. The only truly distinctive features they have apart from humans are their hands that bear unnaturally large claws, mouths that holds numerous rows of fangs, <text:span text:style-name="T335">tails that jut out for several feat</text:span> and expression<text:span text:style-name="T335">s</text:span> that appear both demonic and alien. It’s obvious from their fierce expressions and <text:span text:style-name="T335">demonic</text:span> appendages what purpose they have for existing: <text:soft-page-break/><text:span text:style-name="T333">violence and breeding.</text:span></text:p>
      <text:p text:style-name="P305">“EEEEEEEEE!!!!” one reveals a shrill scream, sticking a forked purple tongue into the air like some kind of deranged reptilian.</text:p>
      <text:p text:style-name="P306">The others follow after and then charge. A total of 12 or so demons rushes toward their group with unrestrained aggression.</text:p>
      <text:p text:style-name="P306">“Formation,” Aric shouts as he raises one arm forward. “Backline form up in a row. Mary and Gondor to the front. Casters, start casting spells. Warriors, <text:span text:style-name="T334">nock</text:span> your arrows.”</text:p>
      <text:p text:style-name="P306">Everybody obliges and gets into formation while <text:span text:style-name="T334">following Aric’s orders to engage.</text:span></text:p>
      <text:p text:style-name="P307">Of the group, <text:span text:style-name="T333">Mary is the first to complete her actions as she flips her bow off of her back with </text:span>quickness and ease. She nocks an arrow, aims and fires within seconds, before flipping another arrow out of her quiver and doing the same again.</text:p>
      <text:p text:style-name="P307">The first arrow that she fires strikes a demon from over 100 feet away right between the eyes. This sends it stumbling backwards onto the ground as the other demons continue their rush past its corpse.</text:p>
      <text:p text:style-name="P307">As Mary acts, the guards eyes involuntarily raise. They look at the demon, then back to Mary, only to find themselves looking back at a second demon being struck.</text:p>
      <text:p text:style-name="P307">In contrast, none of the other players have managed to release an attack.</text:p>
      <text:p text:style-name="P307">“I’m going solo,” Mary states as she runs out.</text:p>
      <text:p text:style-name="P307">“Wait!” Aric shouts. “We need you to guard the backline!”</text:p>
      <text:p text:style-name="P307">However, Mary ignores him and rushes forward anyway.</text:p>
      <text:p text:style-name="P307">As the distance between the demons and herself closes, the thrill of battle surges in her as a rush.</text:p>
      <text:p text:style-name="P307">However, in equal measure, a sense of calm composes her into a state of perfection.</text:p>
      <text:p text:style-name="P307">This clash of violence and peace reaches an equilibrium and her mind enters a trance of perfect balance. She finds herself in this moment completely combat ready.</text:p>
      <text:p text:style-name="P307">‘Let’s go,’ she thinks.</text:p>
      <text:p text:style-name="P307">The first creature approaches her and raises its arm in preparation for a heavy swing down. However, Mary’s blade slices its arm <text:span text:style-name="T335">mid-way,</text:span> sending the stump flying backwards in the direction that it was moving.</text:p>
      <text:p text:style-name="P308">“<text:span text:style-name="T335">Holy,” Gondor whispers, as everybody watches her in disbelief.</text:span></text:p>
      <text:p text:style-name="P308"><text:span text:style-name="T335">Mary has chosen to take out the center creature first, so she is now flanked by the short humanoids on each side. They seem to realize this and move to encircle her. However, Mary doesn’t pause in the least.</text:span></text:p>
      <text:p text:style-name="P309">Her motions are completely fluid as she moves from one to the next, slicing the arm of the goblin, <text:soft-page-break/>then its head with consecutive horizontal slices.</text:p>
      <text:p text:style-name="P309">Her body then rotates, snapping her arm forward with it, as she charges at another creature and slices down through its entire body diagonally from top-right to bottom-left.</text:p>
      <text:p text:style-name="P309">Her charge doesn’t stop either, as she rotates her wrist to flip her blade and slices from right to left, desecrating the corpse of another demon.</text:p>
      <text:p text:style-name="P309">Her party watches as Mary charges forward to slice through five creatures, then turns around and charges toward the remaining six.</text:p>
      <text:p text:style-name="P309">Everybody watching is in complete disbelief.</text:p>
      <text:p text:style-name="P309">She truly intends to kill them all off!</text:p>
      <text:p text:style-name="P309">The demons are small, frail and stupid. But, it’s clear that they have enough intelligence or instinct to comprehend the situation that they are in.</text:p>
      <text:p text:style-name="P309">Fear! They feel absolute fear and dread as the once confident and prideful creatures’ expressions switch to confusion and panic. They freeze in place as Mary approaches. Like deer stopped before headlights, they are entirely confused and overwhelmed by her presence.</text:p>
      <text:p text:style-name="P309">*SCHWING SCHWING SCHWING*</text:p>
      <text:p text:style-name="P309">Her blade cleaves through them with ease as she reaches the opposite of the demons, their corpses falling behind her one after the other.</text:p>
      <text:p text:style-name="P309">Anabar has a hand on his forehead with a crazed expression while the guards have wide open mouths.</text:p>
      <text:p text:style-name="P309">Even the normally calm Aric looks more out-of-sorts than usual, as he recovers briefly only to emit small laughs.</text:p>
      <text:p text:style-name="P309">Mary flicks her blade clean of blood in one slick move and then sheathes it before turning and returning to her group. The expressions on the faces of the people here aren’t surprising to her. Though, she can’t help but to feel a bit of satisfaction about her display.</text:p>
      <text:p text:style-name="P309">‘Not the hardest fight. But, certainly a good test of my abilities. <text:span text:style-name="T336">It seems that my advantage for this release is definitely all of the knowledge that I gained in the beta.</text:span>’</text:p>
      <text:p text:style-name="P310">As Mary fought, she felt complete confidence in her every action and move. <text:span text:style-name="T336">But, </text:span><text:span text:style-name="T337">this wasn’t due to any arbitrary feelings of bravado. No, she genuinely knew </text:span><text:span text:style-name="T336">what could happen, what would happen and what she should do intuitively.</text:span></text:p>
      <text:p text:style-name="P317">Her abilities were restricted, yes. However, as Alfred advised, her abilities remain at the peak for what they can possible be given any given set of stats.</text:p>
      <text:p text:style-name="P317">The only time when this will not be the case is when her powers return to their former peak. However, she had over a million in every stat back then. How long will it be before anybody comes <text:soft-page-break/>anywhere close to that!?</text:p>
      <text:p text:style-name="P316">“Holy…<text:span text:style-name="T348"> Mary! That was nuts!” Aric states.</text:span></text:p>
      <text:p text:style-name="P316">“<text:span text:style-name="T348">Right!? I told you Mary is a beast!” Niagra says proudly while putting his hands on his waist.</text:span></text:p>
      <text:p text:style-name="P316">“<text:span text:style-name="T348">I am sorry for what I said before! My ignorance! My sexism! Call it what you want!” Gondor semi-jokingly semi-seriously states.</text:span></text:p>
      <text:p text:style-name="P316">“<text:span text:style-name="T348">A bit of swordplay and you guys are all over her…,” Anabar comments. “But, I have to admit, that was pretty impressive.”</text:span></text:p>
      <text:p text:style-name="P316">“<text:span text:style-name="T349">Alright guys, enough flattery. </text:span><text:span text:style-name="T354">Check your status. How much experience did we get?”</text:span></text:p>
      <text:p text:style-name="P318">“Oh right!” Aric says as he looks at his status. “Woah! <text:span text:style-name="T350">36</text:span> exp!? That’s 4 experience per demon!”</text:p>
      <text:p text:style-name="P318">Mary too uses her innate player ‘Status’ power to augment her vision with a virtual game screen.</text:p>
      <text:p text:style-name="P318">On it, she sees her level, stats and perks to the left with a cartoonified representation of her current in-game character to the right.</text:p>
      <text:p text:style-name="P318">‘Let’s see,’ Mary thinks. ‘Level 1. <text:span text:style-name="T350">36</text:span>/1000 experience. Perks are all looking the same as before. Great.’</text:p>
      <text:p text:style-name="P318">She mentally interacts with the ‘Experience’ element on the display specifically and a window pops up stating her recent sources of experience.</text:p>
      <text:p text:style-name="P318">‘<text:span text:style-name="T350">4. 4. 4. 4.</text:span> Yeah. Not bad. <text:span text:style-name="T351">Such weak creatures </text:span>give decent experience <text:span text:style-name="T351">now</text:span>.’</text:p>
      <text:p text:style-name="P319">In the beta, demons of this level would only give 1 experience at most. It was a slog to gain 1,000 experience and reach even level 2. So, seeing 4 experience being granted per kill is fairly surprising for her.</text:p>
      <text:p text:style-name="P319">“Also looks like experience sharing is <text:span text:style-name="T356">still </text:span>working as intended too,” Anabar comments. “I got 36 experience too.”</text:p>
      <text:p text:style-name="P320">In order to encourage <text:span text:style-name="T352">the support character playstyle, the developers </text:span>made experience sharing mechanics very lenient <text:span text:style-name="T352">both in this game</text:span>. As long <text:span text:style-name="T352">as a person is deemed worthy of gaining experience from a kill by The Judge, whether by contribution, </text:span><text:span text:style-name="T357">proximity to the kill</text:span><text:span text:style-name="T352"> or association with the killer, said person will gain experience </text:span><text:span text:style-name="T357">from a kill</text:span><text:span text:style-name="T352">.</text:span></text:p>
      <text:p text:style-name="P321">“<text:span text:style-name="T352">This is good,” Aric says with a smile. “With this kind of experience, we could reach level 2 in only a day! Hitting the tens and twenties in weeks might not be </text:span><text:span text:style-name="T353">unreasonable. </text:span><text:span text:style-name="T357">That’s way faster than before!</text:span><text:span text:style-name="T353">”</text:span></text:p>
      <text:p text:style-name="P321">“<text:span text:style-name="T354">Well, with enough demons, </text:span><text:span text:style-name="T355">yes. But, at this rate, it doesn’t look like that is going to happen,” Gondor states.</text:span></text:p>
      <text:p text:style-name="P321">“<text:span text:style-name="T355">Indeed. It seems that the spire is not producing very many monsters to fight?” Aric states while looking to a guard. “</text:span><text:span text:style-name="T357">The Count made it seem like there would be a lot </text:span><text:span text:style-name="T361">more</text:span><text:span text:style-name="T357">? Do you </text:span><text:span text:style-name="T361">two</text:span><text:span text:style-name="T357"> know what’s </text:span><text:soft-page-break/><text:span text:style-name="T357">up?”</text:span></text:p>
      <text:p text:style-name="P322">The two guards that were brought along with them are Damien and <text:span text:style-name="T358">Jared. They have been almost completely silent up until now, with the only conversation with them being a brief introduction back at the stables.</text:span></text:p>
      <text:p text:style-name="P323">Damien answers, “Sorry, but we can’t give any advice that could influence the competition.”</text:p>
      <text:p text:style-name="P323">“Fine,” Aric responds.</text:p>
      <text:p text:style-name="P323">“I think we can answer that question ourselves,” Mary starts. “The spire is several miles wide, so <text:span text:style-name="T359">there is a tremendous amount of area for possible spawns. Also, we have to consider the fact that prior spawns have already roamed around and scattered and could have even been or been killed off by wildlife.</text:span></text:p>
      <text:p text:style-name="P324">I think that if we <text:span text:style-name="T362">intend to win, then should </text:span>reconsider our strategy.”</text:p>
      <text:p text:style-name="P325">“That makes sense,” Aric agrees. “We should probably switch to a strategy of roaming around the spire rather than sticking in one spot. This would improve our <text:span text:style-name="T360">odds of finding creatures since we’d have a chance of spotting </text:span><text:span text:style-name="T361">newly emerged creatures.</text:span></text:p>
      <text:p text:style-name="P326"><text:span text:style-name="T361">For instance,” he says while pointing far away. “There are some over there </text:span><text:span text:style-name="T363">that may have been newly spawned and are roaming.”</text:span></text:p>
      <text:p text:style-name="P327">Gondor adds, “Great! Then, we know what we have to do.</text:p>
      <text:p text:style-name="P327">This is a race.</text:p>
      <text:p text:style-name="P326"><text:span text:style-name="T361">Visibility is really good </text:span><text:span text:style-name="T363">and we can see for miles in every direction. The team that spots and kills the most demons will be the winner.”</text:span></text:p>
      <text:p text:style-name="P327">Aric nods. “<text:span text:style-name="T364">That sounds good. Let’s hurry up and loot the ears from these demons and put them on the carriage.</text:span></text:p>
      <text:p text:style-name="P328">Gondor, I’m assigning you on wagon duty. I want you to pull the wagon while we hunt.”</text:p>
      <text:p text:style-name="P328">“Roger,” <text:span text:style-name="T370">Gondor</text:span> responds.</text:p>
      <text:p text:style-name="P328">“<text:span text:style-name="T376">Wait, before we go, I have something to say,” Mary interrupts.</text:span></text:p>
      <text:p text:style-name="P328">“<text:span text:style-name="T375">What’s up?” Aric asks, </text:span><text:span text:style-name="T376">the group pausing to listen.</text:span></text:p>
      <text:p text:style-name="P329">“<text:span text:style-name="T375">It’s about this competition,” she </text:span><text:span text:style-name="T376">continues. “I think that it is good for us to have thought one step ahead. However, if we think a few more steps ahead, then we could probably improve our strategy even further.”</text:span></text:p>
      <text:p text:style-name="P329">“<text:span text:style-name="T376">Alright, I’m interested. Go on,” Aric requests.</text:span></text:p>
      <text:p text:style-name="P329">“<text:span text:style-name="T376">If we think a bit more about the ideal way to win this competition, then the best tactic would be to spread all five members of our team around the barrier to give them the best chance of fighting </text:span><text:soft-page-break/><text:span text:style-name="T376">emerging demons.</text:span></text:p>
      <text:p text:style-name="P338">I know that we only have two dedicated fighters, so we can’t split all of our members like the other teams. But, we could at least split up our team into two.</text:p>
      <text:p text:style-name="P339">Also, you might hear this and think that we’ll definitely lose then if the other teams split up better than us. But, that would probably only be true if they realize that this is the optimal solution.</text:p>
      <text:p text:style-name="P339"><text:span text:style-name="T377">I’m also a bit worried about if they will realize that the even more optimal strategy is to steal kills from the other teams…</text:span>”</text:p>
      <text:p text:style-name="P340">Her team stands there with a stupefied look on their face.</text:p>
      <text:p text:style-name="P340">First, she demonstrated ridiculous combat potential. And now, she’s demonstrating the intellect and wisdom of a Grand Strategist, thinking many moves ahead.</text:p>
      <text:p text:style-name="P343">Just who is she?</text:p>
      <text:p text:style-name="P340">“These… are <text:span text:style-name="T378">all </text:span>valid points,” Aric states as he brings a finger to his chin. “<text:span text:style-name="T378">I suppose that what we need to know then is two things. Gordon, do you feel comfortable being our primary fighter. And, Mary, do you think that you could make enough of an impact solo to win me the game?”</text:span></text:p>
      <text:p text:style-name="P340">“<text:span text:style-name="T378">I can’t say,” Mary responds with a shake of the head. “However, what I do know is that our current strategy of roaming likely won’t be enough to win.”</text:span></text:p>
      <text:p text:style-name="P340">“<text:span text:style-name="T378">I am fine with being solo. But, it might be dicey trying to defend others,” Gordon expresses concerns.</text:span></text:p>
      <text:p text:style-name="P341">“<text:span text:style-name="T378">Indeed,” Aric comments. “Well, ultimately, we have the guards to protect us if the situation becomes too dangerous. And, if the difference between us using them as a safety net versus not is a chance at victory versus a nearly guaranteed loss, then we should absolutely choose the former.</text:span></text:p>
      <text:p text:style-name="P343">Thus, I’ve made up my mind. Mary, become a renegade and kill demons for our victory. Gordon, you’re on both cart and defender duty.”</text:p>
      <text:p text:style-name="P343">“Ay,” Gordon grunts.</text:p>
      <text:p text:style-name="P343">“Sounds good,” Mary says as she runs over to the carriage and grabs a backpack. “I’ll meet back up with you all here by the carriage later on <text:span text:style-name="T379">at nightfall.</text:span>”</text:p>
      <text:p text:style-name="P343">“<text:span text:style-name="T379">Will you really be fine?” Aric asks.</text:span></text:p>
      <text:p text:style-name="P343">“<text:span text:style-name="T379">I am a bit experienced. There’s no need to worry,” she responds.</text:span></text:p>
      <text:p text:style-name="P343">“<text:span text:style-name="T379">Then, good luck,” Aric says as he raises a fist to his front.</text:span></text:p>
      <text:p text:style-name="P344">Mary accepts the gesture with a fist bump, before she turns and runs in a different direction.</text:p>
      <text:p text:style-name="P344">‘I don’t really care about the favor,’ Mary thinks to herself. ‘But, I’m definitely not going to pass up an opportunity to do a bit of accelerated solo farming.’</text:p>
      <text:p text:style-name="P350"><text:soft-page-break/>As Mary runs, she <text:span text:style-name="T382">experiences a normal level of fatigue. But, she’s a mage too, so she uses </text:span><text:span text:style-name="T381">the #1 problem solving tool in this game world to address the issue: magic.</text:span></text:p>
      <text:p text:style-name="P352">‘<text:span text:style-name="T382">Improved Sprinting</text:span>,’ she thinks <text:span text:style-name="T382">as she channels mana into her body.</text:span></text:p>
      <text:p text:style-name="P353"/>
      <text:p text:style-name="P3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0402in" fo:margin-bottom="0.0402in" style:contextual-spacing="false" fo:line-height="115%" fo:orphans="0" fo:text-indent="0.2in" style:auto-text-indent="false"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6DT1H36M49S</meta:editing-duration>
    <meta:editing-cycles>600</meta:editing-cycles>
    <meta:generator>LibreOffice/7.5.2.2$Windows_X86_64 LibreOffice_project/53bb9681a964705cf672590721dbc85eb4d0c3a2</meta:generator>
    <dc:date>2023-09-01T11:49:39.884000000</dc:date>
    <meta:document-statistic meta:table-count="0" meta:image-count="0" meta:object-count="0" meta:page-count="70" meta:paragraph-count="1149" meta:word-count="28103" meta:character-count="159484" meta:non-whitespace-character-count="132482"/>
  </office:meta>
</office:document-meta>
</file>